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宏观经济数据类Macro主要用于获取gdp、cpi、ppi、银行存贷款利率、存款准备金、货币供应量、银行间同业拆放利率及贷款基础利率等数据</text:p>
      <text:p text:style-name="Standard"/>
      <text:p text:style-name="Standard"/>
      <text:p text:style-name="Standard">[b](1)gdpYear(retry=3, pause=0.001)[/b]</text:p>
      <text:p text:style-name="Standard">该方法用于获取年度国内生产总值数据</text:p>
      <text:p text:style-name="Standard"/>
      <text:p text:style-name="Standard">参数：</text:p>
      <text:p text:style-name="Standard">retry : int, 默认 3</text:p>
      <text:p text:style-name="Standard"><text:s text:c="3"/>如遇网络等问题重复执行的次数 </text:p>
      <text:p text:style-name="Standard">pause : int, 默认 0.001</text:p>
      <text:p text:style-name="Standard"><text:s text:c="3"/>重复请求数据过程中暂停的秒数，防止请求间隔时间太短出现的问题</text:p>
      <text:p text:style-name="Standard"/>
      <text:p text:style-name="Standard">返回值：</text:p>
      <text:p text:style-name="Standard">DataFrame or List: [{'year':, 'gdp':, ...}, ...]</text:p>
      <text:p text:style-name="Standard"><text:s text:c="3"/>year :统计年度</text:p>
      <text:p text:style-name="Standard"><text:s text:c="3"/>gdp :国内生产总值(亿元)</text:p>
      <text:p text:style-name="Standard"><text:s text:c="3"/>pc_gdp :人均国内生产总值(元)</text:p>
      <text:p text:style-name="Standard"><text:s text:c="3"/>gnp :国民生产总值(亿元)</text:p>
      <text:p text:style-name="Standard"><text:s text:c="3"/>pi :第一产业(亿元)</text:p>
      <text:p text:style-name="Standard"><text:s text:c="3"/>si :第二产业(亿元)</text:p>
      <text:p text:style-name="Standard"><text:s text:c="3"/>industry :工业(亿元)</text:p>
      <text:p text:style-name="Standard"><text:s text:c="3"/>cons_industry :建筑业(亿元)</text:p>
      <text:p text:style-name="Standard"><text:s text:c="3"/>ti :第三产业(亿元)</text:p>
      <text:p text:style-name="Standard"><text:s text:c="3"/>trans_industry :交通运输仓储邮电通信业(亿元)</text:p>
      <text:p text:style-name="Standard"><text:s text:c="3"/>lbdy :批发零售贸易及餐饮业(亿元)</text:p>
      <text:p text:style-name="Standard"/>
      <text:p text:style-name="Standard">示例：</text:p>
      <text:p text:style-name="Standard">[i]import gugu as gg[/i]</text:p>
      <text:p text:style-name="Standard">[i]obj = gg.Macro()[/i] <text:s text:c="2"/># 创建宏观经济数据对象</text:p>
      <text:p text:style-name="Standard">[i]data = obj.gdpYear()[/i] <text:s text:c="2"/># 获取年度国内生产总值数据</text:p>
      <text:p text:style-name="Standard">[i]obj.output()[/i] <text:s text:c="2"/># 输出数据</text:p>
      <text:p text:style-name="Standard"/>
      <text:p text:style-name="Standard">输出：</text:p>
      <text:p text:style-name="Standard"><text:s text:c="4"/>year <text:s text:c="7"/>gdp <text:s text:c="3"/>pc_gdp <text:s/>... <text:s text:c="8"/>ti <text:s/>trans_industry <text:s text:c="6"/>lbdy</text:p>
      <text:p text:style-name="Standard">0 <text:s text:c="2"/>2018 <text:s/>900309.00 <text:s/>64644.00 <text:s/>... <text:s/>469575.00 <text:s text:c="7"/>40550.00 <text:s/>100224.00</text:p>
      <text:p text:style-name="Standard">1 <text:s text:c="2"/>2017 <text:s/>820754.00 <text:s/>59660.00 <text:s/>... <text:s/>425912.00 <text:s text:c="7"/>37173.00 <text:s text:c="2"/>92348.00</text:p>
      <text:p text:style-name="Standard">2 <text:s text:c="2"/>2016 <text:s/>743585.50 <text:s/>53935.00 <text:s/>... <text:s/>383365.00 <text:s text:c="7"/>33058.80 <text:s text:c="2"/>84648.80</text:p>
      <text:p text:style-name="Standard">3 <text:s text:c="2"/>2015 <text:s/>689052.10 <text:s/>50251.00 <text:s/>... <text:s/>346149.70 <text:s text:c="7"/>30487.80 <text:s text:c="2"/>78340.40</text:p>
      <text:p text:style-name="Standard">4 <text:s text:c="2"/>2014 <text:s/>643974.00 <text:s/>47203.00 <text:s/>... <text:s/>308058.60 <text:s text:c="7"/>28500.90 <text:s text:c="2"/>73582.00</text:p>
      <text:p text:style-name="Standard">5 <text:s text:c="2"/>2013 <text:s/>588018.80 <text:s/>43852.00 <text:s/>... <text:s/>275887.00 <text:s text:c="7"/>27282.93 <text:s text:c="2"/>66512.40</text:p>
      <text:p text:style-name="Standard">6 <text:s text:c="2"/>2012 <text:s/>534123.00 <text:s/>40007.00 <text:s/>... <text:s/>243030.00 <text:s text:c="7"/>24660.00 <text:s text:c="2"/>60295.21</text:p>
      <text:p text:style-name="Standard">7 <text:s text:c="2"/>2011 <text:s/>484123.50 <text:s/>35197.79 <text:s/>... <text:s/>214579.90 <text:s text:c="7"/>22432.84 <text:s text:c="2"/>52903.35</text:p>
      <text:p text:style-name="Standard">8 <text:s text:c="2"/>2010 <text:s/>401202.00 <text:s/>29992.00 <text:s/>... <text:s/>173087.00 <text:s text:c="7"/>18968.48 <text:s text:c="2"/>43814.55</text:p>
      <text:p text:style-name="Standard">9 <text:s text:c="2"/>2009 <text:s/>340902.80 <text:s/>25608.00 <text:s/>... <text:s/>148038.00 <text:s text:c="7"/>16727.10 <text:s text:c="2"/>36102.70</text:p>
      <text:p text:style-name="Standard">10 <text:s/>2008 <text:s/>314045.40 <text:s/>23708.00 <text:s/>... <text:s/>131340.00 <text:s text:c="7"/>16362.50 <text:s text:c="2"/>32798.40</text:p>
      <text:p text:style-name="Standard">11 <text:s/>2007 <text:s/>265810.30 <text:s/>20169.00 <text:s/>... <text:s/>111351.90 <text:s text:c="7"/>14601.00 <text:s text:c="2"/>26485.90</text:p>
      <text:p text:style-name="Standard">12 <text:s/>2006 <text:s/>216314.43 <text:s/>16499.70 <text:s/>... <text:s text:c="2"/>88554.88 <text:s text:c="7"/>12182.98 <text:s text:c="2"/>21323.31</text:p>
      <text:p text:style-name="Standard">13 <text:s/>2005 <text:s/>184937.37 <text:s/>14185.36 <text:s/>... <text:s text:c="2"/>74919.28 <text:s text:c="7"/>10666.16 <text:s text:c="2"/>18161.89</text:p>
      <text:p text:style-name="Standard">14 <text:s/>2004 <text:s/>159878.34 <text:s/>12335.58 <text:s/>... <text:s text:c="2"/>64561.29 <text:s text:c="8"/>9304.39 <text:s text:c="2"/>16118.65</text:p>
      <text:p text:style-name="Standard">15 <text:s/>2003 <text:s/>135822.76 <text:s/>10541.97 <text:s/>... <text:s text:c="2"/>56004.73 <text:s text:c="8"/>7913.19 <text:s text:c="2"/>14295.53</text:p>
      <text:p text:style-name="Standard">16 <text:s/>2002 <text:s/>120332.69 <text:s text:c="2"/>9398.05 <text:s/>... <text:s text:c="2"/>49898.90 <text:s text:c="8"/>7492.95 <text:s text:c="2"/>12720.10</text:p>
      <text:p text:style-name="Standard">17 <text:s/>2001 <text:s/>109655.17 <text:s text:c="2"/>8621.71 <text:s/>... <text:s text:c="2"/>44361.61 <text:s text:c="8"/>6870.25 <text:s text:c="2"/>11519.54</text:p>
      <text:p text:style-name="Standard"><text:soft-page-break/>18 <text:s/>2000 <text:s text:c="2"/>99214.55 <text:s text:c="2"/>7857.68 <text:s/>... <text:s text:c="2"/>38713.95 <text:s text:c="8"/>6160.95 <text:s text:c="2"/>10304.85</text:p>
      <text:p text:style-name="Standard">19 <text:s/>1999 <text:s text:c="2"/>89677.10 <text:s text:c="2"/>7159.00 <text:s/>... <text:s text:c="2"/>33873.40 <text:s text:c="8"/>5175.20 <text:s text:c="3"/>9432.30</text:p>
      <text:p text:style-name="Standard">20 <text:s/>1998 <text:s text:c="2"/>84402.30 <text:s text:c="2"/>6796.00 <text:s/>... <text:s text:c="2"/>30580.50 <text:s text:c="8"/>4660.90 <text:s text:c="3"/>8700.10</text:p>
      <text:p text:style-name="Standard">21 <text:s/>1997 <text:s text:c="2"/>78973.00 <text:s text:c="2"/>6420.00 <text:s/>... <text:s text:c="2"/>26988.10 <text:s text:c="8"/>4148.60 <text:s text:c="3"/>7888.70</text:p>
      <text:p text:style-name="Standard">22 <text:s/>1996 <text:s text:c="2"/>71176.60 <text:s text:c="2"/>5846.00 <text:s/>... <text:s text:c="2"/>23326.20 <text:s text:c="8"/>3782.20 <text:s text:c="3"/>6936.50</text:p>
      <text:p text:style-name="Standard">23 <text:s/>1995 <text:s text:c="2"/>60793.70 <text:s text:c="2"/>5046.00 <text:s/>... <text:s text:c="2"/>19978.50 <text:s text:c="8"/>3244.30 <text:s text:c="3"/>5978.70</text:p>
      <text:p text:style-name="Standard">24 <text:s/>1994 <text:s text:c="2"/>48197.90 <text:s text:c="2"/>4044.00 <text:s/>... <text:s text:c="2"/>16179.80 <text:s text:c="8"/>2787.90 <text:s text:c="3"/>4781.90</text:p>
      <text:p text:style-name="Standard">25 <text:s/>1993 <text:s text:c="2"/>35333.90 <text:s text:c="2"/>2998.00 <text:s/>... <text:s text:c="2"/>11915.70 <text:s text:c="8"/>2174.00 <text:s text:c="3"/>3528.70</text:p>
      <text:p text:style-name="Standard">26 <text:s/>1992 <text:s text:c="2"/>26923.50 <text:s text:c="2"/>2311.00 <text:s/>... <text:s text:c="3"/>9357.40 <text:s text:c="8"/>1689.00 <text:s text:c="3"/>2989.60</text:p>
      <text:p text:style-name="Standard">27 <text:s/>1991 <text:s text:c="2"/>21781.50 <text:s text:c="2"/>1893.00 <text:s/>... <text:s text:c="3"/>7337.10 <text:s text:c="8"/>1420.30 <text:s text:c="3"/>2276.90</text:p>
      <text:p text:style-name="Standard">28 <text:s/>1990 <text:s text:c="2"/>18667.80 <text:s text:c="2"/>1644.00 <text:s/>... <text:s text:c="3"/>5888.40 <text:s text:c="8"/>1167.00 <text:s text:c="3"/>1570.80</text:p>
      <text:p text:style-name="Standard">29 <text:s/>1989 <text:s text:c="2"/>16992.30 <text:s text:c="2"/>1519.00 <text:s/>... <text:s text:c="3"/>5448.40 <text:s text:c="9"/>812.70 <text:s text:c="3"/>1813.60</text:p>
      <text:p text:style-name="Standard">.. <text:s text:c="2"/>... <text:s text:c="7"/>... <text:s text:c="6"/>... <text:s/>... <text:s text:c="7"/>... <text:s text:c="12"/>... <text:s text:c="7"/>...</text:p>
      <text:p text:style-name="Standard">37 <text:s/>1981 <text:s text:c="3"/>4891.60 <text:s text:c="3"/>492.00 <text:s/>... <text:s text:c="3"/>1076.60 <text:s text:c="9"/>220.70 <text:s text:c="4"/>285.20</text:p>
      <text:p text:style-name="Standard">38 <text:s/>1980 <text:s text:c="3"/>4545.60 <text:s text:c="3"/>463.00 <text:s/>... <text:s text:c="4"/>982.00 <text:s text:c="9"/>213.40 <text:s text:c="4"/>241.20</text:p>
      <text:p text:style-name="Standard">39 <text:s/>1979 <text:s text:c="3"/>4062.60 <text:s text:c="3"/>419.00 <text:s/>... <text:s text:c="4"/>878.90 <text:s text:c="9"/>193.70 <text:s text:c="4"/>244.90</text:p>
      <text:p text:style-name="Standard">40 <text:s/>1978 <text:s text:c="3"/>3645.20 <text:s text:c="3"/>381.00 <text:s/>... <text:s text:c="4"/>872.50 <text:s text:c="9"/>182.00 <text:s text:c="4"/>286.90</text:p>
      <text:p text:style-name="Standard">41 <text:s/>1977 <text:s text:c="3"/>3201.90 <text:s text:c="3"/>339.00 <text:s/>... <text:s text:c="4"/>750.70 <text:s text:c="9"/>156.90 <text:s text:c="4"/>213.80</text:p>
      <text:p text:style-name="Standard">42 <text:s/>1976 <text:s text:c="3"/>2943.70 <text:s text:c="3"/>316.00 <text:s/>... <text:s text:c="4"/>639.50 <text:s text:c="9"/>139.60 <text:s text:c="4"/>147.20</text:p>
      <text:p text:style-name="Standard">43 <text:s/>1975 <text:s text:c="3"/>2997.30 <text:s text:c="3"/>327.00 <text:s/>... <text:s text:c="4"/>655.70 <text:s text:c="9"/>141.60 <text:s text:c="4"/>175.80</text:p>
      <text:p text:style-name="Standard">44 <text:s/>1974 <text:s text:c="3"/>2789.90 <text:s text:c="3"/>310.00 <text:s/>... <text:s text:c="4"/>652.70 <text:s text:c="9"/>126.10 <text:s text:c="4"/>206.60</text:p>
      <text:p text:style-name="Standard">45 <text:s/>1973 <text:s text:c="3"/>2720.90 <text:s text:c="3"/>309.00 <text:s/>... <text:s text:c="4"/>640.40 <text:s text:c="9"/>125.50 <text:s text:c="4"/>211.00</text:p>
      <text:p text:style-name="Standard">46 <text:s/>1972 <text:s text:c="3"/>2518.10 <text:s text:c="3"/>292.00 <text:s/>... <text:s text:c="4"/>606.50 <text:s text:c="9"/>118.00 <text:s text:c="4"/>194.30</text:p>
      <text:p text:style-name="Standard">47 <text:s/>1971 <text:s text:c="3"/>2426.40 <text:s text:c="3"/>288.00 <text:s/>... <text:s text:c="4"/>577.30 <text:s text:c="9"/>108.40 <text:s text:c="4"/>178.30</text:p>
      <text:p text:style-name="Standard">48 <text:s/>1970 <text:s text:c="3"/>2252.70 <text:s text:c="3"/>275.00 <text:s/>... <text:s text:c="4"/>547.20 <text:s text:c="9"/>100.20 <text:s text:c="4"/>178.10</text:p>
      <text:p text:style-name="Standard">49 <text:s/>1969 <text:s text:c="3"/>1937.90 <text:s text:c="3"/>243.00 <text:s/>... <text:s text:c="4"/>512.60 <text:s text:c="10"/>84.90 <text:s text:c="4"/>163.60</text:p>
      <text:p text:style-name="Standard">50 <text:s/>1968 <text:s text:c="3"/>1723.10 <text:s text:c="3"/>222.00 <text:s/>... <text:s text:c="4"/>459.50 <text:s text:c="10"/>70.50 <text:s text:c="4"/>138.90</text:p>
      <text:p text:style-name="Standard">51 <text:s/>1967 <text:s text:c="3"/>1773.90 <text:s text:c="3"/>235.00 <text:s/>... <text:s text:c="4"/>456.90 <text:s text:c="10"/>72.30 <text:s text:c="4"/>153.50</text:p>
      <text:p text:style-name="Standard">52 <text:s/>1966 <text:s text:c="3"/>1868.00 <text:s text:c="3"/>254.00 <text:s/>... <text:s text:c="4"/>456.30 <text:s text:c="10"/>85.10 <text:s text:c="4"/>148.10</text:p>
      <text:p text:style-name="Standard">53 <text:s/>1965 <text:s text:c="3"/>1716.10 <text:s text:c="3"/>240.00 <text:s/>... <text:s text:c="4"/>462.80 <text:s text:c="10"/>77.40 <text:s text:c="4"/>118.30</text:p>
      <text:p text:style-name="Standard">54 <text:s/>1964 <text:s text:c="3"/>1454.00 <text:s text:c="3"/>208.00 <text:s/>... <text:s text:c="4"/>381.50 <text:s text:c="10"/>58.40 <text:s text:c="5"/>94.00</text:p>
      <text:p text:style-name="Standard">55 <text:s/>1963 <text:s text:c="3"/>1233.30 <text:s text:c="3"/>181.00 <text:s/>... <text:s text:c="4"/>328.20 <text:s text:c="10"/>55.00 <text:s text:c="5"/>76.10</text:p>
      <text:p text:style-name="Standard">56 <text:s/>1962 <text:s text:c="3"/>1149.30 <text:s text:c="3"/>173.00 <text:s/>... <text:s text:c="4"/>336.90 <text:s text:c="10"/>57.40 <text:s text:c="5"/>80.50</text:p>
      <text:p text:style-name="Standard">57 <text:s/>1961 <text:s text:c="3"/>1220.00 <text:s text:c="3"/>185.00 <text:s/>... <text:s text:c="4"/>390.00 <text:s text:c="10"/>69.20 <text:s text:c="4"/>110.80</text:p>
      <text:p text:style-name="Standard">58 <text:s/>1960 <text:s text:c="3"/>1457.00 <text:s text:c="3"/>218.00 <text:s/>... <text:s text:c="4"/>468.10 <text:s text:c="9"/>104.00 <text:s text:c="4"/>133.10</text:p>
      <text:p text:style-name="Standard">59 <text:s/>1959 <text:s text:c="3"/>1439.00 <text:s text:c="3"/>216.00 <text:s/>... <text:s text:c="4"/>439.70 <text:s text:c="10"/>94.00 <text:s text:c="4"/>145.70</text:p>
      <text:p text:style-name="Standard">60 <text:s/>1958 <text:s text:c="3"/>1307.00 <text:s text:c="3"/>200.00 <text:s/>... <text:s text:c="4"/>377.60 <text:s text:c="10"/>71.00 <text:s text:c="4"/>136.60</text:p>
      <text:p text:style-name="Standard">61 <text:s/>1957 <text:s text:c="3"/>1068.00 <text:s text:c="3"/>168.00 <text:s/>... <text:s text:c="4"/>321.00 <text:s text:c="10"/>49.00 <text:s text:c="4"/>133.00</text:p>
      <text:p text:style-name="Standard">62 <text:s/>1956 <text:s text:c="3"/>1028.00 <text:s text:c="3"/>165.00 <text:s/>... <text:s text:c="4"/>303.40 <text:s text:c="10"/>46.00 <text:s text:c="4"/>131.40</text:p>
      <text:p text:style-name="Standard">63 <text:s/>1955 <text:s text:c="4"/>910.00 <text:s text:c="3"/>150.00 <text:s/>... <text:s text:c="4"/>266.80 <text:s text:c="10"/>39.00 <text:s text:c="4"/>119.80</text:p>
      <text:p text:style-name="Standard">64 <text:s/>1954 <text:s text:c="4"/>859.00 <text:s text:c="3"/>144.00 <text:s/>... <text:s text:c="4"/>255.30 <text:s text:c="10"/>38.00 <text:s text:c="4"/>120.30</text:p>
      <text:p text:style-name="Standard">65 <text:s/>1953 <text:s text:c="4"/>824.00 <text:s text:c="3"/>142.00 <text:s/>... <text:s text:c="4"/>253.50 <text:s text:c="10"/>35.00 <text:s text:c="4"/>115.50</text:p>
      <text:p text:style-name="Standard">66 <text:s/>1952 <text:s text:c="4"/>679.00 <text:s text:c="3"/>119.00 <text:s/>... <text:s text:c="4"/>194.30 <text:s text:c="10"/>29.00 <text:s text:c="5"/>80.30</text:p>
      <text:p text:style-name="Standard"/>
      <text:p text:style-name="Standard"/>
      <text:p text:style-name="Standard">[b](2)gdpQuarter(retry=3, pause=0.001)[/b]</text:p>
      <text:p text:style-name="Standard">该方法用于获取季度国内生产总值数据</text:p>
      <text:p text:style-name="Standard"/>
      <text:p text:style-name="Standard">参数：</text:p>
      <text:p text:style-name="Standard">retry : int, 默认 3</text:p>
      <text:p text:style-name="Standard"><text:s text:c="3"/>如遇网络等问题重复执行的次数 </text:p>
      <text:p text:style-name="Standard">pause : int, 默认 0.001</text:p>
      <text:p text:style-name="Standard"><text:s text:c="3"/>重复请求数据过程中暂停的秒数，防止请求间隔时间太短出现的问题</text:p>
      <text:p text:style-name="Standard"><text:soft-page-break/></text:p>
      <text:p text:style-name="Standard">返回值：</text:p>
      <text:p text:style-name="Standard">DataFrame or List: [{'quarter':, 'gdp':, ...}, ...]</text:p>
      <text:p text:style-name="Standard"><text:s text:c="3"/>quarter :季度</text:p>
      <text:p text:style-name="Standard"><text:s text:c="3"/>gdp :国内生产总值(亿元)</text:p>
      <text:p text:style-name="Standard"><text:s text:c="3"/>gdp_yoy :国内生产总值同比增长(%)</text:p>
      <text:p text:style-name="Standard"><text:s text:c="3"/>pi :第一产业增加值(亿元)</text:p>
      <text:p text:style-name="Standard"><text:s text:c="3"/>pi_yoy:第一产业增加值同比增长(%)</text:p>
      <text:p text:style-name="Standard"><text:s text:c="3"/>si :第二产业增加值(亿元)</text:p>
      <text:p text:style-name="Standard"><text:s text:c="3"/>si_yoy :第二产业增加值同比增长(%)</text:p>
      <text:p text:style-name="Standard"><text:s text:c="3"/>ti :第三产业增加值(亿元)</text:p>
      <text:p text:style-name="Standard"><text:s text:c="3"/>ti_yoy :第三产业增加值同比增长(%)</text:p>
      <text:p text:style-name="Standard"/>
      <text:p text:style-name="Standard">示例：</text:p>
      <text:p text:style-name="Standard">[i]import gugu as gg[/i]</text:p>
      <text:p text:style-name="Standard">[i]obj = gg.Macro()[/i] <text:s text:c="2"/># 创建宏观经济数据对象</text:p>
      <text:p text:style-name="Standard">[i]data = obj.gdpQuarter()[/i] <text:s text:c="2"/># 获取季度国内生产总值数据</text:p>
      <text:p text:style-name="Standard">[i]obj.output()[/i] <text:s text:c="2"/># 输出数据</text:p>
      <text:p text:style-name="Standard"/>
      <text:p text:style-name="Standard">输出：</text:p>
      <text:p text:style-name="Standard"><text:s text:c="4"/>quarter <text:s text:c="6"/>gdp <text:s/>gdp_yoy <text:s text:c="6"/>pi <text:s/>pi_yoy <text:s text:c="7"/>si <text:s/>si_yoy <text:s text:c="7"/>ti <text:s/>ti_yoy</text:p>
      <text:p text:style-name="Standard">0 <text:s text:c="3"/>2018.4 <text:s/>900309.0 <text:s text:c="4"/>6.60 <text:s/>64734.0 <text:s text:c="4"/>3.5 <text:s/>366001.0 <text:s text:c="4"/>5.8 <text:s/>469575.0 <text:s text:c="4"/>7.6</text:p>
      <text:p text:style-name="Standard">1 <text:s text:c="3"/>2018.3 <text:s/>650899.0 <text:s text:c="4"/>6.70 <text:s/>42173.0 <text:s text:c="4"/>3.4 <text:s/>262953.0 <text:s text:c="4"/>5.8 <text:s/>345773.0 <text:s text:c="4"/>7.7</text:p>
      <text:p text:style-name="Standard">2 <text:s text:c="3"/>2018.2 <text:s/>418961.0 <text:s text:c="4"/>6.80 <text:s/>22087.0 <text:s text:c="4"/>3.2 <text:s/>169299.0 <text:s text:c="4"/>6.1 <text:s/>227576.0 <text:s text:c="4"/>7.6</text:p>
      <text:p text:style-name="Standard">3 <text:s text:c="3"/>2018.1 <text:s/>198783.0 <text:s text:c="4"/>6.80 <text:s text:c="2"/>8904.0 <text:s text:c="4"/>3.2 <text:s text:c="2"/>77451.0 <text:s text:c="4"/>6.3 <text:s/>112428.0 <text:s text:c="4"/>7.5</text:p>
      <text:p text:style-name="Standard">4 <text:s text:c="3"/>2017.4 <text:s/>820754.0 <text:s text:c="4"/>6.80 <text:s/>62100.0 <text:s text:c="4"/>4.0 <text:s/>332743.0 <text:s text:c="4"/>5.9 <text:s/>425912.0 <text:s text:c="4"/>7.9</text:p>
      <text:p text:style-name="Standard">5 <text:s text:c="3"/>2017.3 <text:s/>593288.0 <text:s text:c="4"/>6.90 <text:s/>41229.0 <text:s text:c="4"/>3.7 <text:s/>238109.0 <text:s text:c="4"/>6.3 <text:s/>313951.0 <text:s text:c="4"/>7.8</text:p>
      <text:p text:style-name="Standard">6 <text:s text:c="3"/>2017.2 <text:s/>381490.0 <text:s text:c="4"/>6.90 <text:s/>21987.0 <text:s text:c="4"/>3.5 <text:s/>152987.0 <text:s text:c="4"/>6.4 <text:s/>206516.0 <text:s text:c="4"/>7.7</text:p>
      <text:p text:style-name="Standard">7 <text:s text:c="3"/>2017.1 <text:s/>180683.0 <text:s text:c="4"/>6.90 <text:s text:c="2"/>8654.0 <text:s text:c="4"/>3.0 <text:s text:c="2"/>70005.0 <text:s text:c="4"/>6.4 <text:s/>102024.0 <text:s text:c="4"/>7.7</text:p>
      <text:p text:style-name="Standard">8 <text:s text:c="3"/>2016.4 <text:s/>743585.5 <text:s text:c="4"/>6.70 <text:s/>63670.7 <text:s text:c="4"/>3.3 <text:s/>296236.0 <text:s text:c="4"/>6.1 <text:s/>384220.5 <text:s text:c="4"/>7.8</text:p>
      <text:p text:style-name="Standard">9 <text:s text:c="3"/>2016.3 <text:s/>532434.0 <text:s text:c="4"/>6.70 <text:s/>40665.7 <text:s text:c="4"/>3.5 <text:s/>210534.5 <text:s text:c="4"/>6.1 <text:s/>281645.7 <text:s text:c="4"/>7.6</text:p>
      <text:p text:style-name="Standard">10 <text:s text:c="2"/>2016.2 <text:s/>342071.4 <text:s text:c="4"/>6.70 <text:s/>22096.7 <text:s text:c="4"/>3.1 <text:s/>134977.6 <text:s text:c="4"/>6.1 <text:s/>185242.1 <text:s text:c="4"/>7.5</text:p>
      <text:p text:style-name="Standard">11 <text:s text:c="2"/>2016.1 <text:s/>161456.3 <text:s text:c="4"/>6.66 <text:s text:c="2"/>8803.0 <text:s text:c="4"/>2.9 <text:s text:c="2"/>61325.0 <text:s text:c="4"/>5.9 <text:s text:c="2"/>91444.7 <text:s text:c="4"/>7.6</text:p>
      <text:p text:style-name="Standard">12 <text:s text:c="2"/>2015.4 <text:s/>689052.1 <text:s text:c="4"/>6.90 <text:s/>60862.1 <text:s text:c="4"/>3.9 <text:s/>282040.3 <text:s text:c="4"/>6.1 <text:s/>346149.7 <text:s text:c="4"/>8.3</text:p>
      <text:p text:style-name="Standard">13 <text:s text:c="2"/>2015.3 <text:s/>496200.2 <text:s text:c="4"/>7.00 <text:s/>38344.6 <text:s text:c="4"/>3.8 <text:s/>203537.4 <text:s text:c="4"/>6.1 <text:s/>254318.1 <text:s text:c="4"/>8.4</text:p>
      <text:p text:style-name="Standard">14 <text:s text:c="2"/>2015.2 <text:s/>319489.7 <text:s text:c="4"/>7.00 <text:s/>20257.1 <text:s text:c="4"/>3.5 <text:s/>131872.1 <text:s text:c="4"/>6.2 <text:s/>167360.5 <text:s text:c="4"/>8.3</text:p>
      <text:p text:style-name="Standard">15 <text:s text:c="2"/>2015.1 <text:s/>150986.7 <text:s text:c="4"/>7.00 <text:s text:c="2"/>7770.4 <text:s text:c="4"/>3.1 <text:s text:c="2"/>60724.7 <text:s text:c="4"/>6.3 <text:s text:c="2"/>82491.6 <text:s text:c="4"/>8.0</text:p>
      <text:p text:style-name="Standard">16 <text:s text:c="2"/>2014.4 <text:s/>643974.0 <text:s text:c="4"/>7.30 <text:s/>58343.5 <text:s text:c="4"/>4.1 <text:s/>277571.8 <text:s text:c="4"/>7.4 <text:s/>308058.6 <text:s text:c="4"/>7.8</text:p>
      <text:p text:style-name="Standard">17 <text:s text:c="2"/>2014.3 <text:s/>462791.5 <text:s text:c="4"/>7.30 <text:s/>36820.9 <text:s text:c="4"/>4.1 <text:s/>199787.4 <text:s text:c="4"/>7.6 <text:s/>226183.3 <text:s text:c="4"/>7.6</text:p>
      <text:p text:style-name="Standard">18 <text:s text:c="2"/>2014.2 <text:s/>297079.7 <text:s text:c="4"/>7.40 <text:s/>19145.3 <text:s text:c="4"/>3.7 <text:s/>128762.6 <text:s text:c="4"/>7.7 <text:s/>149171.7 <text:s text:c="4"/>7.6</text:p>
      <text:p text:style-name="Standard">19 <text:s text:c="2"/>2014.1 <text:s/>140618.3 <text:s text:c="4"/>7.30 <text:s text:c="2"/>7491.9 <text:s text:c="4"/>3.2 <text:s text:c="2"/>59221.5 <text:s text:c="4"/>7.6 <text:s text:c="2"/>73905.0 <text:s text:c="4"/>7.6</text:p>
      <text:p text:style-name="Standard">20 <text:s text:c="2"/>2013.4 <text:s/>595244.4 <text:s text:c="4"/>7.80 <text:s/>55329.1 <text:s text:c="4"/>3.8 <text:s/>261956.1 <text:s text:c="4"/>8.0 <text:s/>277959.3 <text:s text:c="4"/>8.3</text:p>
      <text:p text:style-name="Standard">21 <text:s text:c="2"/>2013.3 <text:s/>426619.3 <text:s text:c="4"/>7.80 <text:s/>34605.0 <text:s text:c="4"/>3.3 <text:s/>187743.6 <text:s text:c="4"/>7.9 <text:s/>204270.7 <text:s text:c="4"/>8.4</text:p>
      <text:p text:style-name="Standard">22 <text:s text:c="2"/>2013.2 <text:s/>273713.9 <text:s text:c="4"/>7.70 <text:s/>18011.9 <text:s text:c="4"/>2.8 <text:s/>120993.6 <text:s text:c="4"/>7.7 <text:s/>134708.4 <text:s text:c="4"/>8.3</text:p>
      <text:p text:style-name="Standard">23 <text:s text:c="2"/>2013.1 <text:s/>129747.0 <text:s text:c="4"/>7.90 <text:s text:c="2"/>7169.6 <text:s text:c="4"/>3.0 <text:s text:c="2"/>55862.3 <text:s text:c="4"/>7.8 <text:s text:c="2"/>66715.0 <text:s text:c="4"/>8.4</text:p>
      <text:p text:style-name="Standard">24 <text:s text:c="2"/>2012.4 <text:s/>540367.4 <text:s text:c="4"/>7.90 <text:s/>50902.3 <text:s text:c="4"/>4.5 <text:s/>244643.3 <text:s text:c="4"/>8.4 <text:s/>244821.9 <text:s text:c="4"/>8.0</text:p>
      <text:p text:style-name="Standard">25 <text:s text:c="2"/>2012.3 <text:s/>387898.6 <text:s text:c="4"/>7.80 <text:s/>32163.8 <text:s text:c="4"/>4.2 <text:s/>176008.8 <text:s text:c="4"/>8.3 <text:s/>179726.0 <text:s text:c="4"/>7.8</text:p>
      <text:p text:style-name="Standard">26 <text:s text:c="2"/>2012.2 <text:s/>249276.4 <text:s text:c="4"/>7.90 <text:s/>16966.8 <text:s text:c="4"/>4.3 <text:s/>113751.5 <text:s text:c="4"/>8.7 <text:s/>118558.0 <text:s text:c="4"/>7.6</text:p>
      <text:p text:style-name="Standard">27 <text:s text:c="2"/>2012.1 <text:s/>117593.9 <text:s text:c="4"/>8.10 <text:s text:c="2"/>6687.0 <text:s text:c="4"/>3.7 <text:s text:c="2"/>52317.4 <text:s text:c="4"/>9.5 <text:s text:c="2"/>58589.5 <text:s text:c="4"/>7.3</text:p>
      <text:p text:style-name="Standard">28 <text:s text:c="2"/>2011.4 <text:s/>472882.0 <text:s text:c="4"/>9.30 <text:s/>47486.0 <text:s text:c="4"/>4.3 <text:s/>220413.0 <text:s text:c="3"/>10.3 <text:s/>204983.0 <text:s text:c="4"/>9.4</text:p>
      <text:p text:style-name="Standard">29 <text:s text:c="2"/>2011.3 <text:s/>321219.1 <text:s text:c="4"/>9.40 <text:s/>30340.0 <text:s text:c="4"/>3.8 <text:s/>154675.3 <text:s text:c="3"/>10.8 <text:s/>136203.8 <text:s text:c="4"/>9.0</text:p>
      <text:p text:style-name="Standard">.. <text:s text:c="5"/>... <text:s text:c="6"/>... <text:s text:c="5"/>... <text:s text:c="5"/>... <text:s text:c="4"/>... <text:s text:c="6"/>... <text:s text:c="4"/>... <text:s text:c="6"/>... <text:s text:c="4"/>...</text:p>
      <text:p text:style-name="Standard">118 <text:s/>1981.4 <text:s text:c="3"/>4891.6 <text:s text:c="4"/>5.20 <text:s text:c="2"/>1559.5 <text:s text:c="4"/>7.0 <text:s text:c="3"/>2255.5 <text:s text:c="4"/>1.9 <text:s text:c="3"/>1076.6 <text:s text:c="3"/>10.4</text:p>
      <text:p text:style-name="Standard"><text:soft-page-break/>119 <text:s/>1980.4 <text:s text:c="3"/>4545.6 <text:s text:c="4"/>7.80 <text:s text:c="2"/>1371.6 <text:s text:c="3"/>-1.5 <text:s text:c="3"/>2192.0 <text:s text:c="3"/>13.6 <text:s text:c="4"/>982.0 <text:s text:c="4"/>6.0</text:p>
      <text:p text:style-name="Standard">120 <text:s/>1979.4 <text:s text:c="3"/>4062.6 <text:s text:c="4"/>7.60 <text:s text:c="2"/>1270.2 <text:s text:c="4"/>6.1 <text:s text:c="3"/>1913.5 <text:s text:c="4"/>8.2 <text:s text:c="4"/>878.9 <text:s text:c="4"/>7.9</text:p>
      <text:p text:style-name="Standard">121 <text:s/>1978.4 <text:s text:c="3"/>3645.2 <text:s text:c="3"/>11.70 <text:s text:c="2"/>1027.5 <text:s text:c="4"/>4.1 <text:s text:c="3"/>1745.2 <text:s text:c="3"/>15.0 <text:s text:c="4"/>872.5 <text:s text:c="3"/>13.8</text:p>
      <text:p text:style-name="Standard">122 <text:s/>1977.4 <text:s text:c="3"/>3201.9 <text:s text:c="4"/>7.60 <text:s text:c="3"/>942.1 <text:s text:c="3"/>-2.2 <text:s text:c="3"/>1509.1 <text:s text:c="3"/>13.3 <text:s text:c="4"/>750.7 <text:s text:c="4"/>9.5</text:p>
      <text:p text:style-name="Standard">123 <text:s/>1976.4 <text:s text:c="3"/>2943.7 <text:s text:c="3"/>-1.60 <text:s text:c="3"/>967.0 <text:s text:c="3"/>-1.8 <text:s text:c="3"/>1337.2 <text:s text:c="3"/>-2.5 <text:s text:c="4"/>639.5 <text:s text:c="4"/>0.4</text:p>
      <text:p text:style-name="Standard">124 <text:s/>1975.4 <text:s text:c="3"/>2997.3 <text:s text:c="4"/>8.70 <text:s text:c="3"/>971.1 <text:s text:c="4"/>2.0 <text:s text:c="3"/>1370.5 <text:s text:c="3"/>15.8 <text:s text:c="4"/>655.7 <text:s text:c="4"/>4.9</text:p>
      <text:p text:style-name="Standard">125 <text:s/>1974.4 <text:s text:c="3"/>2789.9 <text:s text:c="4"/>2.30 <text:s text:c="3"/>945.2 <text:s text:c="4"/>4.1 <text:s text:c="3"/>1192.0 <text:s text:c="4"/>1.4 <text:s text:c="4"/>652.7 <text:s text:c="4"/>1.6</text:p>
      <text:p text:style-name="Standard">126 <text:s/>1973.4 <text:s text:c="3"/>2720.9 <text:s text:c="4"/>7.90 <text:s text:c="3"/>907.5 <text:s text:c="4"/>9.0 <text:s text:c="3"/>1173.0 <text:s text:c="4"/>8.3 <text:s text:c="4"/>640.4 <text:s text:c="4"/>5.5</text:p>
      <text:p text:style-name="Standard">127 <text:s/>1972.4 <text:s text:c="3"/>2518.1 <text:s text:c="4"/>3.80 <text:s text:c="3"/>827.4 <text:s text:c="3"/>-0.9 <text:s text:c="3"/>1084.2 <text:s text:c="4"/>6.7 <text:s text:c="4"/>606.5 <text:s text:c="4"/>5.0</text:p>
      <text:p text:style-name="Standard">128 <text:s/>1971.4 <text:s text:c="3"/>2426.4 <text:s text:c="4"/>7.00 <text:s text:c="3"/>826.3 <text:s text:c="4"/>1.9 <text:s text:c="3"/>1022.8 <text:s text:c="3"/>12.3 <text:s text:c="4"/>577.3 <text:s text:c="4"/>5.8</text:p>
      <text:p text:style-name="Standard">129 <text:s/>1970.4 <text:s text:c="3"/>2252.7 <text:s text:c="3"/>19.40 <text:s text:c="3"/>793.3 <text:s text:c="4"/>7.7 <text:s text:c="4"/>912.2 <text:s text:c="3"/>34.8 <text:s text:c="4"/>547.2 <text:s text:c="4"/>7.1</text:p>
      <text:p text:style-name="Standard">130 <text:s/>1969.4 <text:s text:c="3"/>1937.9 <text:s text:c="3"/>16.90 <text:s text:c="3"/>736.2 <text:s text:c="4"/>0.8 <text:s text:c="4"/>689.1 <text:s text:c="3"/>33.1 <text:s text:c="4"/>512.6 <text:s text:c="3"/>13.3</text:p>
      <text:p text:style-name="Standard">131 <text:s/>1968.4 <text:s text:c="3"/>1723.1 <text:s text:c="3"/>-4.10 <text:s text:c="3"/>726.3 <text:s text:c="3"/>-1.6 <text:s text:c="4"/>537.3 <text:s text:c="3"/>-9.2 <text:s text:c="4"/>459.5 <text:s text:c="4"/>0.6</text:p>
      <text:p text:style-name="Standard">132 <text:s/>1967.4 <text:s text:c="3"/>1773.9 <text:s text:c="3"/>-5.70 <text:s text:c="3"/>714.2 <text:s text:c="4"/>1.9 <text:s text:c="4"/>602.8 <text:s text:c="2"/>-14.3 <text:s text:c="4"/>456.9 <text:s text:c="4"/>0.5</text:p>
      <text:p text:style-name="Standard">133 <text:s/>1966.4 <text:s text:c="3"/>1868.0 <text:s text:c="3"/>10.70 <text:s text:c="3"/>702.2 <text:s text:c="4"/>7.2 <text:s text:c="4"/>709.5 <text:s text:c="3"/>22.4 <text:s text:c="4"/>456.3 <text:s text:c="3"/>-1.8</text:p>
      <text:p text:style-name="Standard">134 <text:s/>1965.4 <text:s text:c="3"/>1716.1 <text:s text:c="3"/>17.00 <text:s text:c="3"/>651.1 <text:s text:c="4"/>9.7 <text:s text:c="4"/>602.2 <text:s text:c="3"/>24.2 <text:s text:c="4"/>462.8 <text:s text:c="3"/>15.8</text:p>
      <text:p text:style-name="Standard">135 <text:s/>1964.4 <text:s text:c="3"/>1454.0 <text:s text:c="3"/>18.30 <text:s text:c="3"/>559.0 <text:s text:c="3"/>12.9 <text:s text:c="4"/>513.5 <text:s text:c="3"/>25.6 <text:s text:c="4"/>381.5 <text:s text:c="3"/>15.5</text:p>
      <text:p text:style-name="Standard">136 <text:s/>1963.4 <text:s text:c="3"/>1233.3 <text:s text:c="3"/>10.20 <text:s text:c="3"/>497.5 <text:s text:c="3"/>11.3 <text:s text:c="4"/>407.6 <text:s text:c="3"/>14.5 <text:s text:c="4"/>328.2 <text:s text:c="4"/>4.4</text:p>
      <text:p text:style-name="Standard">137 <text:s/>1962.4 <text:s text:c="3"/>1149.3 <text:s text:c="3"/>-5.60 <text:s text:c="3"/>453.1 <text:s text:c="4"/>4.5 <text:s text:c="4"/>359.3 <text:s text:c="2"/>-10.8 <text:s text:c="4"/>336.9 <text:s text:c="3"/>-9.2</text:p>
      <text:p text:style-name="Standard">138 <text:s/>1961.4 <text:s text:c="3"/>1220.0 <text:s text:c="2"/>-27.30 <text:s text:c="3"/>441.1 <text:s text:c="4"/>1.4 <text:s text:c="4"/>388.9 <text:s text:c="2"/>-42.1 <text:s text:c="4"/>390.0 <text:s text:c="2"/>-25.7</text:p>
      <text:p text:style-name="Standard">139 <text:s/>1960.4 <text:s text:c="3"/>1457.0 <text:s text:c="3"/>-0.30 <text:s text:c="3"/>340.7 <text:s text:c="2"/>-16.4 <text:s text:c="4"/>648.2 <text:s text:c="4"/>5.6 <text:s text:c="4"/>468.1 <text:s text:c="4"/>4.8</text:p>
      <text:p text:style-name="Standard">140 <text:s/>1959.4 <text:s text:c="3"/>1439.0 <text:s text:c="4"/>8.80 <text:s text:c="3"/>383.8 <text:s text:c="2"/>-15.9 <text:s text:c="4"/>615.5 <text:s text:c="3"/>25.8 <text:s text:c="4"/>439.7 <text:s text:c="3"/>15.2</text:p>
      <text:p text:style-name="Standard">141 <text:s/>1958.4 <text:s text:c="3"/>1307.0 <text:s text:c="3"/>21.30 <text:s text:c="3"/>445.9 <text:s text:c="4"/>0.4 <text:s text:c="4"/>483.5 <text:s text:c="3"/>52.9 <text:s text:c="4"/>377.6 <text:s text:c="3"/>17.9</text:p>
      <text:p text:style-name="Standard">142 <text:s/>1957.4 <text:s text:c="3"/>1068.0 <text:s text:c="4"/>5.10 <text:s text:c="3"/>430.0 <text:s text:c="4"/>3.1 <text:s text:c="4"/>317.0 <text:s text:c="4"/>8.0 <text:s text:c="4"/>321.0 <text:s text:c="4"/>4.8</text:p>
      <text:p text:style-name="Standard">143 <text:s/>1956.4 <text:s text:c="3"/>1028.0 <text:s text:c="3"/>15.00 <text:s text:c="3"/>443.9 <text:s text:c="4"/>4.7 <text:s text:c="4"/>280.7 <text:s text:c="3"/>34.5 <text:s text:c="4"/>303.4 <text:s text:c="3"/>14.1</text:p>
      <text:p text:style-name="Standard">144 <text:s/>1955.4 <text:s text:c="4"/>910.0 <text:s text:c="4"/>6.80 <text:s text:c="3"/>421.0 <text:s text:c="4"/>7.9 <text:s text:c="4"/>222.2 <text:s text:c="4"/>7.6 <text:s text:c="4"/>266.8 <text:s text:c="4"/>4.6</text:p>
      <text:p text:style-name="Standard">145 <text:s/>1954.4 <text:s text:c="4"/>859.0 <text:s text:c="4"/>4.20 <text:s text:c="3"/>392.0 <text:s text:c="4"/>1.7 <text:s text:c="4"/>211.7 <text:s text:c="3"/>15.7 <text:s text:c="4"/>255.3 <text:s text:c="3"/>-0.6</text:p>
      <text:p text:style-name="Standard">146 <text:s/>1953.4 <text:s text:c="4"/>824.0 <text:s text:c="3"/>15.60 <text:s text:c="3"/>378.0 <text:s text:c="4"/>1.9 <text:s text:c="4"/>192.5 <text:s text:c="3"/>35.8 <text:s text:c="4"/>253.5 <text:s text:c="3"/>27.3</text:p>
      <text:p text:style-name="Standard">147 <text:s/>1952.4 <text:s text:c="4"/>679.0 <text:s text:c="5"/>NaN <text:s text:c="3"/>342.9 <text:s text:c="4"/>NaN <text:s text:c="4"/>141.8 <text:s text:c="4"/>NaN <text:s text:c="4"/>194.3 <text:s text:c="4"/>NaN</text:p>
      <text:p text:style-name="Standard"/>
      <text:p text:style-name="Standard"/>
      <text:p text:style-name="Standard">[b](3)demandsToGdp(retry=3, pause=0.001)[/b]</text:p>
      <text:p text:style-name="Standard">该方法用于获取三大需求对GDP贡献数据</text:p>
      <text:p text:style-name="Standard"/>
      <text:p text:style-name="Standard">参数：</text:p>
      <text:p text:style-name="Standard">retry : int, 默认 3</text:p>
      <text:p text:style-name="Standard"><text:s text:c="3"/>如遇网络等问题重复执行的次数 </text:p>
      <text:p text:style-name="Standard">pause : int, 默认 0.001</text:p>
      <text:p text:style-name="Standard"><text:s text:c="3"/>重复请求数据过程中暂停的秒数，防止请求间隔时间太短出现的问题</text:p>
      <text:p text:style-name="Standard"/>
      <text:p text:style-name="Standard">返回值：</text:p>
      <text:p text:style-name="Standard">DataFrame or List: [{'year':, 'cons_to':, ...}, ...]</text:p>
      <text:p text:style-name="Standard"><text:s text:c="3"/>year :统计年度</text:p>
      <text:p text:style-name="Standard"><text:s text:c="3"/>cons_to :最终消费支出贡献率(%)</text:p>
      <text:p text:style-name="Standard"><text:s text:c="3"/>cons_rate :最终消费支出拉动(百分点)</text:p>
      <text:p text:style-name="Standard"><text:s text:c="3"/>asset_to :资本形成总额贡献率(%)</text:p>
      <text:p text:style-name="Standard"><text:s text:c="3"/>asset_rate:资本形成总额拉动(百分点)</text:p>
      <text:p text:style-name="Standard"><text:s text:c="3"/>goods_to :货物和服务净出口贡献率(%)</text:p>
      <text:p text:style-name="Standard"><text:s text:c="3"/>goods_rate :货物和服务净出口拉动(百分点)</text:p>
      <text:p text:style-name="Standard"/>
      <text:p text:style-name="Standard">示例：</text:p>
      <text:p text:style-name="Standard">[i]import gugu as gg[/i]</text:p>
      <text:p text:style-name="Standard">[i]obj = gg.Macro()[/i] <text:s text:c="2"/># 创建宏观经济数据对象</text:p>
      <text:p text:style-name="Standard"><text:soft-page-break/>[i]data = obj.demandsToGdp()[/i] <text:s text:c="2"/># 获取三大需求对GDP贡献数据</text:p>
      <text:p text:style-name="Standard">[i]obj.output()[/i] <text:s text:c="2"/># 输出数据</text:p>
      <text:p text:style-name="Standard"/>
      <text:p text:style-name="Standard">输出：</text:p>
      <text:p text:style-name="Standard"><text:s text:c="4"/>year <text:s/>cons_to <text:s/>cons_rate <text:s/>asset_to <text:s/>asset_rate <text:s/>goods_to <text:s/>goods_rate</text:p>
      <text:p text:style-name="Standard">0 <text:s text:c="2"/>2017 <text:s text:c="4"/>58.8 <text:s text:c="7"/>4.1 <text:s text:c="5"/>32.1 <text:s text:c="8"/>2.2 <text:s text:c="6"/>9.1 <text:s text:c="8"/>0.6</text:p>
      <text:p text:style-name="Standard">1 <text:s text:c="2"/>2016 <text:s text:c="4"/>66.5 <text:s text:c="7"/>4.5 <text:s text:c="5"/>43.1 <text:s text:c="8"/>2.9 <text:s text:c="5"/>-9.6 <text:s text:c="7"/>-0.7</text:p>
      <text:p text:style-name="Standard">2 <text:s text:c="2"/>2015 <text:s text:c="4"/>59.7 <text:s text:c="7"/>4.1 <text:s text:c="5"/>41.6 <text:s text:c="8"/>2.9 <text:s text:c="5"/>-1.3 <text:s text:c="7"/>-0.1</text:p>
      <text:p text:style-name="Standard">3 <text:s text:c="2"/>2014 <text:s text:c="4"/>48.8 <text:s text:c="7"/>3.6 <text:s text:c="5"/>46.9 <text:s text:c="8"/>3.4 <text:s text:c="6"/>4.3 <text:s text:c="8"/>0.3</text:p>
      <text:p text:style-name="Standard">4 <text:s text:c="2"/>2013 <text:s text:c="4"/>48.2 <text:s text:c="7"/>3.6 <text:s text:c="5"/>54.2 <text:s text:c="8"/>4.3 <text:s text:c="5"/>-2.3 <text:s text:c="7"/>-0.1</text:p>
      <text:p text:style-name="Standard">5 <text:s text:c="2"/>2012 <text:s text:c="4"/>56.7 <text:s text:c="7"/>4.3 <text:s text:c="5"/>42.0 <text:s text:c="8"/>3.4 <text:s text:c="6"/>1.7 <text:s text:c="8"/>0.2</text:p>
      <text:p text:style-name="Standard">6 <text:s text:c="2"/>2011 <text:s text:c="4"/>61.9 <text:s text:c="7"/>5.9 <text:s text:c="5"/>46.2 <text:s text:c="8"/>4.4 <text:s text:c="5"/>-8.1 <text:s text:c="7"/>-0.8</text:p>
      <text:p text:style-name="Standard">7 <text:s text:c="2"/>2010 <text:s text:c="4"/>46.9 <text:s text:c="7"/>4.8 <text:s text:c="5"/>66.0 <text:s text:c="8"/>7.1 <text:s text:c="4"/>-11.2 <text:s text:c="7"/>-1.3</text:p>
      <text:p text:style-name="Standard">8 <text:s text:c="2"/>2009 <text:s text:c="4"/>56.1 <text:s text:c="7"/>5.3 <text:s text:c="5"/>86.5 <text:s text:c="8"/>8.1 <text:s text:c="4"/>-42.6 <text:s text:c="7"/>-4.0</text:p>
      <text:p text:style-name="Standard">9 <text:s text:c="2"/>2008 <text:s text:c="4"/>44.2 <text:s text:c="7"/>4.3 <text:s text:c="5"/>53.2 <text:s text:c="8"/>5.1 <text:s text:c="6"/>2.6 <text:s text:c="8"/>0.3</text:p>
      <text:p text:style-name="Standard">10 <text:s/>2007 <text:s text:c="4"/>45.3 <text:s text:c="7"/>6.4 <text:s text:c="5"/>44.1 <text:s text:c="8"/>6.3 <text:s text:c="5"/>10.6 <text:s text:c="8"/>1.5</text:p>
      <text:p text:style-name="Standard">11 <text:s/>2006 <text:s text:c="4"/>42.0 <text:s text:c="7"/>5.3 <text:s text:c="5"/>42.9 <text:s text:c="8"/>5.5 <text:s text:c="5"/>15.1 <text:s text:c="8"/>1.9</text:p>
      <text:p text:style-name="Standard">12 <text:s/>2005 <text:s text:c="4"/>54.4 <text:s text:c="7"/>6.2 <text:s text:c="5"/>33.1 <text:s text:c="8"/>3.8 <text:s text:c="5"/>12.5 <text:s text:c="8"/>1.4</text:p>
      <text:p text:style-name="Standard">13 <text:s/>2004 <text:s text:c="4"/>42.6 <text:s text:c="7"/>4.3 <text:s text:c="5"/>61.6 <text:s text:c="8"/>6.2 <text:s text:c="5"/>-4.2 <text:s text:c="7"/>-0.4</text:p>
      <text:p text:style-name="Standard">14 <text:s/>2003 <text:s text:c="4"/>35.4 <text:s text:c="7"/>3.6 <text:s text:c="5"/>70.0 <text:s text:c="8"/>7.0 <text:s text:c="5"/>-5.4 <text:s text:c="7"/>-0.6</text:p>
      <text:p text:style-name="Standard">15 <text:s/>2002 <text:s text:c="4"/>43.9 <text:s text:c="7"/>5.1 <text:s text:c="5"/>48.5 <text:s text:c="8"/>3.6 <text:s text:c="6"/>4.6 <text:s text:c="8"/>0.4</text:p>
      <text:p text:style-name="Standard">16 <text:s/>2001 <text:s text:c="4"/>49.0 <text:s text:c="7"/>4.1 <text:s text:c="5"/>64.0 <text:s text:c="8"/>5.3 <text:s text:c="4"/>-13.0 <text:s text:c="7"/>-1.1</text:p>
      <text:p text:style-name="Standard">17 <text:s/>2000 <text:s text:c="4"/>78.1 <text:s text:c="7"/>6.6 <text:s text:c="5"/>22.4 <text:s text:c="8"/>1.9 <text:s text:c="5"/>-0.5 <text:s text:c="8"/>NaN</text:p>
      <text:p text:style-name="Standard">18 <text:s/>1999 <text:s text:c="4"/>74.7 <text:s text:c="7"/>5.7 <text:s text:c="5"/>23.7 <text:s text:c="8"/>1.8 <text:s text:c="6"/>1.6 <text:s text:c="8"/>0.1</text:p>
      <text:p text:style-name="Standard">19 <text:s/>1998 <text:s text:c="4"/>57.1 <text:s text:c="7"/>4.4 <text:s text:c="5"/>26.4 <text:s text:c="8"/>2.1 <text:s text:c="5"/>16.5 <text:s text:c="8"/>1.3</text:p>
      <text:p text:style-name="Standard">20 <text:s/>1997 <text:s text:c="4"/>37.0 <text:s text:c="7"/>3.4 <text:s text:c="5"/>18.6 <text:s text:c="8"/>1.7 <text:s text:c="5"/>44.4 <text:s text:c="8"/>4.2</text:p>
      <text:p text:style-name="Standard">21 <text:s/>1996 <text:s text:c="4"/>60.1 <text:s text:c="7"/>6.0 <text:s text:c="5"/>34.3 <text:s text:c="8"/>3.4 <text:s text:c="6"/>5.6 <text:s text:c="8"/>0.6</text:p>
      <text:p text:style-name="Standard">22 <text:s/>1995 <text:s text:c="4"/>44.7 <text:s text:c="7"/>4.9 <text:s text:c="5"/>55.0 <text:s text:c="8"/>6.0 <text:s text:c="6"/>0.3 <text:s text:c="8"/>NaN</text:p>
      <text:p text:style-name="Standard">23 <text:s/>1994 <text:s text:c="4"/>30.2 <text:s text:c="7"/>4.0 <text:s text:c="5"/>43.8 <text:s text:c="8"/>5.7 <text:s text:c="5"/>26.0 <text:s text:c="8"/>3.4</text:p>
      <text:p text:style-name="Standard">24 <text:s/>1993 <text:s text:c="4"/>59.5 <text:s text:c="7"/>8.3 <text:s text:c="5"/>78.6 <text:s text:c="7"/>11.0 <text:s text:c="4"/>-38.1 <text:s text:c="7"/>-5.3</text:p>
      <text:p text:style-name="Standard">25 <text:s/>1992 <text:s text:c="4"/>72.5 <text:s text:c="6"/>10.3 <text:s text:c="5"/>34.2 <text:s text:c="8"/>4.9 <text:s text:c="5"/>-6.8 <text:s text:c="7"/>-1.0</text:p>
      <text:p text:style-name="Standard">26 <text:s/>1991 <text:s text:c="4"/>65.1 <text:s text:c="7"/>6.0 <text:s text:c="5"/>24.3 <text:s text:c="8"/>2.2 <text:s text:c="5"/>10.6 <text:s text:c="8"/>1.0</text:p>
      <text:p text:style-name="Standard">27 <text:s/>1990 <text:s text:c="4"/>47.8 <text:s text:c="7"/>1.8 <text:s text:c="6"/>1.8 <text:s text:c="8"/>0.1 <text:s text:c="5"/>50.4 <text:s text:c="8"/>1.9</text:p>
      <text:p text:style-name="Standard">28 <text:s/>1989 <text:s text:c="4"/>39.6 <text:s text:c="7"/>1.6 <text:s text:c="5"/>16.4 <text:s text:c="8"/>0.7 <text:s text:c="5"/>44.0 <text:s text:c="8"/>1.8</text:p>
      <text:p text:style-name="Standard">29 <text:s/>1988 <text:s text:c="4"/>49.6 <text:s text:c="7"/>5.6 <text:s text:c="5"/>39.4 <text:s text:c="8"/>4.5 <text:s text:c="5"/>11.0 <text:s text:c="8"/>1.2</text:p>
      <text:p text:style-name="Standard">30 <text:s/>1987 <text:s text:c="4"/>50.3 <text:s text:c="7"/>5.8 <text:s text:c="5"/>23.5 <text:s text:c="8"/>2.7 <text:s text:c="5"/>26.2 <text:s text:c="8"/>3.1</text:p>
      <text:p text:style-name="Standard">31 <text:s/>1986 <text:s text:c="4"/>45.0 <text:s text:c="7"/>4.0 <text:s text:c="5"/>23.2 <text:s text:c="8"/>2.0 <text:s text:c="5"/>31.8 <text:s text:c="8"/>2.8</text:p>
      <text:p text:style-name="Standard">32 <text:s/>1985 <text:s text:c="4"/>85.5 <text:s text:c="6"/>11.5 <text:s text:c="5"/>80.9 <text:s text:c="7"/>10.9 <text:s text:c="4"/>-66.4 <text:s text:c="7"/>-8.9</text:p>
      <text:p text:style-name="Standard">33 <text:s/>1984 <text:s text:c="4"/>69.3 <text:s text:c="6"/>10.5 <text:s text:c="5"/>40.5 <text:s text:c="8"/>6.2 <text:s text:c="5"/>-9.8 <text:s text:c="7"/>-1.5</text:p>
      <text:p text:style-name="Standard">34 <text:s/>1983 <text:s text:c="4"/>74.1 <text:s text:c="7"/>8.1 <text:s text:c="5"/>40.4 <text:s text:c="8"/>4.4 <text:s text:c="4"/>-14.5 <text:s text:c="7"/>-1.6</text:p>
      <text:p text:style-name="Standard">35 <text:s/>1982 <text:s text:c="4"/>64.7 <text:s text:c="7"/>5.9 <text:s text:c="5"/>23.8 <text:s text:c="8"/>2.2 <text:s text:c="5"/>11.5 <text:s text:c="8"/>1.0</text:p>
      <text:p text:style-name="Standard">36 <text:s/>1981 <text:s text:c="4"/>93.4 <text:s text:c="7"/>4.9 <text:s text:c="5"/>-4.3 <text:s text:c="7"/>-0.2 <text:s text:c="5"/>10.9 <text:s text:c="8"/>0.5</text:p>
      <text:p text:style-name="Standard">37 <text:s/>1980 <text:s text:c="4"/>71.8 <text:s text:c="7"/>5.6 <text:s text:c="5"/>26.4 <text:s text:c="8"/>2.1 <text:s text:c="6"/>1.8 <text:s text:c="8"/>0.1</text:p>
      <text:p text:style-name="Standard">38 <text:s/>1979 <text:s text:c="4"/>87.3 <text:s text:c="7"/>6.6 <text:s text:c="5"/>15.4 <text:s text:c="8"/>1.2 <text:s text:c="5"/>-2.7 <text:s text:c="7"/>-0.2</text:p>
      <text:p text:style-name="Standard">39 <text:s/>1978 <text:s text:c="4"/>39.4 <text:s text:c="7"/>4.6 <text:s text:c="5"/>66.0 <text:s text:c="8"/>7.7 <text:s text:c="5"/>-5.4 <text:s text:c="7"/>-0.6</text:p>
      <text:p text:style-name="Standard"/>
      <text:p text:style-name="Standard"/>
      <text:p text:style-name="Standard">[b](4)idsPullToGdp(retry=3, pause=0.001)[/b]</text:p>
      <text:p text:style-name="Standard">该方法用于获取三大产业对GDP拉动数据</text:p>
      <text:p text:style-name="Standard"/>
      <text:p text:style-name="Standard">参数：</text:p>
      <text:p text:style-name="Standard">retry : int, 默认 3</text:p>
      <text:p text:style-name="Standard"><text:s text:c="3"/>如遇网络等问题重复执行的次数 </text:p>
      <text:p text:style-name="Standard"><text:soft-page-break/>pause : int, 默认 0.001</text:p>
      <text:p text:style-name="Standard"><text:s text:c="3"/>重复请求数据过程中暂停的秒数，防止请求间隔时间太短出现的问题</text:p>
      <text:p text:style-name="Standard"/>
      <text:p text:style-name="Standard">返回值：</text:p>
      <text:p text:style-name="Standard">DataFrame or List: [{'year':, 'gdp_yoy':, ...}, ...]</text:p>
      <text:p text:style-name="Standard"><text:s text:c="3"/>year :统计年度</text:p>
      <text:p text:style-name="Standard"><text:s text:c="3"/>gdp_yoy :国内生产总值同比增长(%)</text:p>
      <text:p text:style-name="Standard"><text:s text:c="3"/>pi :第一产业拉动率(%)</text:p>
      <text:p text:style-name="Standard"><text:s text:c="3"/>si :第二产业拉动率(%)</text:p>
      <text:p text:style-name="Standard"><text:s text:c="3"/>industry:其中工业拉动(%)</text:p>
      <text:p text:style-name="Standard"><text:s text:c="3"/>ti :第三产业拉动率(%)</text:p>
      <text:p text:style-name="Standard"/>
      <text:p text:style-name="Standard">示例：</text:p>
      <text:p text:style-name="Standard">[i]import gugu as gg[/i]</text:p>
      <text:p text:style-name="Standard">[i]obj = gg.Macro()[/i] <text:s text:c="2"/># 创建宏观经济数据对象</text:p>
      <text:p text:style-name="Standard">[i]data = obj.idsPullToGdp()[/i] <text:s text:c="2"/># 获取三大产业对GDP拉动数据</text:p>
      <text:p text:style-name="Standard">[i]obj.output()[/i] <text:s text:c="2"/># 输出数据</text:p>
      <text:p text:style-name="Standard"/>
      <text:p text:style-name="Standard">输出：</text:p>
      <text:p text:style-name="Standard"><text:s text:c="4"/>year <text:s/>gdp_yoy <text:s text:c="2"/>pi <text:s text:c="2"/>si <text:s/>industry <text:s text:c="2"/>ti</text:p>
      <text:p text:style-name="Standard">0 <text:s text:c="2"/>2018 <text:s text:c="5"/>6.6 <text:s/>NaN <text:s/>NaN <text:s text:c="6"/>NaN <text:s/>NaN</text:p>
      <text:p text:style-name="Standard">1 <text:s text:c="2"/>2017 <text:s text:c="5"/>6.9 <text:s/>0.3 <text:s/>2.5 <text:s text:c="6"/>2.2 <text:s/>4.0</text:p>
      <text:p text:style-name="Standard">2 <text:s text:c="2"/>2016 <text:s text:c="5"/>6.7 <text:s/>0.3 <text:s/>2.6 <text:s text:c="6"/>2.1 <text:s/>3.9</text:p>
      <text:p text:style-name="Standard">3 <text:s text:c="2"/>2015 <text:s text:c="5"/>6.9 <text:s/>0.3 <text:s/>2.9 <text:s text:c="6"/>2.4 <text:s/>3.7</text:p>
      <text:p text:style-name="Standard">4 <text:s text:c="2"/>2014 <text:s text:c="5"/>7.3 <text:s/>0.3 <text:s/>3.5 <text:s text:c="6"/>2.9 <text:s/>3.5</text:p>
      <text:p text:style-name="Standard">5 <text:s text:c="2"/>2013 <text:s text:c="5"/>7.8 <text:s/>0.3 <text:s/>3.8 <text:s text:c="6"/>3.1 <text:s/>3.7</text:p>
      <text:p text:style-name="Standard">6 <text:s text:c="2"/>2012 <text:s text:c="5"/>7.9 <text:s/>0.4 <text:s/>3.9 <text:s text:c="6"/>3.3 <text:s/>3.5</text:p>
      <text:p text:style-name="Standard">7 <text:s text:c="2"/>2011 <text:s text:c="5"/>9.5 <text:s/>0.4 <text:s/>5.0 <text:s text:c="6"/>4.4 <text:s/>4.2</text:p>
      <text:p text:style-name="Standard">8 <text:s text:c="2"/>2010 <text:s text:c="4"/>10.6 <text:s/>0.4 <text:s/>6.1 <text:s text:c="6"/>5.3 <text:s/>4.2</text:p>
      <text:p text:style-name="Standard">9 <text:s text:c="2"/>2009 <text:s text:c="5"/>9.2 <text:s/>0.4 <text:s/>4.9 <text:s text:c="6"/>3.8 <text:s/>4.1</text:p>
      <text:p text:style-name="Standard">10 <text:s/>2008 <text:s text:c="5"/>9.6 <text:s/>0.5 <text:s/>4.7 <text:s text:c="6"/>4.2 <text:s/>4.5</text:p>
      <text:p text:style-name="Standard">11 <text:s/>2007 <text:s text:c="4"/>14.2 <text:s/>0.4 <text:s/>7.1 <text:s text:c="6"/>6.2 <text:s/>6.7</text:p>
      <text:p text:style-name="Standard">12 <text:s/>2006 <text:s text:c="4"/>12.7 <text:s/>0.6 <text:s/>6.3 <text:s text:c="6"/>5.4 <text:s/>5.8</text:p>
      <text:p text:style-name="Standard">13 <text:s/>2005 <text:s text:c="4"/>11.3 <text:s/>0.6 <text:s/>5.8 <text:s text:c="6"/>4.9 <text:s/>5.0</text:p>
      <text:p text:style-name="Standard">14 <text:s/>2004 <text:s text:c="4"/>10.1 <text:s/>0.7 <text:s/>5.2 <text:s text:c="6"/>4.8 <text:s/>4.1</text:p>
      <text:p text:style-name="Standard">15 <text:s/>2003 <text:s text:c="4"/>10.0 <text:s/>0.3 <text:s/>5.8 <text:s text:c="6"/>5.2 <text:s/>3.9</text:p>
      <text:p text:style-name="Standard">16 <text:s/>2002 <text:s text:c="5"/>9.1 <text:s/>0.4 <text:s/>4.5 <text:s text:c="6"/>4.0 <text:s/>4.2</text:p>
      <text:p text:style-name="Standard">17 <text:s/>2001 <text:s text:c="5"/>8.3 <text:s/>0.4 <text:s/>3.9 <text:s text:c="6"/>3.5 <text:s/>4.1</text:p>
      <text:p text:style-name="Standard">18 <text:s/>2000 <text:s text:c="5"/>8.4 <text:s/>0.4 <text:s/>5.1 <text:s text:c="6"/>4.8 <text:s/>3.1</text:p>
      <text:p text:style-name="Standard">19 <text:s/>1999 <text:s text:c="5"/>7.6 <text:s/>0.4 <text:s/>4.4 <text:s text:c="6"/>4.2 <text:s/>2.8</text:p>
      <text:p text:style-name="Standard">20 <text:s/>1998 <text:s text:c="5"/>7.8 <text:s/>0.6 <text:s/>4.8 <text:s text:c="6"/>4.3 <text:s/>2.4</text:p>
      <text:p text:style-name="Standard">21 <text:s/>1997 <text:s text:c="5"/>9.3 <text:s/>0.6 <text:s/>5.6 <text:s text:c="6"/>5.4 <text:s/>3.1</text:p>
      <text:p text:style-name="Standard">22 <text:s/>1996 <text:s text:c="4"/>10.0 <text:s/>1.0 <text:s/>6.3 <text:s text:c="6"/>5.9 <text:s/>2.7</text:p>
      <text:p text:style-name="Standard">23 <text:s/>1995 <text:s text:c="4"/>10.9 <text:s/>1.0 <text:s/>7.0 <text:s text:c="6"/>6.4 <text:s/>2.9</text:p>
      <text:p text:style-name="Standard">24 <text:s/>1994 <text:s text:c="4"/>13.1 <text:s/>0.9 <text:s/>8.9 <text:s text:c="6"/>8.2 <text:s/>3.3</text:p>
      <text:p text:style-name="Standard">25 <text:s/>1993 <text:s text:c="4"/>14.0 <text:s/>1.1 <text:s/>9.2 <text:s text:c="6"/>8.3 <text:s/>3.7</text:p>
      <text:p text:style-name="Standard">26 <text:s/>1992 <text:s text:c="4"/>14.2 <text:s/>1.2 <text:s/>9.2 <text:s text:c="6"/>8.2 <text:s/>3.8</text:p>
      <text:p text:style-name="Standard">27 <text:s/>1991 <text:s text:c="5"/>9.2 <text:s/>0.6 <text:s/>5.8 <text:s text:c="6"/>5.3 <text:s/>2.8</text:p>
      <text:p text:style-name="Standard">28 <text:s/>1990 <text:s text:c="5"/>3.8 <text:s/>1.6 <text:s/>1.6 <text:s text:c="6"/>1.5 <text:s/>0.6</text:p>
      <text:p text:style-name="Standard"/>
      <text:p text:style-name="Standard"/>
      <text:p text:style-name="Standard">[b](5)idsCtbToGdp(retry=3, pause=0.001)[/b]</text:p>
      <text:p text:style-name="Standard">该方法用于获取三大产业贡献率数据</text:p>
      <text:p text:style-name="Standard"><text:soft-page-break/></text:p>
      <text:p text:style-name="Standard">参数：</text:p>
      <text:p text:style-name="Standard">retry : int, 默认 3</text:p>
      <text:p text:style-name="Standard"><text:s text:c="3"/>如遇网络等问题重复执行的次数 </text:p>
      <text:p text:style-name="Standard">pause : int, 默认 0.001</text:p>
      <text:p text:style-name="Standard"><text:s text:c="3"/>重复请求数据过程中暂停的秒数，防止请求间隔时间太短出现的问题</text:p>
      <text:p text:style-name="Standard"/>
      <text:p text:style-name="Standard">返回值：</text:p>
      <text:p text:style-name="Standard">DataFrame or List: [{'year':, 'gdp_yoy':, ...}, ...]</text:p>
      <text:p text:style-name="Standard"><text:s text:c="3"/>year :统计年度</text:p>
      <text:p text:style-name="Standard"><text:s text:c="3"/>gdp_yoy :国内生产总值</text:p>
      <text:p text:style-name="Standard"><text:s text:c="3"/>pi :第一产业献率(%)</text:p>
      <text:p text:style-name="Standard"><text:s text:c="3"/>si :第二产业献率(%)</text:p>
      <text:p text:style-name="Standard"><text:s text:c="3"/>industry:其中工业献率(%)</text:p>
      <text:p text:style-name="Standard"><text:s text:c="3"/>ti :第三产业献率(%)</text:p>
      <text:p text:style-name="Standard"/>
      <text:p text:style-name="Standard">示例：</text:p>
      <text:p text:style-name="Standard">[i]import gugu as gg[/i]</text:p>
      <text:p text:style-name="Standard">[i]obj = gg.Macro()[/i] <text:s text:c="2"/># 创建宏观经济数据对象</text:p>
      <text:p text:style-name="Standard">[i]data = obj.idsCtbToGdp()[/i] <text:s text:c="2"/># 获取三大产业贡献率数据</text:p>
      <text:p text:style-name="Standard">[i]obj.output()[/i] <text:s text:c="2"/># 输出数据</text:p>
      <text:p text:style-name="Standard"/>
      <text:p text:style-name="Standard">输出：</text:p>
      <text:p text:style-name="Standard"><text:s text:c="4"/>year <text:s/>gdp_yoy <text:s text:c="3"/>pi <text:s text:c="3"/>si <text:s/>industry <text:s text:c="3"/>ti</text:p>
      <text:p text:style-name="Standard">0 <text:s text:c="2"/>2017 <text:s text:c="3"/>100.0 <text:s text:c="2"/>4.9 <text:s/>36.3 <text:s text:c="5"/>31.9 <text:s/>58.8</text:p>
      <text:p text:style-name="Standard">1 <text:s text:c="2"/>2016 <text:s text:c="3"/>100.0 <text:s text:c="2"/>4.3 <text:s/>38.2 <text:s text:c="5"/>30.7 <text:s/>57.5</text:p>
      <text:p text:style-name="Standard">2 <text:s text:c="2"/>2015 <text:s text:c="3"/>100.0 <text:s text:c="2"/>4.6 <text:s/>42.4 <text:s text:c="5"/>35.4 <text:s/>52.9</text:p>
      <text:p text:style-name="Standard">3 <text:s text:c="2"/>2014 <text:s text:c="3"/>100.0 <text:s text:c="2"/>4.7 <text:s/>47.8 <text:s text:c="5"/>39.2 <text:s/>47.5</text:p>
      <text:p text:style-name="Standard">4 <text:s text:c="2"/>2013 <text:s text:c="3"/>100.0 <text:s text:c="2"/>4.3 <text:s/>48.5 <text:s text:c="5"/>40.5 <text:s/>47.2</text:p>
      <text:p text:style-name="Standard">5 <text:s text:c="2"/>2012 <text:s text:c="3"/>100.0 <text:s text:c="2"/>5.2 <text:s/>49.9 <text:s text:c="5"/>41.9 <text:s/>44.9</text:p>
      <text:p text:style-name="Standard">6 <text:s text:c="2"/>2011 <text:s text:c="3"/>100.0 <text:s text:c="2"/>4.2 <text:s/>52.0 <text:s text:c="5"/>45.9 <text:s/>43.8</text:p>
      <text:p text:style-name="Standard">7 <text:s text:c="2"/>2010 <text:s text:c="3"/>100.0 <text:s text:c="2"/>3.6 <text:s/>57.4 <text:s text:c="5"/>49.6 <text:s/>39.0</text:p>
      <text:p text:style-name="Standard">8 <text:s text:c="2"/>2009 <text:s text:c="3"/>100.0 <text:s text:c="2"/>4.0 <text:s/>52.3 <text:s text:c="5"/>40.7 <text:s/>43.7</text:p>
      <text:p text:style-name="Standard">9 <text:s text:c="2"/>2008 <text:s text:c="3"/>100.0 <text:s text:c="2"/>5.2 <text:s/>48.6 <text:s text:c="5"/>43.4 <text:s/>46.2</text:p>
      <text:p text:style-name="Standard">10 <text:s/>2007 <text:s text:c="3"/>100.0 <text:s text:c="2"/>2.7 <text:s/>50.1 <text:s text:c="5"/>43.8 <text:s/>47.3</text:p>
      <text:p text:style-name="Standard">11 <text:s/>2006 <text:s text:c="3"/>100.0 <text:s text:c="2"/>4.4 <text:s/>49.7 <text:s text:c="5"/>42.3 <text:s/>45.9</text:p>
      <text:p text:style-name="Standard">12 <text:s/>2005 <text:s text:c="3"/>100.0 <text:s text:c="2"/>5.2 <text:s/>50.5 <text:s text:c="5"/>43.1 <text:s/>44.3</text:p>
      <text:p text:style-name="Standard">13 <text:s/>2004 <text:s text:c="3"/>100.0 <text:s text:c="2"/>7.3 <text:s/>51.8 <text:s text:c="5"/>47.6 <text:s/>40.8</text:p>
      <text:p text:style-name="Standard">14 <text:s/>2003 <text:s text:c="3"/>100.0 <text:s text:c="2"/>3.1 <text:s/>57.9 <text:s text:c="5"/>51.6 <text:s/>39.0</text:p>
      <text:p text:style-name="Standard">15 <text:s/>2002 <text:s text:c="3"/>100.0 <text:s text:c="2"/>4.1 <text:s/>49.4 <text:s text:c="5"/>44.3 <text:s/>46.5</text:p>
      <text:p text:style-name="Standard">16 <text:s/>2001 <text:s text:c="3"/>100.0 <text:s text:c="2"/>4.6 <text:s/>46.4 <text:s text:c="5"/>42.0 <text:s/>49.0</text:p>
      <text:p text:style-name="Standard">17 <text:s/>2000 <text:s text:c="3"/>100.0 <text:s text:c="2"/>4.1 <text:s/>59.6 <text:s text:c="5"/>56.9 <text:s/>36.2</text:p>
      <text:p text:style-name="Standard">18 <text:s/>1999 <text:s text:c="3"/>100.0 <text:s text:c="2"/>6.0 <text:s/>57.8 <text:s text:c="5"/>55.0 <text:s/>36.2</text:p>
      <text:p text:style-name="Standard">19 <text:s/>1998 <text:s text:c="3"/>100.0 <text:s text:c="2"/>7.6 <text:s/>60.9 <text:s text:c="5"/>55.4 <text:s/>31.5</text:p>
      <text:p text:style-name="Standard">20 <text:s/>1997 <text:s text:c="3"/>100.0 <text:s text:c="2"/>6.8 <text:s/>59.7 <text:s text:c="5"/>58.3 <text:s/>33.5</text:p>
      <text:p text:style-name="Standard">21 <text:s/>1996 <text:s text:c="3"/>100.0 <text:s text:c="2"/>9.6 <text:s/>62.9 <text:s text:c="5"/>58.5 <text:s/>27.5</text:p>
      <text:p text:style-name="Standard">22 <text:s/>1995 <text:s text:c="3"/>100.0 <text:s text:c="2"/>9.1 <text:s/>64.3 <text:s text:c="5"/>58.5 <text:s/>26.6</text:p>
      <text:p text:style-name="Standard">23 <text:s/>1994 <text:s text:c="3"/>100.0 <text:s text:c="2"/>6.6 <text:s/>67.9 <text:s text:c="5"/>62.6 <text:s/>25.5</text:p>
      <text:p text:style-name="Standard">24 <text:s/>1993 <text:s text:c="3"/>100.0 <text:s text:c="2"/>7.9 <text:s/>65.5 <text:s text:c="5"/>59.1 <text:s/>26.6</text:p>
      <text:p text:style-name="Standard">25 <text:s/>1992 <text:s text:c="3"/>100.0 <text:s text:c="2"/>8.4 <text:s/>64.5 <text:s text:c="5"/>57.6 <text:s/>27.1</text:p>
      <text:p text:style-name="Standard">26 <text:s/>1991 <text:s text:c="3"/>100.0 <text:s text:c="2"/>7.1 <text:s/>62.8 <text:s text:c="5"/>58.0 <text:s/>30.1</text:p>
      <text:p text:style-name="Standard">27 <text:s/>1990 <text:s text:c="3"/>100.0 <text:s/>41.7 <text:s/>41.0 <text:s text:c="5"/>39.7 <text:s/>17.3</text:p>
      <text:p text:style-name="Standard"/>
      <text:p text:style-name="Standard"><text:soft-page-break/></text:p>
      <text:p text:style-name="Standard">[b](6)cpi(retry=3, pause=0.001)[/b]</text:p>
      <text:p text:style-name="Standard">该方法用于获取居民消费价格指数数据</text:p>
      <text:p text:style-name="Standard"/>
      <text:p text:style-name="Standard">参数：</text:p>
      <text:p text:style-name="Standard">retry : int, 默认 3</text:p>
      <text:p text:style-name="Standard"><text:s text:c="3"/>如遇网络等问题重复执行的次数 </text:p>
      <text:p text:style-name="Standard">pause : int, 默认 0.001</text:p>
      <text:p text:style-name="Standard"><text:s text:c="3"/>重复请求数据过程中暂停的秒数，防止请求间隔时间太短出现的问题</text:p>
      <text:p text:style-name="Standard"/>
      <text:p text:style-name="Standard">返回值：</text:p>
      <text:p text:style-name="Standard">DataFrame or List: [{'month':, 'cpi':,}, ...]</text:p>
      <text:p text:style-name="Standard"><text:s text:c="3"/>month :统计月份</text:p>
      <text:p text:style-name="Standard"><text:s text:c="3"/>cpi :价格指数</text:p>
      <text:p text:style-name="Standard"/>
      <text:p text:style-name="Standard">示例：</text:p>
      <text:p text:style-name="Standard">[i]import gugu as gg[/i]</text:p>
      <text:p text:style-name="Standard">[i]obj = gg.Macro()[/i] <text:s text:c="2"/># 创建宏观经济数据对象</text:p>
      <text:p text:style-name="Standard">[i]data = obj.cpi()[/i] <text:s text:c="2"/># 获取居民消费价格指数数据</text:p>
      <text:p text:style-name="Standard">[i]obj.output()[/i] <text:s text:c="2"/># 输出数据</text:p>
      <text:p text:style-name="Standard"/>
      <text:p text:style-name="Standard">输出：</text:p>
      <text:p text:style-name="Standard"><text:s text:c="7"/>month <text:s text:c="4"/>cpi</text:p>
      <text:p text:style-name="Standard">0 <text:s text:c="4"/>2019.2 <text:s/>101.49</text:p>
      <text:p text:style-name="Standard">1 <text:s text:c="4"/>2019.1 <text:s/>101.74</text:p>
      <text:p text:style-name="Standard">2 <text:s text:c="3"/>2018.12 <text:s/>101.86</text:p>
      <text:p text:style-name="Standard">3 <text:s text:c="3"/>2018.11 <text:s/>102.18</text:p>
      <text:p text:style-name="Standard">4 <text:s text:c="3"/>2018.10 <text:s/>102.54</text:p>
      <text:p text:style-name="Standard">5 <text:s text:c="4"/>2018.9 <text:s/>102.50</text:p>
      <text:p text:style-name="Standard">6 <text:s text:c="4"/>2018.8 <text:s/>102.30</text:p>
      <text:p text:style-name="Standard">7 <text:s text:c="4"/>2018.7 <text:s/>102.10</text:p>
      <text:p text:style-name="Standard">8 <text:s text:c="4"/>2018.6 <text:s/>101.85</text:p>
      <text:p text:style-name="Standard">9 <text:s text:c="4"/>2018.5 <text:s/>101.75</text:p>
      <text:p text:style-name="Standard">10 <text:s text:c="3"/>2018.4 <text:s/>101.80</text:p>
      <text:p text:style-name="Standard">11 <text:s text:c="3"/>2018.3 <text:s/>102.06</text:p>
      <text:p text:style-name="Standard">12 <text:s text:c="3"/>2018.2 <text:s/>102.90</text:p>
      <text:p text:style-name="Standard">13 <text:s text:c="3"/>2018.1 <text:s/>101.47</text:p>
      <text:p text:style-name="Standard">14 <text:s text:c="2"/>2017.12 <text:s/>102.00</text:p>
      <text:p text:style-name="Standard">15 <text:s text:c="2"/>2017.11 <text:s/>101.73</text:p>
      <text:p text:style-name="Standard">16 <text:s text:c="2"/>2017.10 <text:s/>101.87</text:p>
      <text:p text:style-name="Standard">17 <text:s text:c="3"/>2017.9 <text:s/>101.60</text:p>
      <text:p text:style-name="Standard">18 <text:s text:c="3"/>2017.8 <text:s/>101.77</text:p>
      <text:p text:style-name="Standard">19 <text:s text:c="3"/>2017.7 <text:s/>101.40</text:p>
      <text:p text:style-name="Standard">20 <text:s text:c="3"/>2017.6 <text:s/>101.50</text:p>
      <text:p text:style-name="Standard">21 <text:s text:c="3"/>2017.5 <text:s/>101.52</text:p>
      <text:p text:style-name="Standard">22 <text:s text:c="3"/>2017.4 <text:s/>101.17</text:p>
      <text:p text:style-name="Standard">23 <text:s text:c="3"/>2017.3 <text:s/>100.92</text:p>
      <text:p text:style-name="Standard">24 <text:s text:c="3"/>2017.2 <text:s/>100.80</text:p>
      <text:p text:style-name="Standard">25 <text:s text:c="3"/>2017.1 <text:s/>102.55</text:p>
      <text:p text:style-name="Standard">26 <text:s text:c="2"/>2016.12 <text:s/>102.08</text:p>
      <text:p text:style-name="Standard">27 <text:s text:c="2"/>2016.11 <text:s/>102.25</text:p>
      <text:p text:style-name="Standard">28 <text:s text:c="2"/>2016.10 <text:s/>102.10</text:p>
      <text:p text:style-name="Standard">29 <text:s text:c="3"/>2016.9 <text:s/>101.90</text:p>
      <text:p text:style-name="Standard"><text:soft-page-break/>.. <text:s text:c="6"/>... <text:s text:c="4"/>...</text:p>
      <text:p text:style-name="Standard">320 <text:s text:c="2"/>1992.6 <text:s/>104.80</text:p>
      <text:p text:style-name="Standard">321 <text:s text:c="2"/>1992.5 <text:s/>104.70</text:p>
      <text:p text:style-name="Standard">322 <text:s text:c="2"/>1992.4 <text:s/>107.10</text:p>
      <text:p text:style-name="Standard">323 <text:s text:c="2"/>1992.3 <text:s/>105.30</text:p>
      <text:p text:style-name="Standard">324 <text:s text:c="2"/>1992.2 <text:s/>105.30</text:p>
      <text:p text:style-name="Standard">325 <text:s text:c="2"/>1992.1 <text:s/>105.50</text:p>
      <text:p text:style-name="Standard">326 <text:s/>1991.12 <text:s/>104.50</text:p>
      <text:p text:style-name="Standard">327 <text:s/>1991.11 <text:s/>104.40</text:p>
      <text:p text:style-name="Standard">328 <text:s/>1991.10 <text:s/>104.80</text:p>
      <text:p text:style-name="Standard">329 <text:s text:c="2"/>1991.9 <text:s/>104.50</text:p>
      <text:p text:style-name="Standard">330 <text:s text:c="2"/>1991.8 <text:s/>104.90</text:p>
      <text:p text:style-name="Standard">331 <text:s text:c="2"/>1991.7 <text:s/>104.70</text:p>
      <text:p text:style-name="Standard">332 <text:s text:c="2"/>1991.6 <text:s/>104.40</text:p>
      <text:p text:style-name="Standard">333 <text:s text:c="2"/>1991.5 <text:s/>103.60</text:p>
      <text:p text:style-name="Standard">334 <text:s text:c="2"/>1991.4 <text:s/>101.30</text:p>
      <text:p text:style-name="Standard">335 <text:s text:c="2"/>1991.3 <text:s/>101.60</text:p>
      <text:p text:style-name="Standard">336 <text:s text:c="2"/>1991.2 <text:s/>101.00</text:p>
      <text:p text:style-name="Standard">337 <text:s text:c="2"/>1991.1 <text:s/>102.20</text:p>
      <text:p text:style-name="Standard">338 <text:s/>1990.12 <text:s/>104.30</text:p>
      <text:p text:style-name="Standard">339 <text:s/>1990.11 <text:s/>103.70</text:p>
      <text:p text:style-name="Standard">340 <text:s/>1990.10 <text:s/>103.10</text:p>
      <text:p text:style-name="Standard">341 <text:s text:c="2"/>1990.9 <text:s/>102.90</text:p>
      <text:p text:style-name="Standard">342 <text:s text:c="2"/>1990.8 <text:s/>102.50</text:p>
      <text:p text:style-name="Standard">343 <text:s text:c="2"/>1990.7 <text:s/>101.10</text:p>
      <text:p text:style-name="Standard">344 <text:s text:c="2"/>1990.6 <text:s/>101.10</text:p>
      <text:p text:style-name="Standard">345 <text:s text:c="2"/>1990.5 <text:s/>102.70</text:p>
      <text:p text:style-name="Standard">346 <text:s text:c="2"/>1990.4 <text:s/>103.20</text:p>
      <text:p text:style-name="Standard">347 <text:s text:c="2"/>1990.3 <text:s/>103.40</text:p>
      <text:p text:style-name="Standard">348 <text:s text:c="2"/>1990.2 <text:s/>104.40</text:p>
      <text:p text:style-name="Standard">349 <text:s text:c="2"/>1990.1 <text:s/>104.30</text:p>
      <text:p text:style-name="Standard"/>
      <text:p text:style-name="Standard"/>
      <text:p text:style-name="Standard">[b](7)ppi(retry=3, pause=0.001)[/b]</text:p>
      <text:p text:style-name="Standard">该方法用于获取工业品出厂价格指数数据</text:p>
      <text:p text:style-name="Standard"/>
      <text:p text:style-name="Standard">参数：</text:p>
      <text:p text:style-name="Standard">retry : int, 默认 3</text:p>
      <text:p text:style-name="Standard"><text:s text:c="3"/>如遇网络等问题重复执行的次数 </text:p>
      <text:p text:style-name="Standard">pause : int, 默认 0.001</text:p>
      <text:p text:style-name="Standard"><text:s text:c="3"/>重复请求数据过程中暂停的秒数，防止请求间隔时间太短出现的问题</text:p>
      <text:p text:style-name="Standard"/>
      <text:p text:style-name="Standard">返回值：</text:p>
      <text:p text:style-name="Standard">DataFrame or List: [{'month':, 'ppiip':, ...}, ...]</text:p>
      <text:p text:style-name="Standard"><text:s text:c="3"/>month :统计月份</text:p>
      <text:p text:style-name="Standard"><text:s text:c="3"/>ppiip :工业品出厂价格指数</text:p>
      <text:p text:style-name="Standard"><text:s text:c="3"/>ppi :生产资料价格指数</text:p>
      <text:p text:style-name="Standard"><text:s text:c="3"/>qm:采掘工业价格指数</text:p>
      <text:p text:style-name="Standard"><text:s text:c="3"/>rmi:原材料工业价格指数</text:p>
      <text:p text:style-name="Standard"><text:s text:c="3"/>pi:加工工业价格指数 <text:s text:c="3"/></text:p>
      <text:p text:style-name="Standard"><text:s text:c="3"/>cg:生活资料价格指数</text:p>
      <text:p text:style-name="Standard"><text:s text:c="3"/>food:食品类价格指数</text:p>
      <text:p text:style-name="Standard"><text:s text:c="3"/>clothing:衣着类价格指数</text:p>
      <text:p text:style-name="Standard"><text:soft-page-break/><text:s text:c="3"/>roeu:一般日用品价格指数</text:p>
      <text:p text:style-name="Standard"><text:s text:c="3"/>dcg:耐用消费品价格指数</text:p>
      <text:p text:style-name="Standard"/>
      <text:p text:style-name="Standard">示例：</text:p>
      <text:p text:style-name="Standard">[i]import gugu as gg[/i]</text:p>
      <text:p text:style-name="Standard">[i]obj = gg.Macro()[/i] <text:s text:c="2"/># 创建宏观经济数据对象</text:p>
      <text:p text:style-name="Standard">[i]data = obj.ppi()[/i] <text:s text:c="2"/># 获取工业品出厂价格指数数据</text:p>
      <text:p text:style-name="Standard">[i]obj.output()[/i] <text:s text:c="2"/># 输出数据</text:p>
      <text:p text:style-name="Standard"/>
      <text:p text:style-name="Standard">输出：</text:p>
      <text:p text:style-name="Standard"><text:s text:c="7"/>month <text:s text:c="2"/>ppiip <text:s text:c="3"/>ppi <text:s text:c="5"/>qm <text:s text:c="4"/>rmi <text:s text:c="5"/>pi <text:s text:c="5"/>cg <text:s text:c="3"/>food <text:s/>clothing <text:s text:c="3"/>roeu <text:s text:c="4"/>dcg</text:p>
      <text:p text:style-name="Standard">0 <text:s text:c="4"/>2019.2 <text:s/>100.10 <text:s text:c="2"/>99.9 <text:s/>101.80 <text:s text:c="2"/>98.50 <text:s/>100.30 <text:s/>100.40 <text:s/>100.80 <text:s text:c="3"/>101.60 <text:s/>100.20 <text:s text:c="2"/>99.40</text:p>
      <text:p text:style-name="Standard">1 <text:s text:c="4"/>2019.1 <text:s/>100.10 <text:s text:c="2"/>99.9 <text:s/>101.20 <text:s text:c="2"/>98.40 <text:s/>100.30 <text:s/>100.60 <text:s/>100.80 <text:s text:c="3"/>101.60 <text:s/>100.30 <text:s/>100.00</text:p>
      <text:p text:style-name="Standard">2 <text:s text:c="3"/>2018.12 <text:s/>100.90 <text:s/>101.0 <text:s/>103.80 <text:s/>100.80 <text:s/>100.80 <text:s/>100.70 <text:s/>100.90 <text:s text:c="3"/>101.60 <text:s/>100.40 <text:s/>100.20</text:p>
      <text:p text:style-name="Standard">3 <text:s text:c="3"/>2018.11 <text:s/>102.70 <text:s/>103.3 <text:s/>109.20 <text:s/>104.60 <text:s/>102.20 <text:s/>100.80 <text:s/>101.10 <text:s text:c="3"/>101.50 <text:s/>100.80 <text:s/>100.10</text:p>
      <text:p text:style-name="Standard">4 <text:s text:c="3"/>2018.10 <text:s/>103.30 <text:s/>104.2 <text:s/>112.40 <text:s/>106.70 <text:s/>102.50 <text:s/>100.70 <text:s/>100.90 <text:s text:c="3"/>101.20 <text:s/>101.00 <text:s text:c="2"/>99.90</text:p>
      <text:p text:style-name="Standard">5 <text:s text:c="4"/>2018.9 <text:s/>103.60 <text:s/>104.6 <text:s/>111.70 <text:s/>107.30 <text:s/>102.90 <text:s/>100.80 <text:s/>100.90 <text:s text:c="3"/>101.10 <text:s/>101.10 <text:s/>100.20</text:p>
      <text:p text:style-name="Standard">6 <text:s text:c="4"/>2018.8 <text:s/>104.10 <text:s/>105.2 <text:s/>112.10 <text:s/>107.80 <text:s/>103.50 <text:s/>100.70 <text:s/>100.70 <text:s text:c="3"/>101.10 <text:s/>101.20 <text:s/>100.20</text:p>
      <text:p text:style-name="Standard">7 <text:s text:c="4"/>2018.7 <text:s/>104.60 <text:s/>106.0 <text:s/>113.40 <text:s/>109.00 <text:s/>104.10 <text:s/>100.60 <text:s/>100.70 <text:s text:c="3"/>100.70 <text:s/>101.10 <text:s text:c="2"/>99.80</text:p>
      <text:p text:style-name="Standard">8 <text:s text:c="4"/>2018.6 <text:s/>104.70 <text:s/>106.1 <text:s/>111.50 <text:s/>108.80 <text:s/>104.60 <text:s/>100.40 <text:s/>100.70 <text:s text:c="3"/>100.30 <text:s/>101.10 <text:s text:c="2"/>99.50</text:p>
      <text:p text:style-name="Standard">9 <text:s text:c="4"/>2018.5 <text:s/>104.10 <text:s/>105.4 <text:s/>108.10 <text:s/>107.40 <text:s/>104.40 <text:s/>100.30 <text:s/>100.30 <text:s text:c="3"/>100.30 <text:s/>101.10 <text:s text:c="2"/>99.30</text:p>
      <text:p text:style-name="Standard">10 <text:s text:c="3"/>2018.4 <text:s/>103.40 <text:s/>104.5 <text:s/>106.10 <text:s/>105.70 <text:s/>103.90 <text:s/>100.10 <text:s/>100.10 <text:s text:c="3"/>100.20 <text:s/>100.90 <text:s text:c="2"/>99.40</text:p>
      <text:p text:style-name="Standard">11 <text:s text:c="3"/>2018.3 <text:s/>103.10 <text:s/>104.1 <text:s/>105.00 <text:s/>105.10 <text:s/>103.70 <text:s/>100.20 <text:s/>100.00 <text:s text:c="3"/>100.30 <text:s/>100.90 <text:s text:c="2"/>99.70</text:p>
      <text:p text:style-name="Standard">12 <text:s text:c="3"/>2018.2 <text:s/>103.70 <text:s/>104.8 <text:s/>106.40 <text:s/>105.90 <text:s/>104.20 <text:s/>100.30 <text:s/>100.00 <text:s text:c="3"/>100.50 <text:s/>101.10 <text:s text:c="2"/>99.90</text:p>
      <text:p text:style-name="Standard">13 <text:s text:c="3"/>2018.1 <text:s/>104.30 <text:s/>105.7 <text:s/>106.80 <text:s/>107.30 <text:s/>104.90 <text:s/>100.30 <text:s/>100.00 <text:s text:c="3"/>100.80 <text:s/>101.40 <text:s text:c="2"/>99.70</text:p>
      <text:p text:style-name="Standard">14 <text:s text:c="2"/>2017.12 <text:s/>106.30 <text:s/>106.4 <text:s/>120.67 <text:s/>111.53 <text:s/>106.09 <text:s/>100.65 <text:s/>100.60 <text:s text:c="3"/>101.16 <text:s/>101.32 <text:s text:c="2"/>99.88</text:p>
      <text:p text:style-name="Standard">15 <text:s text:c="2"/>2017.11 <text:s/>105.80 <text:s/>107.5 <text:s/>110.80 <text:s/>109.70 <text:s/>106.30 <text:s/>100.60 <text:s/>100.40 <text:s text:c="3"/>100.70 <text:s/>101.70 <text:s/>100.00</text:p>
      <text:p text:style-name="Standard">16 <text:s text:c="2"/>2017.10 <text:s/>106.90 <text:s/>109.0 <text:s/>114.70 <text:s/>111.60 <text:s/>107.50 <text:s/>100.80 <text:s/>100.60 <text:s text:c="3"/>100.90 <text:s/>101.90 <text:s/>100.00</text:p>
      <text:p text:style-name="Standard">17 <text:s text:c="3"/>2017.9 <text:s/>106.90 <text:s/>109.1 <text:s/>117.20 <text:s/>111.90 <text:s/>107.30 <text:s/>100.70 <text:s/>100.70 <text:s text:c="3"/>101.20 <text:s/>101.30 <text:s/>100.00</text:p>
      <text:p text:style-name="Standard">18 <text:s text:c="3"/>2017.8 <text:s/>106.40 <text:s/>108.3 <text:s/>118.20 <text:s/>111.00 <text:s/>106.40 <text:s/>100.60 <text:s/>100.70 <text:s text:c="3"/>101.40 <text:s/>100.80 <text:s/>100.00</text:p>
      <text:p text:style-name="Standard">19 <text:s text:c="3"/>2017.7 <text:s/>105.50 <text:s/>107.3 <text:s/>115.80 <text:s/>109.30 <text:s/>105.80 <text:s/>100.50 <text:s/>100.40 <text:s text:c="3"/>101.20 <text:s/>100.60 <text:s/>100.00</text:p>
      <text:p text:style-name="Standard">20 <text:s text:c="3"/>2017.6 <text:s/>105.50 <text:s/>107.3 <text:s/>118.30 <text:s/>110.00 <text:s/>105.40 <text:s/>100.50 <text:s/>100.10 <text:s text:c="3"/>101.30 <text:s/>101.00 <text:s/>100.10</text:p>
      <text:p text:style-name="Standard">21 <text:s text:c="3"/>2017.5 <text:s/>101.00 <text:s/>107.3 <text:s/>122.70 <text:s/>111.10 <text:s/>104.60 <text:s/>100.60 <text:s/>100.30 <text:s text:c="3"/>101.50 <text:s/>101.10 <text:s/>100.20</text:p>
      <text:p text:style-name="Standard">22 <text:s text:c="3"/>2017.4 <text:s/>101.40 <text:s/>108.4 <text:s/>128.30 <text:s/>113.00 <text:s/>105.20 <text:s/>100.70 <text:s/>100.50 <text:s text:c="3"/>101.50 <text:s/>101.40 <text:s text:c="2"/>99.90</text:p>
      <text:p text:style-name="Standard">23 <text:s text:c="3"/>2017.3 <text:s/>107.60 <text:s/>110.1 <text:s/>133.70 <text:s/>114.90 <text:s/>106.50 <text:s/>100.70 <text:s/>100.70 <text:s text:c="3"/>101.30 <text:s/>101.40 <text:s text:c="2"/>99.60</text:p>
      <text:p text:style-name="Standard">24 <text:s text:c="3"/>2017.2 <text:s/>107.80 <text:s/>110.4 <text:s/>136.10 <text:s/>115.50 <text:s/>106.60 <text:s/>100.80 <text:s/>101.10 <text:s text:c="3"/>101.30 <text:s/>101.50 <text:s text:c="2"/>99.40</text:p>
      <text:p text:style-name="Standard">25 <text:s text:c="3"/>2017.1 <text:s/>106.90 <text:s/>109.1 <text:s/>131.00 <text:s/>112.90 <text:s/>105.90 <text:s/>100.80 <text:s/>101.30 <text:s text:c="3"/>101.10 <text:s/>101.50 <text:s text:c="2"/>99.40</text:p>
      <text:p text:style-name="Standard">26 <text:s text:c="2"/>2016.12 <text:s text:c="2"/>98.63 <text:s/>107.2 <text:s text:c="2"/>95.40 <text:s text:c="2"/>96.72 <text:s text:c="2"/>98.97 <text:s text:c="2"/>99.96 <text:s/>100.55 <text:s text:c="3"/>100.88 <text:s/>100.04 <text:s text:c="2"/>98.55</text:p>
      <text:p text:style-name="Standard">27 <text:s text:c="2"/>2016.11 <text:s/>103.30 <text:s/>104.3 <text:s/>114.80 <text:s/>105.80 <text:s/>102.90 <text:s/>100.40 <text:s/>100.90 <text:s text:c="3"/>101.10 <text:s/>100.70 <text:s text:c="2"/>99.00</text:p>
      <text:p text:style-name="Standard">28 <text:s text:c="2"/>2016.10 <text:s/>101.20 <text:s/>101.6 <text:s/>107.90 <text:s/>101.90 <text:s/>100.90 <text:s/>100.10 <text:s/>100.60 <text:s text:c="3"/>100.90 <text:s/>100.20 <text:s text:c="2"/>98.80</text:p>
      <text:p text:style-name="Standard">29 <text:s text:c="3"/>2016.9 <text:s/>100.10 <text:s/>100.1 <text:s/>102.10 <text:s text:c="2"/>99.80 <text:s/>100.10 <text:s/>100.00 <text:s/>100.30 <text:s text:c="3"/>100.70 <text:s/>100.50 <text:s text:c="2"/>98.50</text:p>
      <text:p text:style-name="Standard">.. <text:s text:c="6"/>... <text:s text:c="4"/>... <text:s text:c="3"/>... <text:s text:c="4"/>... <text:s text:c="4"/>... <text:s text:c="4"/>... <text:s text:c="4"/>... <text:s text:c="4"/>... <text:s text:c="6"/>... <text:s text:c="4"/>... <text:s text:c="4"/>...</text:p>
      <text:p text:style-name="Standard">284 <text:s text:c="2"/>1995.6 <text:s/>113.80 <text:s text:c="3"/>NaN <text:s text:c="4"/>NaN <text:s text:c="4"/>NaN <text:s text:c="4"/>NaN <text:s text:c="4"/>NaN <text:s text:c="4"/>NaN <text:s text:c="6"/>NaN <text:s text:c="4"/>NaN <text:s text:c="4"/>NaN</text:p>
      <text:p text:style-name="Standard">285 <text:s text:c="2"/>1995.5 <text:s/>113.90 <text:s text:c="3"/>NaN <text:s text:c="4"/>NaN <text:s text:c="4"/>NaN <text:s text:c="4"/>NaN <text:s text:c="4"/>NaN <text:s text:c="4"/>NaN <text:s text:c="6"/>NaN <text:s text:c="4"/>NaN <text:s text:c="4"/>NaN</text:p>
      <text:p text:style-name="Standard">286 <text:s text:c="2"/>1995.4 <text:s/>117.10 <text:s text:c="3"/>NaN <text:s text:c="4"/>NaN <text:s text:c="4"/>NaN <text:s text:c="4"/>NaN <text:s text:c="4"/>NaN <text:s text:c="4"/>NaN <text:s text:c="6"/>NaN <text:s text:c="4"/>NaN <text:s text:c="4"/>NaN</text:p>
      <text:p text:style-name="Standard">287 <text:s text:c="2"/>1995.3 <text:s/>119.50 <text:s text:c="3"/>NaN <text:s text:c="4"/>NaN <text:s text:c="4"/>NaN <text:s text:c="4"/>NaN <text:s text:c="4"/>NaN <text:s text:c="4"/>NaN <text:s text:c="6"/>NaN <text:s text:c="4"/>NaN <text:s text:c="4"/>NaN</text:p>
      <text:p text:style-name="Standard">288 <text:s text:c="2"/>1995.2 <text:s/>120.20 <text:s text:c="3"/>NaN <text:s text:c="4"/>NaN <text:s text:c="4"/>NaN <text:s text:c="4"/>NaN <text:s text:c="4"/>NaN <text:s text:c="4"/>NaN <text:s text:c="6"/>NaN <text:s text:c="4"/>NaN <text:s text:c="4"/>NaN</text:p>
      <text:p text:style-name="Standard">289 <text:s text:c="2"/>1995.1 <text:s/>120.70 <text:s text:c="3"/>NaN <text:s text:c="4"/>NaN <text:s text:c="4"/>NaN <text:s text:c="4"/>NaN <text:s text:c="4"/>NaN <text:s text:c="4"/>NaN <text:s text:c="6"/>NaN <text:s text:c="4"/>NaN <text:s text:c="4"/>NaN</text:p>
      <text:p text:style-name="Standard">290 <text:s/>1994.12 <text:s/>119.90 <text:s text:c="3"/>NaN <text:s text:c="4"/>NaN <text:s text:c="4"/>NaN <text:s text:c="4"/>NaN <text:s text:c="4"/>NaN <text:s text:c="4"/>NaN <text:s text:c="6"/>NaN <text:s text:c="4"/>NaN <text:s text:c="4"/>NaN</text:p>
      <text:p text:style-name="Standard">291 <text:s/>1994.11 <text:s/>119.90 <text:s text:c="3"/>NaN <text:s text:c="4"/>NaN <text:s text:c="4"/>NaN <text:s text:c="4"/>NaN <text:s text:c="4"/>NaN <text:s text:c="4"/>NaN <text:s text:c="6"/>NaN <text:s text:c="4"/>NaN <text:s text:c="4"/>NaN</text:p>
      <text:p text:style-name="Standard">292 <text:s/>1994.10 <text:s/>118.20 <text:s text:c="3"/>NaN <text:s text:c="4"/>NaN <text:s text:c="4"/>NaN <text:s text:c="4"/>NaN <text:s text:c="4"/>NaN <text:s text:c="4"/>NaN <text:s text:c="6"/>NaN <text:s text:c="4"/>NaN <text:s text:c="4"/>NaN</text:p>
      <text:p text:style-name="Standard">293 <text:s text:c="2"/>1994.9 <text:s/>118.50 <text:s text:c="3"/>NaN <text:s text:c="4"/>NaN <text:s text:c="4"/>NaN <text:s text:c="4"/>NaN <text:s text:c="4"/>NaN <text:s text:c="4"/>NaN <text:s text:c="6"/>NaN <text:s text:c="4"/>NaN <text:s text:c="4"/>NaN</text:p>
      <text:p text:style-name="Standard">294 <text:s text:c="2"/>1994.8 <text:s/>118.10 <text:s text:c="3"/>NaN <text:s text:c="4"/>NaN <text:s text:c="4"/>NaN <text:s text:c="4"/>NaN <text:s text:c="4"/>NaN <text:s text:c="4"/>NaN <text:s text:c="6"/>NaN <text:s text:c="4"/>NaN <text:s text:c="4"/>NaN</text:p>
      <text:p text:style-name="Standard"><text:soft-page-break/>295 <text:s text:c="2"/>1994.7 <text:s/>120.10 <text:s text:c="3"/>NaN <text:s text:c="4"/>NaN <text:s text:c="4"/>NaN <text:s text:c="4"/>NaN <text:s text:c="4"/>NaN <text:s text:c="4"/>NaN <text:s text:c="6"/>NaN <text:s text:c="4"/>NaN <text:s text:c="4"/>NaN</text:p>
      <text:p text:style-name="Standard">296 <text:s text:c="2"/>1994.6 <text:s/>119.10 <text:s text:c="3"/>NaN <text:s text:c="4"/>NaN <text:s text:c="4"/>NaN <text:s text:c="4"/>NaN <text:s text:c="4"/>NaN <text:s text:c="4"/>NaN <text:s text:c="6"/>NaN <text:s text:c="4"/>NaN <text:s text:c="4"/>NaN</text:p>
      <text:p text:style-name="Standard">297 <text:s text:c="2"/>1994.5 <text:s/>120.20 <text:s text:c="3"/>NaN <text:s text:c="4"/>NaN <text:s text:c="4"/>NaN <text:s text:c="4"/>NaN <text:s text:c="4"/>NaN <text:s text:c="4"/>NaN <text:s text:c="6"/>NaN <text:s text:c="4"/>NaN <text:s text:c="4"/>NaN</text:p>
      <text:p text:style-name="Standard">298 <text:s text:c="2"/>1994.4 <text:s/>119.60 <text:s text:c="3"/>NaN <text:s text:c="4"/>NaN <text:s text:c="4"/>NaN <text:s text:c="4"/>NaN <text:s text:c="4"/>NaN <text:s text:c="4"/>NaN <text:s text:c="6"/>NaN <text:s text:c="4"/>NaN <text:s text:c="4"/>NaN</text:p>
      <text:p text:style-name="Standard">299 <text:s text:c="2"/>1994.3 <text:s/>117.90 <text:s text:c="3"/>NaN <text:s text:c="4"/>NaN <text:s text:c="4"/>NaN <text:s text:c="4"/>NaN <text:s text:c="4"/>NaN <text:s text:c="4"/>NaN <text:s text:c="6"/>NaN <text:s text:c="4"/>NaN <text:s text:c="4"/>NaN</text:p>
      <text:p text:style-name="Standard">300 <text:s text:c="2"/>1994.2 <text:s/>116.50 <text:s text:c="3"/>NaN <text:s text:c="4"/>NaN <text:s text:c="4"/>NaN <text:s text:c="4"/>NaN <text:s text:c="4"/>NaN <text:s text:c="4"/>NaN <text:s text:c="6"/>NaN <text:s text:c="4"/>NaN <text:s text:c="4"/>NaN</text:p>
      <text:p text:style-name="Standard">301 <text:s text:c="2"/>1994.1 <text:s/>118.60 <text:s text:c="3"/>NaN <text:s text:c="4"/>NaN <text:s text:c="4"/>NaN <text:s text:c="4"/>NaN <text:s text:c="4"/>NaN <text:s text:c="4"/>NaN <text:s text:c="6"/>NaN <text:s text:c="4"/>NaN <text:s text:c="4"/>NaN</text:p>
      <text:p text:style-name="Standard">302 <text:s/>1993.12 <text:s/>122.00 <text:s text:c="3"/>NaN <text:s text:c="4"/>NaN <text:s text:c="4"/>NaN <text:s text:c="4"/>NaN <text:s text:c="4"/>NaN <text:s text:c="4"/>NaN <text:s text:c="6"/>NaN <text:s text:c="4"/>NaN <text:s text:c="4"/>NaN</text:p>
      <text:p text:style-name="Standard">303 <text:s/>1993.11 <text:s/>122.50 <text:s text:c="3"/>NaN <text:s text:c="4"/>NaN <text:s text:c="4"/>NaN <text:s text:c="4"/>NaN <text:s text:c="4"/>NaN <text:s text:c="4"/>NaN <text:s text:c="6"/>NaN <text:s text:c="4"/>NaN <text:s text:c="4"/>NaN</text:p>
      <text:p text:style-name="Standard">304 <text:s/>1993.10 <text:s/>124.10 <text:s text:c="3"/>NaN <text:s text:c="4"/>NaN <text:s text:c="4"/>NaN <text:s text:c="4"/>NaN <text:s text:c="4"/>NaN <text:s text:c="4"/>NaN <text:s text:c="6"/>NaN <text:s text:c="4"/>NaN <text:s text:c="4"/>NaN</text:p>
      <text:p text:style-name="Standard">305 <text:s text:c="2"/>1993.9 <text:s/>124.60 <text:s text:c="3"/>NaN <text:s text:c="4"/>NaN <text:s text:c="4"/>NaN <text:s text:c="4"/>NaN <text:s text:c="4"/>NaN <text:s text:c="4"/>NaN <text:s text:c="6"/>NaN <text:s text:c="4"/>NaN <text:s text:c="4"/>NaN</text:p>
      <text:p text:style-name="Standard">306 <text:s text:c="2"/>1993.8 <text:s/>125.90 <text:s text:c="3"/>NaN <text:s text:c="4"/>NaN <text:s text:c="4"/>NaN <text:s text:c="4"/>NaN <text:s text:c="4"/>NaN <text:s text:c="4"/>NaN <text:s text:c="6"/>NaN <text:s text:c="4"/>NaN <text:s text:c="4"/>NaN</text:p>
      <text:p text:style-name="Standard">307 <text:s text:c="2"/>1993.7 <text:s/>125.70 <text:s text:c="3"/>NaN <text:s text:c="4"/>NaN <text:s text:c="4"/>NaN <text:s text:c="4"/>NaN <text:s text:c="4"/>NaN <text:s text:c="4"/>NaN <text:s text:c="6"/>NaN <text:s text:c="4"/>NaN <text:s text:c="4"/>NaN</text:p>
      <text:p text:style-name="Standard">308 <text:s text:c="2"/>1993.6 <text:s/>125.30 <text:s text:c="3"/>NaN <text:s text:c="4"/>NaN <text:s text:c="4"/>NaN <text:s text:c="4"/>NaN <text:s text:c="4"/>NaN <text:s text:c="4"/>NaN <text:s text:c="6"/>NaN <text:s text:c="4"/>NaN <text:s text:c="4"/>NaN</text:p>
      <text:p text:style-name="Standard">309 <text:s text:c="2"/>1993.5 <text:s/>126.00 <text:s text:c="3"/>NaN <text:s text:c="4"/>NaN <text:s text:c="4"/>NaN <text:s text:c="4"/>NaN <text:s text:c="4"/>NaN <text:s text:c="4"/>NaN <text:s text:c="6"/>NaN <text:s text:c="4"/>NaN <text:s text:c="4"/>NaN</text:p>
      <text:p text:style-name="Standard">310 <text:s text:c="2"/>1993.4 <text:s/>122.30 <text:s text:c="3"/>NaN <text:s text:c="4"/>NaN <text:s text:c="4"/>NaN <text:s text:c="4"/>NaN <text:s text:c="4"/>NaN <text:s text:c="4"/>NaN <text:s text:c="6"/>NaN <text:s text:c="4"/>NaN <text:s text:c="4"/>NaN</text:p>
      <text:p text:style-name="Standard">311 <text:s text:c="2"/>1993.3 <text:s/>121.30 <text:s text:c="3"/>NaN <text:s text:c="4"/>NaN <text:s text:c="4"/>NaN <text:s text:c="4"/>NaN <text:s text:c="4"/>NaN <text:s text:c="4"/>NaN <text:s text:c="6"/>NaN <text:s text:c="4"/>NaN <text:s text:c="4"/>NaN</text:p>
      <text:p text:style-name="Standard">312 <text:s text:c="2"/>1993.2 <text:s/>118.20 <text:s text:c="3"/>NaN <text:s text:c="4"/>NaN <text:s text:c="4"/>NaN <text:s text:c="4"/>NaN <text:s text:c="4"/>NaN <text:s text:c="4"/>NaN <text:s text:c="6"/>NaN <text:s text:c="4"/>NaN <text:s text:c="4"/>NaN</text:p>
      <text:p text:style-name="Standard">313 <text:s text:c="2"/>1993.1 <text:s/>117.90 <text:s text:c="3"/>NaN <text:s text:c="4"/>NaN <text:s text:c="4"/>NaN <text:s text:c="4"/>NaN <text:s text:c="4"/>NaN <text:s text:c="4"/>NaN <text:s text:c="6"/>NaN <text:s text:c="4"/>NaN <text:s text:c="4"/>NaN</text:p>
      <text:p text:style-name="Standard"/>
      <text:p text:style-name="Standard"/>
      <text:p text:style-name="Standard">[b](8)depositRate(retry=3, pause=0.001)[/b]</text:p>
      <text:p text:style-name="Standard">该方法用于获取存款利率数据</text:p>
      <text:p text:style-name="Standard"/>
      <text:p text:style-name="Standard">参数：</text:p>
      <text:p text:style-name="Standard">retry : int, 默认 3</text:p>
      <text:p text:style-name="Standard"><text:s text:c="3"/>如遇网络等问题重复执行的次数 </text:p>
      <text:p text:style-name="Standard">pause : int, 默认 0.001</text:p>
      <text:p text:style-name="Standard"><text:s text:c="3"/>重复请求数据过程中暂停的秒数，防止请求间隔时间太短出现的问题</text:p>
      <text:p text:style-name="Standard"/>
      <text:p text:style-name="Standard">返回值：</text:p>
      <text:p text:style-name="Standard">DataFrame or List: [{'date':, 'deposit_type':, ...}, ...]</text:p>
      <text:p text:style-name="Standard"><text:s text:c="3"/>date :变动日期</text:p>
      <text:p text:style-name="Standard"><text:s text:c="3"/>deposit_type :存款种类</text:p>
      <text:p text:style-name="Standard"><text:s text:c="3"/>rate:利率（%）</text:p>
      <text:p text:style-name="Standard"/>
      <text:p text:style-name="Standard">示例：</text:p>
      <text:p text:style-name="Standard">[i]import gugu as gg[/i]</text:p>
      <text:p text:style-name="Standard">[i]obj = gg.Macro()[/i] <text:s text:c="2"/># 创建宏观经济数据对象</text:p>
      <text:p text:style-name="Standard">[i]data = obj.depositRate()[/i] <text:s text:c="2"/># 获取存款利率数据</text:p>
      <text:p text:style-name="Standard">[i]obj.output()[/i] <text:s text:c="2"/># 输出数据</text:p>
      <text:p text:style-name="Standard"/>
      <text:p text:style-name="Standard">输出：</text:p>
      <text:p text:style-name="Standard"><text:s text:c="11"/>date <text:s text:c="11"/>deposit_type <text:s text:c="2"/>rate</text:p>
      <text:p text:style-name="Standard">0 <text:s text:c="3"/>2015-10-24 <text:s text:c="15"/>定活两便(定期) <text:s text:c="4"/>--</text:p>
      <text:p text:style-name="Standard">1 <text:s text:c="3"/>2015-10-24 <text:s text:c="11"/>定期存款整存整取(半年) <text:s text:c="2"/>1.30</text:p>
      <text:p text:style-name="Standard">2 <text:s text:c="3"/>2015-10-24 <text:s text:c="11"/>定期存款整存整取(二年) <text:s text:c="2"/>2.10</text:p>
      <text:p text:style-name="Standard">3 <text:s text:c="3"/>2015-10-24 <text:s text:c="10"/>定期存款整存整取(三个月) <text:s text:c="2"/>1.10</text:p>
      <text:p text:style-name="Standard">4 <text:s text:c="3"/>2015-10-24 <text:s text:c="11"/>定期存款整存整取(三年) <text:s text:c="2"/>2.75</text:p>
      <text:p text:style-name="Standard">5 <text:s text:c="3"/>2015-10-24 <text:s text:c="11"/>定期存款整存整取(五年) <text:s text:c="4"/>--</text:p>
      <text:p text:style-name="Standard">6 <text:s text:c="3"/>2015-10-24 <text:s text:c="11"/>定期存款整存整取(一年) <text:s text:c="2"/>1.50</text:p>
      <text:p text:style-name="Standard">7 <text:s text:c="3"/>2015-10-24 <text:s text:c="14"/>活期存款(不定期) <text:s text:c="2"/>0.35</text:p>
      <text:p text:style-name="Standard">8 <text:s text:c="3"/>2015-10-24 <text:s/>零存整取、整存零取、存本取息定期存款(三年) <text:s text:c="2"/>1.30</text:p>
      <text:p text:style-name="Standard"><text:soft-page-break/>9 <text:s text:c="3"/>2015-10-24 <text:s/>零存整取、整存零取、存本取息定期存款(五年) <text:s text:c="4"/>--</text:p>
      <text:p text:style-name="Standard">10 <text:s text:c="2"/>2015-10-24 <text:s/>零存整取、整存零取、存本取息定期存款(一年) <text:s text:c="2"/>1.10</text:p>
      <text:p text:style-name="Standard">11 <text:s text:c="2"/>2015-10-24 <text:s text:c="15"/>通知存款(七天) <text:s text:c="2"/>1.35</text:p>
      <text:p text:style-name="Standard">12 <text:s text:c="2"/>2015-10-24 <text:s text:c="15"/>通知存款(一天) <text:s text:c="2"/>0.80</text:p>
      <text:p text:style-name="Standard">13 <text:s text:c="2"/>2015-10-24 <text:s text:c="15"/>协定存款(定期) <text:s text:c="2"/>1.15</text:p>
      <text:p text:style-name="Standard">14 <text:s text:c="2"/>2015-08-26 <text:s text:c="15"/>定活两便(定期) <text:s text:c="4"/>--</text:p>
      <text:p text:style-name="Standard">15 <text:s text:c="2"/>2015-08-26 <text:s text:c="11"/>定期存款整存整取(半年) <text:s text:c="2"/>1.55</text:p>
      <text:p text:style-name="Standard">16 <text:s text:c="2"/>2015-08-26 <text:s text:c="11"/>定期存款整存整取(二年) <text:s text:c="2"/>2.35</text:p>
      <text:p text:style-name="Standard">17 <text:s text:c="2"/>2015-08-26 <text:s text:c="10"/>定期存款整存整取(三个月) <text:s text:c="2"/>1.35</text:p>
      <text:p text:style-name="Standard">18 <text:s text:c="2"/>2015-08-26 <text:s text:c="11"/>定期存款整存整取(三年) <text:s text:c="2"/>3.00</text:p>
      <text:p text:style-name="Standard">19 <text:s text:c="2"/>2015-08-26 <text:s text:c="11"/>定期存款整存整取(五年) <text:s text:c="4"/>--</text:p>
      <text:p text:style-name="Standard">20 <text:s text:c="2"/>2015-08-26 <text:s text:c="11"/>定期存款整存整取(一年) <text:s text:c="2"/>1.75</text:p>
      <text:p text:style-name="Standard">21 <text:s text:c="2"/>2015-08-26 <text:s text:c="14"/>活期存款(不定期) <text:s text:c="2"/>0.35</text:p>
      <text:p text:style-name="Standard">22 <text:s text:c="2"/>2015-08-26 <text:s/>零存整取、整存零取、存本取息定期存款(三年) <text:s text:c="2"/>1.55</text:p>
      <text:p text:style-name="Standard">23 <text:s text:c="2"/>2015-08-26 <text:s/>零存整取、整存零取、存本取息定期存款(五年) <text:s text:c="4"/>--</text:p>
      <text:p text:style-name="Standard">24 <text:s text:c="2"/>2015-08-26 <text:s/>零存整取、整存零取、存本取息定期存款(一年) <text:s text:c="2"/>1.35</text:p>
      <text:p text:style-name="Standard">25 <text:s text:c="2"/>2015-08-26 <text:s text:c="15"/>通知存款(七天) <text:s text:c="2"/>1.35</text:p>
      <text:p text:style-name="Standard">26 <text:s text:c="2"/>2015-08-26 <text:s text:c="15"/>通知存款(一天) <text:s text:c="2"/>0.80</text:p>
      <text:p text:style-name="Standard">27 <text:s text:c="2"/>2015-08-26 <text:s text:c="15"/>协定存款(定期) <text:s text:c="2"/>1.15</text:p>
      <text:p text:style-name="Standard">28 <text:s text:c="2"/>2015-06-28 <text:s text:c="15"/>定活两便(定期) <text:s text:c="4"/>--</text:p>
      <text:p text:style-name="Standard">29 <text:s text:c="2"/>2015-06-28 <text:s text:c="11"/>定期存款整存整取(半年) <text:s text:c="2"/>1.80</text:p>
      <text:p text:style-name="Standard">.. <text:s text:c="9"/>... <text:s text:c="20"/>... <text:s text:c="3"/>...</text:p>
      <text:p text:style-name="Standard">516 <text:s/>1990-08-21 <text:s text:c="15"/>通知存款(一天) <text:s text:c="4"/>--</text:p>
      <text:p text:style-name="Standard">517 <text:s/>1990-08-21 <text:s text:c="15"/>协定存款(定期) <text:s text:c="4"/>--</text:p>
      <text:p text:style-name="Standard">518 <text:s/>1990-04-15 <text:s text:c="15"/>定活两便(定期) <text:s text:c="4"/>--</text:p>
      <text:p text:style-name="Standard">519 <text:s/>1990-04-15 <text:s text:c="11"/>定期存款整存整取(半年) <text:s text:c="2"/>7.74</text:p>
      <text:p text:style-name="Standard">520 <text:s/>1990-04-15 <text:s text:c="11"/>定期存款整存整取(二年) <text:s/>11.00</text:p>
      <text:p text:style-name="Standard">521 <text:s/>1990-04-15 <text:s text:c="10"/>定期存款整存整取(三个月) <text:s text:c="2"/>6.30</text:p>
      <text:p text:style-name="Standard">522 <text:s/>1990-04-15 <text:s text:c="11"/>定期存款整存整取(三年) <text:s/>11.88</text:p>
      <text:p text:style-name="Standard">523 <text:s/>1990-04-15 <text:s text:c="11"/>定期存款整存整取(五年) <text:s/>13.68</text:p>
      <text:p text:style-name="Standard">524 <text:s/>1990-04-15 <text:s text:c="11"/>定期存款整存整取(一年) <text:s/>10.08</text:p>
      <text:p text:style-name="Standard">525 <text:s/>1990-04-15 <text:s text:c="14"/>活期存款(不定期) <text:s text:c="2"/>2.88</text:p>
      <text:p text:style-name="Standard">526 <text:s/>1990-04-15 <text:s/>零存整取、整存零取、存本取息定期存款(三年) <text:s text:c="4"/>--</text:p>
      <text:p text:style-name="Standard">527 <text:s/>1990-04-15 <text:s/>零存整取、整存零取、存本取息定期存款(五年) <text:s text:c="4"/>--</text:p>
      <text:p text:style-name="Standard">528 <text:s/>1990-04-15 <text:s/>零存整取、整存零取、存本取息定期存款(一年) <text:s text:c="4"/>--</text:p>
      <text:p text:style-name="Standard">529 <text:s/>1990-04-15 <text:s text:c="15"/>通知存款(七天) <text:s text:c="4"/>--</text:p>
      <text:p text:style-name="Standard">530 <text:s/>1990-04-15 <text:s text:c="15"/>通知存款(一天) <text:s text:c="4"/>--</text:p>
      <text:p text:style-name="Standard">531 <text:s/>1990-04-15 <text:s text:c="15"/>协定存款(定期) <text:s text:c="4"/>--</text:p>
      <text:p text:style-name="Standard">532 <text:s/>1989-02-01 <text:s text:c="15"/>定活两便(定期) <text:s text:c="4"/>--</text:p>
      <text:p text:style-name="Standard">533 <text:s/>1989-02-01 <text:s text:c="11"/>定期存款整存整取(半年) <text:s text:c="2"/>9.00</text:p>
      <text:p text:style-name="Standard">534 <text:s/>1989-02-01 <text:s text:c="11"/>定期存款整存整取(二年) <text:s/>12.20</text:p>
      <text:p text:style-name="Standard">535 <text:s/>1989-02-01 <text:s text:c="10"/>定期存款整存整取(三个月) <text:s text:c="2"/>7.56</text:p>
      <text:p text:style-name="Standard">536 <text:s/>1989-02-01 <text:s text:c="11"/>定期存款整存整取(三年) <text:s/>13.14</text:p>
      <text:p text:style-name="Standard">537 <text:s/>1989-02-01 <text:s text:c="11"/>定期存款整存整取(五年) <text:s/>14.94</text:p>
      <text:p text:style-name="Standard">538 <text:s/>1989-02-01 <text:s text:c="11"/>定期存款整存整取(一年) <text:s/>11.34</text:p>
      <text:p text:style-name="Standard">539 <text:s/>1989-02-01 <text:s text:c="14"/>活期存款(不定期) <text:s text:c="2"/>2.88</text:p>
      <text:p text:style-name="Standard">540 <text:s/>1989-02-01 <text:s/>零存整取、整存零取、存本取息定期存款(三年) <text:s text:c="4"/>--</text:p>
      <text:p text:style-name="Standard">541 <text:s/>1989-02-01 <text:s/>零存整取、整存零取、存本取息定期存款(五年) <text:s text:c="4"/>--</text:p>
      <text:p text:style-name="Standard">542 <text:s/>1989-02-01 <text:s/>零存整取、整存零取、存本取息定期存款(一年) <text:s text:c="4"/>--</text:p>
      <text:p text:style-name="Standard">543 <text:s/>1989-02-01 <text:s text:c="15"/>通知存款(七天) <text:s text:c="4"/>--</text:p>
      <text:p text:style-name="Standard">544 <text:s/>1989-02-01 <text:s text:c="15"/>通知存款(一天) <text:s text:c="4"/>--</text:p>
      <text:p text:style-name="Standard">545 <text:s/>1989-02-01 <text:s text:c="15"/>协定存款(定期) <text:s text:c="4"/>--</text:p>
      <text:p text:style-name="Standard"><text:soft-page-break/></text:p>
      <text:p text:style-name="Standard"/>
      <text:p text:style-name="Standard">[b](9)loanRate(retry=3, pause=0.001)[/b]</text:p>
      <text:p text:style-name="Standard">该方法用于获取贷款利率数据</text:p>
      <text:p text:style-name="Standard"/>
      <text:p text:style-name="Standard">参数：</text:p>
      <text:p text:style-name="Standard">retry : int, 默认 3</text:p>
      <text:p text:style-name="Standard"><text:s text:c="3"/>如遇网络等问题重复执行的次数 </text:p>
      <text:p text:style-name="Standard">pause : int, 默认 0.001</text:p>
      <text:p text:style-name="Standard"><text:s text:c="3"/>重复请求数据过程中暂停的秒数，防止请求间隔时间太短出现的问题</text:p>
      <text:p text:style-name="Standard"/>
      <text:p text:style-name="Standard">返回值：</text:p>
      <text:p text:style-name="Standard">DataFrame or List: [{'date':, 'loan_type':, ...}, ...]</text:p>
      <text:p text:style-name="Standard"><text:s text:c="3"/>date :执行日期</text:p>
      <text:p text:style-name="Standard"><text:s text:c="3"/>loan_type :存款种类</text:p>
      <text:p text:style-name="Standard"><text:s text:c="3"/>rate:利率（%）</text:p>
      <text:p text:style-name="Standard"/>
      <text:p text:style-name="Standard">示例：</text:p>
      <text:p text:style-name="Standard">[i]import gugu as gg[/i]</text:p>
      <text:p text:style-name="Standard">[i]obj = gg.Macro()[/i] <text:s text:c="2"/># 创建宏观经济数据对象</text:p>
      <text:p text:style-name="Standard">[i]data = obj.loanRate()[/i] <text:s text:c="2"/># 获取贷款利率数据</text:p>
      <text:p text:style-name="Standard">[i]obj.output()[/i] <text:s text:c="2"/># 输出数据</text:p>
      <text:p text:style-name="Standard"/>
      <text:p text:style-name="Standard">输出：</text:p>
      <text:p text:style-name="Standard"><text:s text:c="11"/>date <text:s text:c="11"/>loan_type <text:s text:c="2"/>rate</text:p>
      <text:p text:style-name="Standard">0 <text:s text:c="3"/>2015-10-24 <text:s text:c="9"/>短期贷款(六个月以内) <text:s text:c="2"/>4.35</text:p>
      <text:p text:style-name="Standard">1 <text:s text:c="3"/>2015-10-24 <text:s text:c="8"/>短期贷款(六个月至一年) <text:s text:c="2"/>4.35</text:p>
      <text:p text:style-name="Standard">2 <text:s text:c="3"/>2015-10-24 <text:s text:c="9"/>中长期贷款(三至五年) <text:s text:c="2"/>4.75</text:p>
      <text:p text:style-name="Standard">3 <text:s text:c="3"/>2015-10-24 <text:s text:c="9"/>中长期贷款(五年以上) <text:s text:c="2"/>4.90</text:p>
      <text:p text:style-name="Standard">4 <text:s text:c="3"/>2015-10-24 <text:s text:c="9"/>中长期贷款(一至三年) <text:s text:c="2"/>4.75</text:p>
      <text:p text:style-name="Standard">5 <text:s text:c="3"/>2015-10-24 <text:s text:c="14"/>贴现(贴现) <text:s text:c="4"/>--</text:p>
      <text:p text:style-name="Standard">6 <text:s text:c="3"/>2015-10-24 <text:s text:c="8"/>优惠贷款(扶贫贴息贷款) <text:s text:c="4"/>--</text:p>
      <text:p text:style-name="Standard">7 <text:s text:c="3"/>2015-10-24 <text:s text:c="4"/>优惠贷款(老少边穷发展经济贷款) <text:s text:c="4"/>--</text:p>
      <text:p text:style-name="Standard">8 <text:s text:c="3"/>2015-10-24 <text:s text:c="4"/>优惠贷款(民政部门福利工厂贷款) <text:s text:c="4"/>--</text:p>
      <text:p text:style-name="Standard">9 <text:s text:c="3"/>2015-10-24 <text:s/>优惠贷款(民族贸易及民族用品生产贷款) <text:s text:c="4"/>--</text:p>
      <text:p text:style-name="Standard">10 <text:s text:c="2"/>2015-10-24 <text:s text:c="6"/>优惠贷款(贫困县办工业贷款) <text:s text:c="4"/>--</text:p>
      <text:p text:style-name="Standard">11 <text:s text:c="2"/>2015-10-24 <text:s text:c="5"/>个人住房商业贷款(六个月以内) <text:s text:c="2"/>3.92</text:p>
      <text:p text:style-name="Standard">12 <text:s text:c="2"/>2015-10-24 <text:s text:c="4"/>个人住房商业贷款(六个月至一年) <text:s text:c="2"/>3.92</text:p>
      <text:p text:style-name="Standard">13 <text:s text:c="2"/>2015-10-24 <text:s text:c="6"/>个人住房商业贷款(三至五年) <text:s text:c="2"/>4.28</text:p>
      <text:p text:style-name="Standard">14 <text:s text:c="2"/>2015-10-24 <text:s text:c="6"/>个人住房商业贷款(五年以上) <text:s text:c="2"/>4.41</text:p>
      <text:p text:style-name="Standard">15 <text:s text:c="2"/>2015-10-24 <text:s text:c="6"/>个人住房商业贷款(一至三年) <text:s text:c="2"/>4.28</text:p>
      <text:p text:style-name="Standard">16 <text:s text:c="2"/>2015-10-24 <text:s text:c="5"/>个人住房公积金贷款(五年以上) <text:s text:c="2"/>3.25</text:p>
      <text:p text:style-name="Standard">17 <text:s text:c="2"/>2015-10-24 <text:s text:c="5"/>个人住房公积金贷款(五年以下) <text:s text:c="2"/>2.75</text:p>
      <text:p text:style-name="Standard">18 <text:s text:c="2"/>2015-09-06 <text:s text:c="11"/>再贴现(再贴现率) <text:s text:c="2"/>2.25</text:p>
      <text:p text:style-name="Standard">19 <text:s text:c="2"/>2015-08-26 <text:s text:c="9"/>短期贷款(六个月以内) <text:s text:c="2"/>4.60</text:p>
      <text:p text:style-name="Standard">20 <text:s text:c="2"/>2015-08-26 <text:s text:c="8"/>短期贷款(六个月至一年) <text:s text:c="2"/>4.60</text:p>
      <text:p text:style-name="Standard">21 <text:s text:c="2"/>2015-08-26 <text:s text:c="9"/>中长期贷款(三至五年) <text:s text:c="2"/>5.00</text:p>
      <text:p text:style-name="Standard">22 <text:s text:c="2"/>2015-08-26 <text:s text:c="9"/>中长期贷款(五年以上) <text:s text:c="2"/>5.15</text:p>
      <text:p text:style-name="Standard">23 <text:s text:c="2"/>2015-08-26 <text:s text:c="9"/>中长期贷款(一至三年) <text:s text:c="2"/>5.00</text:p>
      <text:p text:style-name="Standard">24 <text:s text:c="2"/>2015-08-26 <text:s text:c="14"/>贴现(贴现) <text:s text:c="4"/>--</text:p>
      <text:p text:style-name="Standard">25 <text:s text:c="2"/>2015-08-26 <text:s text:c="8"/>优惠贷款(扶贫贴息贷款) <text:s text:c="4"/>--</text:p>
      <text:p text:style-name="Standard">26 <text:s text:c="2"/>2015-08-26 <text:s text:c="4"/>优惠贷款(老少边穷发展经济贷款) <text:s text:c="4"/>--</text:p>
      <text:p text:style-name="Standard">27 <text:s text:c="2"/>2015-08-26 <text:s text:c="4"/>优惠贷款(民政部门福利工厂贷款) <text:s text:c="4"/>--</text:p>
      <text:p text:style-name="Standard"><text:soft-page-break/>28 <text:s text:c="2"/>2015-08-26 <text:s/>优惠贷款(民族贸易及民族用品生产贷款) <text:s text:c="4"/>--</text:p>
      <text:p text:style-name="Standard">29 <text:s text:c="2"/>2015-08-26 <text:s text:c="6"/>优惠贷款(贫困县办工业贷款) <text:s text:c="4"/>--</text:p>
      <text:p text:style-name="Standard">.. <text:s text:c="9"/>... <text:s text:c="17"/>... <text:s text:c="3"/>...</text:p>
      <text:p text:style-name="Standard">770 <text:s/>1993-05-15 <text:s text:c="5"/>个人住房公积金贷款(五年以上) <text:s text:c="4"/>--</text:p>
      <text:p text:style-name="Standard">771 <text:s/>1993-05-15 <text:s text:c="5"/>个人住房公积金贷款(五年以下) <text:s text:c="4"/>--</text:p>
      <text:p text:style-name="Standard">772 <text:s/>1993-05-12 <text:s text:c="8"/>特种贷款(特种贷款利率) <text:s/>11.25</text:p>
      <text:p text:style-name="Standard">773 <text:s/>1991-04-21 <text:s text:c="9"/>短期贷款(六个月以内) <text:s text:c="2"/>8.10</text:p>
      <text:p text:style-name="Standard">774 <text:s/>1991-04-21 <text:s text:c="8"/>短期贷款(六个月至一年) <text:s text:c="2"/>8.64</text:p>
      <text:p text:style-name="Standard">775 <text:s/>1991-04-21 <text:s text:c="9"/>中长期贷款(三至五年) <text:s text:c="2"/>9.54</text:p>
      <text:p text:style-name="Standard">776 <text:s/>1991-04-21 <text:s text:c="9"/>中长期贷款(五年以上) <text:s text:c="2"/>9.72</text:p>
      <text:p text:style-name="Standard">777 <text:s/>1991-04-21 <text:s text:c="9"/>中长期贷款(一至三年) <text:s text:c="2"/>9.00</text:p>
      <text:p text:style-name="Standard">778 <text:s/>1991-04-21 <text:s text:c="14"/>贴现(贴现) <text:s text:c="4"/>--</text:p>
      <text:p text:style-name="Standard">779 <text:s/>1991-04-21 <text:s text:c="8"/>优惠贷款(扶贫贴息贷款) <text:s text:c="2"/>2.88</text:p>
      <text:p text:style-name="Standard">780 <text:s/>1991-04-21 <text:s text:c="4"/>优惠贷款(老少边穷发展经济贷款) <text:s text:c="2"/>5.76</text:p>
      <text:p text:style-name="Standard">781 <text:s/>1991-04-21 <text:s text:c="4"/>优惠贷款(民政部门福利工厂贷款) <text:s text:c="2"/>7.20</text:p>
      <text:p text:style-name="Standard">782 <text:s/>1991-04-21 <text:s/>优惠贷款(民族贸易及民族用品生产贷款) <text:s text:c="2"/>5.76</text:p>
      <text:p text:style-name="Standard">783 <text:s/>1991-04-21 <text:s text:c="6"/>优惠贷款(贫困县办工业贷款) <text:s text:c="2"/>5.76</text:p>
      <text:p text:style-name="Standard">784 <text:s/>1991-04-21 <text:s text:c="5"/>个人住房商业贷款(六个月以内) <text:s text:c="2"/>7.29</text:p>
      <text:p text:style-name="Standard">785 <text:s/>1991-04-21 <text:s text:c="4"/>个人住房商业贷款(六个月至一年) <text:s text:c="2"/>7.78</text:p>
      <text:p text:style-name="Standard">786 <text:s/>1991-04-21 <text:s text:c="6"/>个人住房商业贷款(三至五年) <text:s text:c="2"/>8.59</text:p>
      <text:p text:style-name="Standard">787 <text:s/>1991-04-21 <text:s text:c="6"/>个人住房商业贷款(五年以上) <text:s text:c="2"/>8.75</text:p>
      <text:p text:style-name="Standard">788 <text:s/>1991-04-21 <text:s text:c="6"/>个人住房商业贷款(一至三年) <text:s text:c="2"/>8.10</text:p>
      <text:p text:style-name="Standard">789 <text:s/>1991-04-21 <text:s text:c="5"/>个人住房公积金贷款(五年以上) <text:s text:c="4"/>--</text:p>
      <text:p text:style-name="Standard">790 <text:s/>1991-04-21 <text:s text:c="5"/>个人住房公积金贷款(五年以下) <text:s text:c="4"/>--</text:p>
      <text:p text:style-name="Standard">791 <text:s/>1991-04-21 <text:s text:c="8"/>特种贷款(特种贷款利率) <text:s text:c="2"/>9.72</text:p>
      <text:p text:style-name="Standard">792 <text:s/>1990-08-21 <text:s text:c="9"/>短期贷款(六个月以内) <text:s text:c="2"/>8.64</text:p>
      <text:p text:style-name="Standard">793 <text:s/>1990-08-21 <text:s text:c="8"/>短期贷款(六个月至一年) <text:s text:c="2"/>9.36</text:p>
      <text:p text:style-name="Standard">794 <text:s/>1990-08-21 <text:s text:c="9"/>中长期贷款(三至五年) <text:s/>10.80</text:p>
      <text:p text:style-name="Standard">795 <text:s/>1990-08-21 <text:s text:c="9"/>中长期贷款(五年以上) <text:s/>11.16</text:p>
      <text:p text:style-name="Standard">796 <text:s/>1990-08-21 <text:s text:c="9"/>中长期贷款(一至三年) <text:s/>10.08</text:p>
      <text:p text:style-name="Standard">797 <text:s/>1990-08-21 <text:s text:c="14"/>贴现(贴现) <text:s text:c="4"/>--</text:p>
      <text:p text:style-name="Standard">798 <text:s/>1990-08-21 <text:s text:c="8"/>优惠贷款(扶贫贴息贷款) <text:s text:c="4"/>--</text:p>
      <text:p text:style-name="Standard">799 <text:s/>1990-08-21 <text:s text:c="4"/>优惠贷款(老少边穷发展经济贷款) <text:s text:c="4"/>--</text:p>
      <text:p text:style-name="Standard"/>
      <text:p text:style-name="Standard"/>
      <text:p text:style-name="Standard">[b](10)rrr(retry=3, pause=0.001)[/b]</text:p>
      <text:p text:style-name="Standard">该方法用于获取存款准备金率数据</text:p>
      <text:p text:style-name="Standard"/>
      <text:p text:style-name="Standard">参数：</text:p>
      <text:p text:style-name="Standard">retry : int, 默认 3</text:p>
      <text:p text:style-name="Standard"><text:s text:c="3"/>如遇网络等问题重复执行的次数 </text:p>
      <text:p text:style-name="Standard">pause : int, 默认 0.001</text:p>
      <text:p text:style-name="Standard"><text:s text:c="3"/>重复请求数据过程中暂停的秒数，防止请求间隔时间太短出现的问题</text:p>
      <text:p text:style-name="Standard"/>
      <text:p text:style-name="Standard">返回值：</text:p>
      <text:p text:style-name="Standard">DataFrame or List: [{'date':, 'before':, ...}, ...]</text:p>
      <text:p text:style-name="Standard"><text:s text:c="3"/>date :变动日期</text:p>
      <text:p text:style-name="Standard"><text:s text:c="3"/>before :调整前存款准备金率(%)</text:p>
      <text:p text:style-name="Standard"><text:s text:c="3"/>now:调整后存款准备金率(%)</text:p>
      <text:p text:style-name="Standard"><text:s text:c="3"/>changed:调整幅度(%)</text:p>
      <text:p text:style-name="Standard"/>
      <text:p text:style-name="Standard">示例：</text:p>
      <text:p text:style-name="Standard">[i]import gugu as gg[/i]</text:p>
      <text:p text:style-name="Standard"><text:soft-page-break/>[i]obj = gg.Macro()[/i] <text:s text:c="2"/># 创建宏观经济数据对象</text:p>
      <text:p text:style-name="Standard">[i]data = obj.rrr()[/i] <text:s text:c="2"/># 获取存款准备金率数据</text:p>
      <text:p text:style-name="Standard">[i]obj.output()[/i] <text:s text:c="2"/># 输出数据</text:p>
      <text:p text:style-name="Standard"/>
      <text:p text:style-name="Standard">输出：</text:p>
      <text:p text:style-name="Standard"><text:s text:c="10"/>date before <text:s text:c="3"/>now changed</text:p>
      <text:p text:style-name="Standard">0 <text:s text:c="2"/>2019-01-25 <text:s/>13.50 <text:s/>13.00 <text:s text:c="2"/>-0.50</text:p>
      <text:p text:style-name="Standard">1 <text:s text:c="2"/>2019-01-15 <text:s/>14.00 <text:s/>13.50 <text:s text:c="2"/>-0.50</text:p>
      <text:p text:style-name="Standard">2 <text:s text:c="2"/>2018-10-15 <text:s/>15.00 <text:s/>14.00 <text:s text:c="2"/>-1.00</text:p>
      <text:p text:style-name="Standard">3 <text:s text:c="2"/>2018-07-05 <text:s/>15.50 <text:s/>15.00 <text:s text:c="2"/>-0.50</text:p>
      <text:p text:style-name="Standard">4 <text:s text:c="2"/>2018-04-25 <text:s/>16.50 <text:s/>15.50 <text:s text:c="2"/>-1.00</text:p>
      <text:p text:style-name="Standard">5 <text:s text:c="2"/>2016-03-01 <text:s/>17.00 <text:s/>16.50 <text:s text:c="2"/>-0.50</text:p>
      <text:p text:style-name="Standard">6 <text:s text:c="2"/>2015-10-24 <text:s/>17.50 <text:s/>17.00 <text:s text:c="2"/>-0.50</text:p>
      <text:p text:style-name="Standard">7 <text:s text:c="2"/>2015-09-06 <text:s/>18.00 <text:s/>17.50 <text:s text:c="2"/>-0.50</text:p>
      <text:p text:style-name="Standard">8 <text:s text:c="2"/>2015-06-28 <text:s/>18.50 <text:s/>18.00 <text:s text:c="2"/>-0.50</text:p>
      <text:p text:style-name="Standard">9 <text:s text:c="2"/>2015-04-20 <text:s/>19.50 <text:s/>18.50 <text:s text:c="2"/>-1.00</text:p>
      <text:p text:style-name="Standard">10 <text:s/>2015-02-05 <text:s/>20.00 <text:s/>19.50 <text:s text:c="2"/>-0.50</text:p>
      <text:p text:style-name="Standard">11 <text:s/>2012-05-18 <text:s/>20.50 <text:s/>20.00 <text:s text:c="2"/>-0.50</text:p>
      <text:p text:style-name="Standard">12 <text:s/>2012-02-24 <text:s/>21.00 <text:s/>20.50 <text:s text:c="2"/>-0.50</text:p>
      <text:p text:style-name="Standard">13 <text:s/>2011-12-05 <text:s/>21.50 <text:s/>21.00 <text:s text:c="2"/>-0.50</text:p>
      <text:p text:style-name="Standard">14 <text:s/>2011-06-20 <text:s/>21.00 <text:s/>21.50 <text:s text:c="3"/>0.50</text:p>
      <text:p text:style-name="Standard">15 <text:s/>2011-05-18 <text:s/>20.50 <text:s/>21.00 <text:s text:c="3"/>0.50</text:p>
      <text:p text:style-name="Standard">16 <text:s/>2011-04-21 <text:s/>20.00 <text:s/>20.50 <text:s text:c="3"/>0.50</text:p>
      <text:p text:style-name="Standard">17 <text:s/>2011-03-25 <text:s/>19.50 <text:s/>20.00 <text:s text:c="3"/>0.50</text:p>
      <text:p text:style-name="Standard">18 <text:s/>2011-02-24 <text:s/>19.00 <text:s/>19.50 <text:s text:c="3"/>0.50</text:p>
      <text:p text:style-name="Standard">19 <text:s/>2011-01-20 <text:s/>18.50 <text:s/>19.00 <text:s text:c="3"/>0.50</text:p>
      <text:p text:style-name="Standard">20 <text:s/>2010-12-20 <text:s/>18.00 <text:s/>18.50 <text:s text:c="3"/>0.50</text:p>
      <text:p text:style-name="Standard">21 <text:s/>2010-11-29 <text:s/>17.50 <text:s/>18.00 <text:s text:c="3"/>0.50</text:p>
      <text:p text:style-name="Standard">22 <text:s/>2010-11-16 <text:s/>17.00 <text:s/>17.50 <text:s text:c="3"/>0.50</text:p>
      <text:p text:style-name="Standard">23 <text:s/>2010-05-10 <text:s/>16.50 <text:s/>17.00 <text:s text:c="3"/>0.50</text:p>
      <text:p text:style-name="Standard">24 <text:s/>2010-02-25 <text:s/>16.00 <text:s/>16.50 <text:s text:c="3"/>0.50</text:p>
      <text:p text:style-name="Standard">25 <text:s/>2010-01-18 <text:s/>15.50 <text:s/>16.00 <text:s text:c="3"/>0.50</text:p>
      <text:p text:style-name="Standard">26 <text:s/>2008-12-25 <text:s/>16.00 <text:s/>15.50 <text:s text:c="2"/>-0.50</text:p>
      <text:p text:style-name="Standard">27 <text:s/>2008-12-05 <text:s/>17.00 <text:s/>16.00 <text:s text:c="2"/>-1.00</text:p>
      <text:p text:style-name="Standard">28 <text:s/>2008-10-15 <text:s/>17.50 <text:s/>17.00 <text:s text:c="2"/>-0.50</text:p>
      <text:p text:style-name="Standard">29 <text:s/>2008-09-25 <text:s/>17.50 <text:s/>17.50 <text:s text:c="3"/>0.00</text:p>
      <text:p text:style-name="Standard">30 <text:s/>2008-06-25 <text:s/>17.00 <text:s/>17.50 <text:s text:c="3"/>0.50</text:p>
      <text:p text:style-name="Standard">31 <text:s/>2008-06-15 <text:s/>16.50 <text:s/>17.00 <text:s text:c="3"/>0.50</text:p>
      <text:p text:style-name="Standard">32 <text:s/>2008-05-20 <text:s/>16.00 <text:s/>16.50 <text:s text:c="3"/>0.50</text:p>
      <text:p text:style-name="Standard">33 <text:s/>2008-04-25 <text:s/>15.50 <text:s/>16.00 <text:s text:c="3"/>0.50</text:p>
      <text:p text:style-name="Standard">34 <text:s/>2008-03-25 <text:s/>15.00 <text:s/>15.50 <text:s text:c="3"/>0.50</text:p>
      <text:p text:style-name="Standard">35 <text:s/>2008-01-25 <text:s/>14.50 <text:s/>15.00 <text:s text:c="3"/>0.50</text:p>
      <text:p text:style-name="Standard">36 <text:s/>2007-12-25 <text:s/>13.50 <text:s/>14.50 <text:s text:c="3"/>1.00</text:p>
      <text:p text:style-name="Standard">37 <text:s/>2007-11-26 <text:s/>13.00 <text:s/>13.50 <text:s text:c="3"/>0.50</text:p>
      <text:p text:style-name="Standard">38 <text:s/>2007-10-25 <text:s/>12.50 <text:s/>13.00 <text:s text:c="3"/>0.50</text:p>
      <text:p text:style-name="Standard">39 <text:s/>2007-09-25 <text:s/>12.00 <text:s/>12.50 <text:s text:c="3"/>0.50</text:p>
      <text:p text:style-name="Standard">40 <text:s/>2007-08-15 <text:s/>11.50 <text:s/>12.00 <text:s text:c="3"/>0.50</text:p>
      <text:p text:style-name="Standard">41 <text:s/>2007-06-05 <text:s/>11.00 <text:s/>11.50 <text:s text:c="3"/>0.50</text:p>
      <text:p text:style-name="Standard">42 <text:s/>2007-05-15 <text:s/>10.50 <text:s/>11.00 <text:s text:c="3"/>0.50</text:p>
      <text:p text:style-name="Standard">43 <text:s/>2007-04-16 <text:s/>10.00 <text:s/>10.50 <text:s text:c="3"/>0.50</text:p>
      <text:p text:style-name="Standard">44 <text:s/>2007-02-25 <text:s text:c="2"/>9.50 <text:s/>10.00 <text:s text:c="3"/>0.50</text:p>
      <text:p text:style-name="Standard">45 <text:s/>2007-01-15 <text:s text:c="2"/>9.00 <text:s text:c="2"/>9.50 <text:s text:c="3"/>0.50</text:p>
      <text:p text:style-name="Standard"><text:soft-page-break/>46 <text:s/>2006-11-15 <text:s text:c="2"/>8.50 <text:s text:c="2"/>9.00 <text:s text:c="3"/>0.50</text:p>
      <text:p text:style-name="Standard">47 <text:s/>2006-08-15 <text:s text:c="2"/>8.00 <text:s text:c="2"/>8.50 <text:s text:c="3"/>0.50</text:p>
      <text:p text:style-name="Standard">48 <text:s/>2006-07-05 <text:s text:c="2"/>7.50 <text:s text:c="2"/>8.00 <text:s text:c="3"/>0.50</text:p>
      <text:p text:style-name="Standard">49 <text:s/>2004-04-25 <text:s text:c="2"/>7.00 <text:s text:c="2"/>7.50 <text:s text:c="3"/>0.50</text:p>
      <text:p text:style-name="Standard">50 <text:s/>2003-09-21 <text:s text:c="2"/>6.00 <text:s text:c="2"/>7.00 <text:s text:c="3"/>1.00</text:p>
      <text:p text:style-name="Standard">51 <text:s/>1999-11-21 <text:s text:c="2"/>8.00 <text:s text:c="2"/>6.00 <text:s text:c="2"/>-2.00</text:p>
      <text:p text:style-name="Standard">52 <text:s/>1998-03-21 <text:s/>13.00 <text:s text:c="2"/>8.00 <text:s text:c="2"/>-5.00</text:p>
      <text:p text:style-name="Standard">53 <text:s/>1988-09-30 <text:s/>12.00 <text:s/>13.00 <text:s text:c="3"/>1.00</text:p>
      <text:p text:style-name="Standard">54 <text:s/>1987-12-31 <text:s/>10.00 <text:s/>12.00 <text:s text:c="3"/>2.00</text:p>
      <text:p text:style-name="Standard">55 <text:s/>1985-12-31 <text:s text:c="4"/>-- <text:s/>10.00 <text:s text:c="5"/>--</text:p>
      <text:p text:style-name="Standard"/>
      <text:p text:style-name="Standard"/>
      <text:p text:style-name="Standard">[b](11)montySupply(retry=3, pause=0.001)[/b]</text:p>
      <text:p text:style-name="Standard">该方法用于获取货币供应量数据</text:p>
      <text:p text:style-name="Standard"/>
      <text:p text:style-name="Standard">参数：</text:p>
      <text:p text:style-name="Standard">retry : int, 默认 3</text:p>
      <text:p text:style-name="Standard"><text:s text:c="3"/>如遇网络等问题重复执行的次数 </text:p>
      <text:p text:style-name="Standard">pause : int, 默认 0.001</text:p>
      <text:p text:style-name="Standard"><text:s text:c="3"/>重复请求数据过程中暂停的秒数，防止请求间隔时间太短出现的问题</text:p>
      <text:p text:style-name="Standard"/>
      <text:p text:style-name="Standard">返回值：</text:p>
      <text:p text:style-name="Standard">DataFrame or List: [{'month':, 'm2':, ...}, ...]</text:p>
      <text:p text:style-name="Standard"><text:s text:c="3"/>month :统计时间</text:p>
      <text:p text:style-name="Standard"><text:s text:c="3"/>m2 :货币和准货币（广义货币M2）(亿元)</text:p>
      <text:p text:style-name="Standard"><text:s text:c="3"/>m2_yoy:货币和准货币（广义货币M2）同比增长(%)</text:p>
      <text:p text:style-name="Standard"><text:s text:c="3"/>m1:货币(狭义货币M1)(亿元)</text:p>
      <text:p text:style-name="Standard"><text:s text:c="3"/>m1_yoy:货币(狭义货币M1)同比增长(%)</text:p>
      <text:p text:style-name="Standard"><text:s text:c="3"/>m0:流通中现金(M0)(亿元)</text:p>
      <text:p text:style-name="Standard"><text:s text:c="3"/>m0_yoy:流通中现金(M0)同比增长(%)</text:p>
      <text:p text:style-name="Standard"><text:s text:c="3"/>cd:活期存款(亿元)</text:p>
      <text:p text:style-name="Standard"><text:s text:c="3"/>cd_yoy:活期存款同比增长(%)</text:p>
      <text:p text:style-name="Standard"><text:s text:c="3"/>qm:准货币(亿元)</text:p>
      <text:p text:style-name="Standard"><text:s text:c="3"/>qm_yoy:准货币同比增长(%)</text:p>
      <text:p text:style-name="Standard"><text:s text:c="3"/>ftd:定期存款(亿元)</text:p>
      <text:p text:style-name="Standard"><text:s text:c="3"/>ftd_yoy:定期存款同比增长(%)</text:p>
      <text:p text:style-name="Standard"><text:s text:c="3"/>sd:储蓄存款(亿元)</text:p>
      <text:p text:style-name="Standard"><text:s text:c="3"/>sd_yoy:储蓄存款同比增长(%)</text:p>
      <text:p text:style-name="Standard"><text:s text:c="3"/>rests:其他存款(亿元)</text:p>
      <text:p text:style-name="Standard"><text:s text:c="3"/>rests_yoy:其他存款同比增长(%)</text:p>
      <text:p text:style-name="Standard"/>
      <text:p text:style-name="Standard">示例：</text:p>
      <text:p text:style-name="Standard">[i]import gugu as gg[/i]</text:p>
      <text:p text:style-name="Standard">[i]obj = gg.Macro()[/i] <text:s text:c="2"/># 创建宏观经济数据对象</text:p>
      <text:p text:style-name="Standard">[i]data = obj.montySupply()[/i] <text:s text:c="2"/># 获取货币供应量数据</text:p>
      <text:p text:style-name="Standard">[i]obj.output()[/i] <text:s text:c="2"/># 输出数据</text:p>
      <text:p text:style-name="Standard"/>
      <text:p text:style-name="Standard">输出：</text:p>
      <text:p text:style-name="Standard"><text:s text:c="7"/>month <text:s text:c="9"/>m2 m2_yoy <text:s text:c="8"/>m1 m1_yoy <text:s text:c="7"/>m0 <text:s/>m0_yoy <text:s text:c="8"/>cd cd_yoy <text:s text:c="9"/>qm qm_yoy <text:s text:c="7"/>ftd ftd_yoy <text:s text:c="8"/>sd sd_yoy <text:s text:c="5"/>rests rests_yoy</text:p>
      <text:p text:style-name="Standard">0 <text:s text:c="4"/>2019.2 <text:s/>1867400.00 <text:s text:c="2"/>8.00 <text:s/>527200.00 <text:s text:c="2"/>2.00 <text:s/>79500.00 <text:s text:c="2"/>-2.40 <text:s text:c="8"/>-- <text:s text:c="4"/>-- <text:s text:c="9"/>-- <text:s text:c="4"/>-- <text:s text:c="8"/>-- <text:s text:c="5"/>-- <text:s text:c="8"/>-- <text:s text:c="4"/>-- <text:s text:c="8"/>-- <text:s text:c="7"/>--</text:p>
      <text:p text:style-name="Standard"><text:soft-page-break/>1 <text:s text:c="4"/>2019.1 <text:s/>1865935.33 <text:s text:c="2"/>8.40 <text:s/>545638.46 <text:s text:c="2"/>0.40 <text:s/>87470.62 <text:s text:c="2"/>17.20 <text:s/>458167.84 <text:s text:c="4"/>-- <text:s/>1320296.87 <text:s text:c="4"/>-- <text:s/>355604.75 <text:s text:c="5"/>-- <text:s/>760391.93 <text:s text:c="4"/>-- <text:s/>204300.19 <text:s text:c="7"/>--</text:p>
      <text:p text:style-name="Standard">2 <text:s text:c="3"/>2018.12 <text:s/>1826744.22 <text:s text:c="2"/>8.10 <text:s/>551685.91 <text:s text:c="2"/>1.50 <text:s/>73208.40 <text:s text:c="3"/>3.60 <text:s/>478477.50 <text:s text:c="4"/>-- <text:s/>1275058.31 <text:s text:c="4"/>-- <text:s/>340178.91 <text:s text:c="5"/>-- <text:s/>721688.57 <text:s text:c="4"/>-- <text:s/>213190.83 <text:s text:c="7"/>--</text:p>
      <text:p text:style-name="Standard">3 <text:s text:c="3"/>2018.11 <text:s/>1813175.07 <text:s text:c="2"/>8.00 <text:s/>543498.66 <text:s text:c="2"/>1.50 <text:s/>70563.30 <text:s text:c="3"/>2.80 <text:s/>472935.36 <text:s text:c="4"/>-- <text:s/>1269676.40 <text:s text:c="4"/>-- <text:s/>342190.73 <text:s text:c="5"/>-- <text:s/>710236.37 <text:s text:c="4"/>-- <text:s/>217249.31 <text:s text:c="7"/>--</text:p>
      <text:p text:style-name="Standard">4 <text:s text:c="3"/>2018.10 <text:s/>1795561.60 <text:s text:c="2"/>8.00 <text:s/>540128.37 <text:s text:c="2"/>2.70 <text:s/>70106.62 <text:s text:c="3"/>2.80 <text:s/>470021.74 <text:s text:c="4"/>-- <text:s/>1255433.23 <text:s text:c="4"/>-- <text:s/>340815.59 <text:s text:c="5"/>-- <text:s/>702827.46 <text:s text:c="4"/>-- <text:s/>211790.18 <text:s text:c="7"/>--</text:p>
      <text:p text:style-name="Standard">5 <text:s text:c="4"/>2018.9 <text:s/>1801665.58 <text:s text:c="2"/>8.30 <text:s/>538574.08 <text:s text:c="2"/>4.00 <text:s/>71254.26 <text:s text:c="3"/>2.20 <text:s/>467319.82 <text:s text:c="4"/>-- <text:s/>1263091.50 <text:s text:c="4"/>-- <text:s/>349826.79 <text:s text:c="5"/>-- <text:s/>706256.25 <text:s text:c="4"/>-- <text:s/>207008.46 <text:s text:c="7"/>--</text:p>
      <text:p text:style-name="Standard">6 <text:s text:c="4"/>2018.8 <text:s/>1788670.43 <text:s text:c="2"/>8.20 <text:s/>538324.64 <text:s text:c="2"/>3.90 <text:s/>69775.39 <text:s text:c="3"/>3.30 <text:s/>468549.25 <text:s text:c="4"/>-- <text:s/>1250345.79 <text:s text:c="4"/>-- <text:s/>341834.17 <text:s text:c="5"/>-- <text:s/>692847.93 <text:s text:c="4"/>-- <text:s/>215663.69 <text:s text:c="7"/>--</text:p>
      <text:p text:style-name="Standard">7 <text:s text:c="4"/>2018.7 <text:s/>1776196.11 <text:s text:c="2"/>8.50 <text:s/>536624.29 <text:s text:c="2"/>5.10 <text:s/>69530.59 <text:s text:c="3"/>3.60 <text:s/>467093.70 <text:s text:c="4"/>-- <text:s/>1239571.81 <text:s text:c="4"/>-- <text:s/>335935.49 <text:s text:c="5"/>-- <text:s/>689397.13 <text:s text:c="4"/>-- <text:s/>214239.19 <text:s text:c="7"/>--</text:p>
      <text:p text:style-name="Standard">8 <text:s text:c="4"/>2018.6 <text:s/>1770178.37 <text:s text:c="2"/>8.30 <text:s/>543944.71 <text:s text:c="2"/>6.00 <text:s/>69589.33 <text:s text:c="3"/>3.60 <text:s/>474355.38 <text:s text:c="4"/>-- <text:s/>1226233.66 <text:s text:c="4"/>-- <text:s/>334425.29 <text:s text:c="5"/>-- <text:s/>692440.77 <text:s text:c="4"/>-- <text:s/>199367.60 <text:s text:c="7"/>--</text:p>
      <text:p text:style-name="Standard">9 <text:s text:c="4"/>2018.5 <text:s/>1743063.79 <text:s text:c="2"/>8.30 <text:s/>526276.72 <text:s text:c="2"/>6.00 <text:s/>69774.81 <text:s text:c="3"/>3.60 <text:s/>456501.91 <text:s text:c="4"/>-- <text:s/>1216787.08 <text:s text:c="4"/>-- <text:s/>336063.23 <text:s text:c="5"/>-- <text:s/>681333.90 <text:s text:c="4"/>-- <text:s/>199389.95 <text:s text:c="7"/>--</text:p>
      <text:p text:style-name="Standard">10 <text:s text:c="3"/>2018.4 <text:s/>1737683.73 <text:s text:c="2"/>8.30 <text:s/>525447.77 <text:s text:c="2"/>7.20 <text:s/>71476.46 <text:s text:c="3"/>4.50 <text:s/>453971.31 <text:s text:c="4"/>-- <text:s/>1212235.96 <text:s text:c="4"/>-- <text:s/>335348.35 <text:s text:c="5"/>-- <text:s/>679185.94 <text:s text:c="4"/>-- <text:s/>197701.67 <text:s text:c="7"/>--</text:p>
      <text:p text:style-name="Standard">11 <text:s text:c="3"/>2018.3 <text:s/>1739859.48 <text:s text:c="2"/>8.20 <text:s/>523540.07 <text:s text:c="2"/>7.10 <text:s/>72692.63 <text:s text:c="3"/>6.00 <text:s/>450847.45 <text:s text:c="4"/>-- <text:s/>1216319.40 <text:s text:c="4"/>-- <text:s/>332605.89 <text:s text:c="5"/>-- <text:s/>692563.69 <text:s text:c="4"/>-- <text:s/>191149.82 <text:s text:c="7"/>--</text:p>
      <text:p text:style-name="Standard">12 <text:s text:c="3"/>2018.2 <text:s/>1729070.12 <text:s text:c="2"/>8.80 <text:s/>517035.99 <text:s text:c="2"/>8.50 <text:s/>81424.24 <text:s text:c="2"/>13.50 <text:s/>435611.75 <text:s text:c="4"/>-- <text:s/>1212034.13 <text:s text:c="4"/>-- <text:s/>330531.73 <text:s text:c="5"/>-- <text:s/>687076.39 <text:s text:c="4"/>-- <text:s/>194426.00 <text:s text:c="7"/>--</text:p>
      <text:p text:style-name="Standard">13 <text:s text:c="3"/>2018.1 <text:s/>1720814.46 <text:s text:c="2"/>8.62 <text:s/>543247.13 <text:s/>14.97 <text:s/>74636.29 <text:s/>-13.81 <text:s/>468610.84 <text:s text:c="4"/>-- <text:s/>1177567.33 <text:s text:c="4"/>-- <text:s/>328169.80 <text:s text:c="5"/>-- <text:s/>658424.25 <text:s text:c="4"/>-- <text:s/>190973.27 <text:s text:c="7"/>--</text:p>
      <text:p text:style-name="Standard">14 <text:s text:c="2"/>2017.12 <text:s/>1676768.54 <text:s text:c="2"/>8.10 <text:s/>543790.15 <text:s/>11.80 <text:s/>70645.60 <text:s text:c="3"/>3.40 <text:s/>473144.55 <text:s text:c="4"/>-- <text:s/>1132978.39 <text:s text:c="4"/>-- <text:s/>320196.23 <text:s text:c="5"/>-- <text:s/>649341.50 <text:s text:c="4"/>-- <text:s/>163440.66 <text:s text:c="7"/>--</text:p>
      <text:p text:style-name="Standard">15 <text:s text:c="2"/>2017.11 <text:s/>1670013.40 <text:s text:c="2"/>9.10 <text:s/>535565.05 <text:s/>12.70 <text:s/>68623.16 <text:s text:c="3"/>5.70 <text:s/>466941.89 <text:s text:c="4"/>-- <text:s/>1134448.35 <text:s text:c="4"/>-- <text:s/>320651.87 <text:s text:c="5"/>-- <text:s/>641619.60 <text:s text:c="4"/>-- <text:s/>172176.88 <text:s text:c="7"/>--</text:p>
      <text:p text:style-name="Standard">16 <text:s text:c="2"/>2017.10 <text:s/>1653434.16 <text:s text:c="2"/>8.90 <text:s/>525977.19 <text:s/>13.00 <text:s/>68230.69 <text:s text:c="3"/>6.30 <text:s/>457746.50 <text:s text:c="4"/>-- <text:s/>1127456.97 <text:s text:c="4"/>-- <text:s/>319740.97 <text:s text:c="5"/>-- <text:s/>640250.93 <text:s text:c="4"/>-- <text:s/>167465.07 <text:s text:c="7"/>--</text:p>
      <text:p text:style-name="Standard">17 <text:s text:c="3"/>2017.9 <text:s/>1655662.07 <text:s text:c="2"/>9.00 <text:s/>517863.04 <text:s/>14.00 <text:s/>69748.54 <text:s text:c="3"/>7.20 <text:s/>448114.50 <text:s text:c="4"/>-- <text:s/>1137799.03 <text:s text:c="4"/>-- <text:s/>326614.31 <text:s text:c="5"/>-- <text:s/>648349.70 <text:s text:c="4"/>-- <text:s/>162835.01 <text:s text:c="7"/>--</text:p>
      <text:p text:style-name="Standard">18 <text:s text:c="3"/>2017.8 <text:s/>1645156.60 <text:s text:c="2"/>8.60 <text:s/>518113.93 <text:s/>14.00 <text:s/>67550.99 <text:s text:c="3"/>6.50 <text:s/>450562.94 <text:s text:c="4"/>-- <text:s/>1127042.67 <text:s text:c="4"/>-- <text:s/>317888.57 <text:s text:c="5"/>-- <text:s/>637886.94 <text:s text:c="4"/>-- <text:s/>171267.16 <text:s text:c="7"/>--</text:p>
      <text:p text:style-name="Standard">19 <text:s text:c="3"/>2017.7 <text:s/>1628996.63 <text:s text:c="2"/>8.90 <text:s/>510484.58 <text:s/>15.30 <text:s/>67129.04 <text:s text:c="3"/>6.10 <text:s/>443355.54 <text:s text:c="4"/>-- <text:s/>1118512.05 <text:s text:c="4"/>-- <text:s/>314699.58 <text:s text:c="5"/>-- <text:s/>635229.77 <text:s text:c="4"/>-- <text:s/>168582.71 <text:s text:c="7"/>--</text:p>
      <text:p text:style-name="Standard">20 <text:s text:c="3"/>2017.6 <text:s/>1631282.53 <text:s text:c="2"/>9.10 <text:s/>510228.17 <text:s/>15.00 <text:s/>66977.68 <text:s text:c="3"/>6.60 <text:s/>443250.48 <text:s text:c="4"/>-- <text:s/>1121054.36 <text:s text:c="4"/>-- <text:s/>317003.07 <text:s text:c="5"/>-- <text:s/>642931.90 <text:s text:c="4"/>-- <text:s/>161119.39 <text:s text:c="7"/>--</text:p>
      <text:p text:style-name="Standard">21 <text:s text:c="3"/>2017.5 <text:s/>1601360.42 <text:s text:c="2"/>9.10 <text:s/>496389.78 <text:s/>17.00 <text:s/>67333.21 <text:s text:c="3"/>7.30 <text:s/>429056.58 <text:s text:c="4"/>-- <text:s/>1104970.63 <text:s text:c="4"/>-- <text:s/>314929.83 <text:s text:c="5"/>-- <text:s/>632225.70 <text:s text:c="4"/>-- <text:s/>157815.10 <text:s text:c="7"/>--</text:p>
      <text:p text:style-name="Standard">22 <text:s text:c="3"/>2017.4 <text:s/>1596331.87 <text:s text:c="2"/>9.80 <text:s/>490180.42 <text:s/>18.54 <text:s/>68392.60 <text:s text:c="3"/>6.19 <text:s/>421787.82 <text:s text:c="4"/>-- <text:s/>1106151.45 <text:s text:c="4"/>-- <text:s/>318092.78 <text:s text:c="5"/>-- <text:s/>630992.53 <text:s text:c="4"/>-- <text:s/>157066.14 <text:s text:c="7"/>--</text:p>
      <text:p text:style-name="Standard">23 <text:s text:c="3"/>2017.3 <text:s/>1599609.57 <text:s/>10.10 <text:s/>488770.09 <text:s/>18.80 <text:s/>68605.05 <text:s text:c="3"/>6.10 <text:s/>420165.04 <text:s text:c="4"/>-- <text:s/>1110839.48 <text:s text:c="4"/>-- <text:s/>317183.42 <text:s text:c="5"/>-- <text:s/>643278.44 <text:s text:c="4"/>-- <text:s/>150377.62 <text:s text:c="7"/>--</text:p>
      <text:p text:style-name="Standard">24 <text:s text:c="3"/>2017.2 <text:s/>1582913.07 <text:s/>10.40 <text:s/>476527.60 <text:s/>21.40 <text:s/>71727.69 <text:s text:c="3"/>3.30 <text:s/>404799.91 <text:s text:c="4"/>-- <text:s/>1106385.48 <text:s text:c="4"/>-- <text:s/>311667.58 <text:s text:c="5"/>-- <text:s/>635880.32 <text:s text:c="4"/>-- <text:s/>158837.59 <text:s text:c="7"/>--</text:p>
      <text:p text:style-name="Standard">25 <text:s text:c="3"/>2017.1 <text:s/>1575945.59 <text:s/>10.70 <text:s/>472526.45 <text:s/>14.50 <text:s/>86598.61 <text:s text:c="2"/>19.40 <text:s/>385927.84 <text:s text:c="4"/>-- <text:s/>1103419.14 <text:s text:c="4"/>-- <text:s/>317957.26 <text:s text:c="5"/>-- <text:s/>634745.73 <text:s text:c="4"/>-- <text:s/>150716.15 <text:s text:c="7"/>--</text:p>
      <text:p text:style-name="Standard">26 <text:s text:c="2"/>2016.12 <text:s/>1550066.67 <text:s/>11.33 <text:s/>486557.24 <text:s/>21.35 <text:s/>68303.87 <text:s text:c="3"/>8.05 <text:s/>418253.37 <text:s text:c="4"/>-- <text:s/>1063509.43 <text:s text:c="4"/>-- <text:s/>307989.61 <text:s text:c="5"/>-- <text:s/>603504.20 <text:s text:c="4"/>-- <text:s/>152015.62 <text:s text:c="7"/>--</text:p>
      <text:p text:style-name="Standard"><text:soft-page-break/>27 <text:s text:c="2"/>2016.11 <text:s/>1530432.06 <text:s/>11.39 <text:s/>475405.54 <text:s/>22.65 <text:s/>64903.50 <text:s text:c="3"/>7.58 <text:s/>410502.04 <text:s text:c="4"/>-- <text:s/>1055026.52 <text:s text:c="4"/>-- <text:s/>309067.58 <text:s text:c="5"/>-- <text:s/>597374.12 <text:s text:c="4"/>-- <text:s/>148584.82 <text:s text:c="7"/>--</text:p>
      <text:p text:style-name="Standard">28 <text:s text:c="2"/>2016.10 <text:s/>1519485.40 <text:s/>11.64 <text:s/>465446.65 <text:s/>23.85 <text:s/>64214.93 <text:s text:c="3"/>7.20 <text:s/>401231.71 <text:s text:c="4"/>-- <text:s/>1054038.76 <text:s text:c="4"/>-- <text:s/>307895.68 <text:s text:c="5"/>-- <text:s/>594169.86 <text:s text:c="4"/>-- <text:s/>151973.22 <text:s text:c="7"/>--</text:p>
      <text:p text:style-name="Standard">29 <text:s text:c="3"/>2016.9 <text:s/>1516360.50 <text:s/>11.50 <text:s/>454340.25 <text:s/>24.70 <text:s/>65068.62 <text:s text:c="3"/>6.60 <text:s/>389271.63 <text:s text:c="4"/>-- <text:s/>1062020.26 <text:s text:c="4"/>-- <text:s/>315077.15 <text:s text:c="5"/>-- <text:s/>598880.53 <text:s text:c="4"/>-- <text:s/>148062.57 <text:s text:c="7"/>--</text:p>
      <text:p text:style-name="Standard">.. <text:s text:c="6"/>... <text:s text:c="8"/>... <text:s text:c="3"/>... <text:s text:c="7"/>... <text:s text:c="3"/>... <text:s text:c="6"/>... <text:s text:c="4"/>... <text:s text:c="7"/>... <text:s text:c="3"/>... <text:s text:c="8"/>... <text:s text:c="3"/>... <text:s text:c="7"/>... <text:s text:c="4"/>... <text:s text:c="7"/>... <text:s text:c="3"/>... <text:s text:c="7"/>... <text:s text:c="6"/>...</text:p>
      <text:p text:style-name="Standard">464 <text:s text:c="2"/>1980.6 <text:s text:c="9"/>-- <text:s text:c="4"/>-- <text:s text:c="4"/>983.04 <text:s/>20.67 <text:s text:c="3"/>243.30 <text:s text:c="2"/>16.57 <text:s text:c="8"/>-- <text:s text:c="4"/>-- <text:s text:c="9"/>-- <text:s text:c="4"/>-- <text:s text:c="8"/>-- <text:s text:c="5"/>-- <text:s text:c="8"/>-- <text:s text:c="4"/>-- <text:s text:c="8"/>-- <text:s text:c="7"/>--</text:p>
      <text:p text:style-name="Standard">465 <text:s text:c="2"/>1980.5 <text:s text:c="9"/>-- <text:s text:c="4"/>-- <text:s text:c="4"/>957.20 <text:s/>18.30 <text:s text:c="3"/>243.13 <text:s text:c="2"/>16.33 <text:s text:c="8"/>-- <text:s text:c="4"/>-- <text:s text:c="9"/>-- <text:s text:c="4"/>-- <text:s text:c="8"/>-- <text:s text:c="5"/>-- <text:s text:c="8"/>-- <text:s text:c="4"/>-- <text:s text:c="8"/>-- <text:s text:c="7"/>--</text:p>
      <text:p text:style-name="Standard">466 <text:s text:c="2"/>1980.4 <text:s text:c="9"/>-- <text:s text:c="4"/>-- <text:s text:c="4"/>954.89 <text:s/>14.35 <text:s text:c="3"/>254.07 <text:s text:c="2"/>16.91 <text:s text:c="8"/>-- <text:s text:c="4"/>-- <text:s text:c="9"/>-- <text:s text:c="4"/>-- <text:s text:c="8"/>-- <text:s text:c="5"/>-- <text:s text:c="8"/>-- <text:s text:c="4"/>-- <text:s text:c="8"/>-- <text:s text:c="7"/>--</text:p>
      <text:p text:style-name="Standard">467 <text:s text:c="2"/>1980.3 <text:s text:c="9"/>-- <text:s text:c="4"/>-- <text:s text:c="4"/>963.91 <text:s/>15.68 <text:s text:c="3"/>261.49 <text:s text:c="2"/>19.39 <text:s text:c="8"/>-- <text:s text:c="4"/>-- <text:s text:c="9"/>-- <text:s text:c="4"/>-- <text:s text:c="8"/>-- <text:s text:c="5"/>-- <text:s text:c="8"/>-- <text:s text:c="4"/>-- <text:s text:c="8"/>-- <text:s text:c="7"/>--</text:p>
      <text:p text:style-name="Standard">468 <text:s text:c="2"/>1980.2 <text:s text:c="9"/>-- <text:s text:c="4"/>-- <text:s text:c="4"/>975.80 <text:s/>18.57 <text:s text:c="3"/>279.18 <text:s text:c="2"/>22.25 <text:s text:c="8"/>-- <text:s text:c="4"/>-- <text:s text:c="9"/>-- <text:s text:c="4"/>-- <text:s text:c="8"/>-- <text:s text:c="5"/>-- <text:s text:c="8"/>-- <text:s text:c="4"/>-- <text:s text:c="8"/>-- <text:s text:c="7"/>--</text:p>
      <text:p text:style-name="Standard">469 <text:s text:c="2"/>1980.1 <text:s text:c="9"/>-- <text:s text:c="4"/>-- <text:s text:c="3"/>1031.89 <text:s/>21.20 <text:s text:c="3"/>300.41 <text:s text:c="2"/>16.79 <text:s text:c="8"/>-- <text:s text:c="4"/>-- <text:s text:c="9"/>-- <text:s text:c="4"/>-- <text:s text:c="8"/>-- <text:s text:c="5"/>-- <text:s text:c="8"/>-- <text:s text:c="4"/>-- <text:s text:c="8"/>-- <text:s text:c="7"/>--</text:p>
      <text:p text:style-name="Standard">470 <text:s/>1979.12 <text:s text:c="9"/>-- <text:s text:c="4"/>-- <text:s text:c="3"/>1069.36 <text:s/>24.42 <text:s text:c="3"/>267.71 <text:s text:c="2"/>26.26 <text:s text:c="8"/>-- <text:s text:c="4"/>-- <text:s text:c="9"/>-- <text:s text:c="4"/>-- <text:s text:c="8"/>-- <text:s text:c="5"/>-- <text:s text:c="8"/>-- <text:s text:c="4"/>-- <text:s text:c="8"/>-- <text:s text:c="7"/>--</text:p>
      <text:p text:style-name="Standard">471 <text:s/>1979.11 <text:s text:c="9"/>-- <text:s text:c="4"/>-- <text:s text:c="4"/>955.66 <text:s/>18.24 <text:s text:c="3"/>235.13 <text:s text:c="2"/>23.40 <text:s text:c="8"/>-- <text:s text:c="4"/>-- <text:s text:c="9"/>-- <text:s text:c="4"/>-- <text:s text:c="8"/>-- <text:s text:c="5"/>-- <text:s text:c="8"/>-- <text:s text:c="4"/>-- <text:s text:c="8"/>-- <text:s text:c="7"/>--</text:p>
      <text:p text:style-name="Standard">472 <text:s/>1979.10 <text:s text:c="9"/>-- <text:s text:c="4"/>-- <text:s text:c="4"/>895.32 <text:s/>14.99 <text:s text:c="3"/>220.90 <text:s text:c="2"/>19.25 <text:s text:c="8"/>-- <text:s text:c="4"/>-- <text:s text:c="9"/>-- <text:s text:c="4"/>-- <text:s text:c="8"/>-- <text:s text:c="5"/>-- <text:s text:c="8"/>-- <text:s text:c="4"/>-- <text:s text:c="8"/>-- <text:s text:c="7"/>--</text:p>
      <text:p text:style-name="Standard">473 <text:s text:c="2"/>1979.9 <text:s text:c="9"/>-- <text:s text:c="4"/>-- <text:s text:c="4"/>871.19 <text:s/>14.11 <text:s text:c="3"/>225.57 <text:s text:c="2"/>19.81 <text:s text:c="8"/>-- <text:s text:c="4"/>-- <text:s text:c="9"/>-- <text:s text:c="4"/>-- <text:s text:c="8"/>-- <text:s text:c="5"/>-- <text:s text:c="8"/>-- <text:s text:c="4"/>-- <text:s text:c="8"/>-- <text:s text:c="7"/>--</text:p>
      <text:p text:style-name="Standard">474 <text:s text:c="2"/>1979.8 <text:s text:c="9"/>-- <text:s text:c="4"/>-- <text:s text:c="4"/>849.58 <text:s/>12.38 <text:s text:c="3"/>215.35 <text:s text:c="2"/>18.25 <text:s text:c="8"/>-- <text:s text:c="4"/>-- <text:s text:c="9"/>-- <text:s text:c="4"/>-- <text:s text:c="8"/>-- <text:s text:c="5"/>-- <text:s text:c="8"/>-- <text:s text:c="4"/>-- <text:s text:c="8"/>-- <text:s text:c="7"/>--</text:p>
      <text:p text:style-name="Standard">475 <text:s text:c="2"/>1979.7 <text:s text:c="9"/>-- <text:s text:c="4"/>-- <text:s text:c="4"/>831.28 <text:s/>11.37 <text:s text:c="3"/>212.96 <text:s text:c="2"/>17.64 <text:s text:c="8"/>-- <text:s text:c="4"/>-- <text:s text:c="9"/>-- <text:s text:c="4"/>-- <text:s text:c="8"/>-- <text:s text:c="5"/>-- <text:s text:c="8"/>-- <text:s text:c="4"/>-- <text:s text:c="8"/>-- <text:s text:c="7"/>--</text:p>
      <text:p text:style-name="Standard">476 <text:s text:c="2"/>1979.6 <text:s text:c="9"/>-- <text:s text:c="4"/>-- <text:s text:c="4"/>814.67 <text:s text:c="2"/>9.34 <text:s text:c="3"/>208.71 <text:s text:c="2"/>16.95 <text:s text:c="8"/>-- <text:s text:c="4"/>-- <text:s text:c="9"/>-- <text:s text:c="4"/>-- <text:s text:c="8"/>-- <text:s text:c="5"/>-- <text:s text:c="8"/>-- <text:s text:c="4"/>-- <text:s text:c="8"/>-- <text:s text:c="7"/>--</text:p>
      <text:p text:style-name="Standard">477 <text:s text:c="2"/>1979.5 <text:s text:c="9"/>-- <text:s text:c="4"/>-- <text:s text:c="4"/>809.14 <text:s text:c="2"/>6.76 <text:s text:c="3"/>209.00 <text:s text:c="2"/>14.73 <text:s text:c="8"/>-- <text:s text:c="4"/>-- <text:s text:c="9"/>-- <text:s text:c="4"/>-- <text:s text:c="8"/>-- <text:s text:c="5"/>-- <text:s text:c="8"/>-- <text:s text:c="4"/>-- <text:s text:c="8"/>-- <text:s text:c="7"/>--</text:p>
      <text:p text:style-name="Standard">478 <text:s text:c="2"/>1979.4 <text:s text:c="9"/>-- <text:s text:c="4"/>-- <text:s text:c="4"/>835.08 <text:s text:c="2"/>3.33 <text:s text:c="3"/>217.33 <text:s text:c="2"/>12.82 <text:s text:c="8"/>-- <text:s text:c="4"/>-- <text:s text:c="9"/>-- <text:s text:c="4"/>-- <text:s text:c="8"/>-- <text:s text:c="5"/>-- <text:s text:c="8"/>-- <text:s text:c="4"/>-- <text:s text:c="8"/>-- <text:s text:c="7"/>--</text:p>
      <text:p text:style-name="Standard">479 <text:s text:c="2"/>1979.3 <text:s text:c="9"/>-- <text:s text:c="4"/>-- <text:s text:c="4"/>833.24 <text:s text:c="2"/>0.65 <text:s text:c="3"/>219.02 <text:s text:c="2"/>12.40 <text:s text:c="8"/>-- <text:s text:c="4"/>-- <text:s text:c="9"/>-- <text:s text:c="4"/>-- <text:s text:c="8"/>-- <text:s text:c="5"/>-- <text:s text:c="8"/>-- <text:s text:c="4"/>-- <text:s text:c="8"/>-- <text:s text:c="7"/>--</text:p>
      <text:p text:style-name="Standard">480 <text:s text:c="2"/>1979.2 <text:s text:c="9"/>-- <text:s text:c="4"/>-- <text:s text:c="4"/>823.00 <text:s/>-1.24 <text:s text:c="3"/>228.36 <text:s text:c="2"/>10.91 <text:s text:c="8"/>-- <text:s text:c="4"/>-- <text:s text:c="9"/>-- <text:s text:c="4"/>-- <text:s text:c="8"/>-- <text:s text:c="5"/>-- <text:s text:c="8"/>-- <text:s text:c="4"/>-- <text:s text:c="8"/>-- <text:s text:c="7"/>--</text:p>
      <text:p text:style-name="Standard">481 <text:s text:c="2"/>1979.1 <text:s text:c="9"/>-- <text:s text:c="4"/>-- <text:s text:c="4"/>851.39 <text:s/>-2.20 <text:s text:c="3"/>257.22 <text:s text:c="2"/>12.03 <text:s text:c="8"/>-- <text:s text:c="4"/>-- <text:s text:c="9"/>-- <text:s text:c="4"/>-- <text:s text:c="8"/>-- <text:s text:c="5"/>-- <text:s text:c="8"/>-- <text:s text:c="4"/>-- <text:s text:c="8"/>-- <text:s text:c="7"/>--</text:p>
      <text:p text:style-name="Standard">482 <text:s/>1978.12 <text:s text:c="9"/>-- <text:s text:c="4"/>-- <text:s text:c="4"/>859.45 <text:s text:c="4"/>-- <text:s text:c="3"/>212.03 <text:s text:c="5"/>-- <text:s text:c="8"/>-- <text:s text:c="4"/>-- <text:s text:c="9"/>-- <text:s text:c="4"/>-- <text:s text:c="8"/>-- <text:s text:c="5"/>-- <text:s text:c="8"/>-- <text:s text:c="4"/>-- <text:s text:c="8"/>-- <text:s text:c="7"/>--</text:p>
      <text:p text:style-name="Standard">483 <text:s/>1978.11 <text:s text:c="9"/>-- <text:s text:c="4"/>-- <text:s text:c="4"/>808.27 <text:s text:c="4"/>-- <text:s text:c="3"/>190.54 <text:s text:c="5"/>-- <text:s text:c="8"/>-- <text:s text:c="4"/>-- <text:s text:c="9"/>-- <text:s text:c="4"/>-- <text:s text:c="8"/>-- <text:s text:c="5"/>-- <text:s text:c="8"/>-- <text:s text:c="4"/>-- <text:s text:c="8"/>-- <text:s text:c="7"/>--</text:p>
      <text:p text:style-name="Standard">484 <text:s/>1978.10 <text:s text:c="9"/>-- <text:s text:c="4"/>-- <text:s text:c="4"/>778.64 <text:s text:c="4"/>-- <text:s text:c="3"/>185.24 <text:s text:c="5"/>-- <text:s text:c="8"/>-- <text:s text:c="4"/>-- <text:s text:c="9"/>-- <text:s text:c="4"/>-- <text:s text:c="8"/>-- <text:s text:c="5"/>-- <text:s text:c="8"/>-- <text:s text:c="4"/>-- <text:s text:c="8"/>-- <text:s text:c="7"/>--</text:p>
      <text:p text:style-name="Standard">485 <text:s text:c="2"/>1978.9 <text:s text:c="9"/>-- <text:s text:c="4"/>-- <text:s text:c="4"/>763.47 <text:s text:c="4"/>-- <text:s text:c="3"/>188.27 <text:s text:c="5"/>-- <text:s text:c="8"/>-- <text:s text:c="4"/>-- <text:s text:c="9"/>-- <text:s text:c="4"/>-- <text:s text:c="8"/>-- <text:s text:c="5"/>-- <text:s text:c="8"/>-- <text:s text:c="4"/>-- <text:s text:c="8"/>-- <text:s text:c="7"/>--</text:p>
      <text:p text:style-name="Standard"><text:soft-page-break/>486 <text:s text:c="2"/>1978.8 <text:s text:c="9"/>-- <text:s text:c="4"/>-- <text:s text:c="4"/>755.99 <text:s text:c="4"/>-- <text:s text:c="3"/>182.12 <text:s text:c="5"/>-- <text:s text:c="8"/>-- <text:s text:c="4"/>-- <text:s text:c="9"/>-- <text:s text:c="4"/>-- <text:s text:c="8"/>-- <text:s text:c="5"/>-- <text:s text:c="8"/>-- <text:s text:c="4"/>-- <text:s text:c="8"/>-- <text:s text:c="7"/>--</text:p>
      <text:p text:style-name="Standard">487 <text:s text:c="2"/>1978.7 <text:s text:c="9"/>-- <text:s text:c="4"/>-- <text:s text:c="4"/>746.43 <text:s text:c="4"/>-- <text:s text:c="3"/>181.02 <text:s text:c="5"/>-- <text:s text:c="8"/>-- <text:s text:c="4"/>-- <text:s text:c="9"/>-- <text:s text:c="4"/>-- <text:s text:c="8"/>-- <text:s text:c="5"/>-- <text:s text:c="8"/>-- <text:s text:c="4"/>-- <text:s text:c="8"/>-- <text:s text:c="7"/>--</text:p>
      <text:p text:style-name="Standard">488 <text:s text:c="2"/>1978.6 <text:s text:c="9"/>-- <text:s text:c="4"/>-- <text:s text:c="4"/>745.08 <text:s text:c="4"/>-- <text:s text:c="3"/>178.46 <text:s text:c="5"/>-- <text:s text:c="8"/>-- <text:s text:c="4"/>-- <text:s text:c="9"/>-- <text:s text:c="4"/>-- <text:s text:c="8"/>-- <text:s text:c="5"/>-- <text:s text:c="8"/>-- <text:s text:c="4"/>-- <text:s text:c="8"/>-- <text:s text:c="7"/>--</text:p>
      <text:p text:style-name="Standard">489 <text:s text:c="2"/>1978.5 <text:s text:c="9"/>-- <text:s text:c="4"/>-- <text:s text:c="4"/>757.93 <text:s text:c="4"/>-- <text:s text:c="3"/>182.17 <text:s text:c="5"/>-- <text:s text:c="8"/>-- <text:s text:c="4"/>-- <text:s text:c="9"/>-- <text:s text:c="4"/>-- <text:s text:c="8"/>-- <text:s text:c="5"/>-- <text:s text:c="8"/>-- <text:s text:c="4"/>-- <text:s text:c="8"/>-- <text:s text:c="7"/>--</text:p>
      <text:p text:style-name="Standard">490 <text:s text:c="2"/>1978.4 <text:s text:c="9"/>-- <text:s text:c="4"/>-- <text:s text:c="4"/>808.17 <text:s text:c="4"/>-- <text:s text:c="3"/>192.63 <text:s text:c="5"/>-- <text:s text:c="8"/>-- <text:s text:c="4"/>-- <text:s text:c="9"/>-- <text:s text:c="4"/>-- <text:s text:c="8"/>-- <text:s text:c="5"/>-- <text:s text:c="8"/>-- <text:s text:c="4"/>-- <text:s text:c="8"/>-- <text:s text:c="7"/>--</text:p>
      <text:p text:style-name="Standard">491 <text:s text:c="2"/>1978.3 <text:s text:c="9"/>-- <text:s text:c="4"/>-- <text:s text:c="4"/>827.83 <text:s text:c="4"/>-- <text:s text:c="3"/>194.86 <text:s text:c="5"/>-- <text:s text:c="8"/>-- <text:s text:c="4"/>-- <text:s text:c="9"/>-- <text:s text:c="4"/>-- <text:s text:c="8"/>-- <text:s text:c="5"/>-- <text:s text:c="8"/>-- <text:s text:c="4"/>-- <text:s text:c="8"/>-- <text:s text:c="7"/>--</text:p>
      <text:p text:style-name="Standard">492 <text:s text:c="2"/>1978.2 <text:s text:c="9"/>-- <text:s text:c="4"/>-- <text:s text:c="4"/>833.35 <text:s text:c="4"/>-- <text:s text:c="3"/>205.89 <text:s text:c="5"/>-- <text:s text:c="8"/>-- <text:s text:c="4"/>-- <text:s text:c="9"/>-- <text:s text:c="4"/>-- <text:s text:c="8"/>-- <text:s text:c="5"/>-- <text:s text:c="8"/>-- <text:s text:c="4"/>-- <text:s text:c="8"/>-- <text:s text:c="7"/>--</text:p>
      <text:p text:style-name="Standard">493 <text:s text:c="2"/>1978.1 <text:s text:c="9"/>-- <text:s text:c="4"/>-- <text:s text:c="4"/>870.53 <text:s text:c="4"/>-- <text:s text:c="3"/>229.59 <text:s text:c="5"/>-- <text:s text:c="8"/>-- <text:s text:c="4"/>-- <text:s text:c="9"/>-- <text:s text:c="4"/>-- <text:s text:c="8"/>-- <text:s text:c="5"/>-- <text:s text:c="8"/>-- <text:s text:c="4"/>-- <text:s text:c="8"/>-- <text:s text:c="7"/>--</text:p>
      <text:p text:style-name="Standard"/>
      <text:p text:style-name="Standard"/>
      <text:p text:style-name="Standard">[b](12)moneySupplyBal(retry=3, pause=0.001)[/b]</text:p>
      <text:p text:style-name="Standard">该方法用于获取货币供应量(年底余额)数据</text:p>
      <text:p text:style-name="Standard"/>
      <text:p text:style-name="Standard">参数：</text:p>
      <text:p text:style-name="Standard">retry : int, 默认 3</text:p>
      <text:p text:style-name="Standard"><text:s text:c="3"/>如遇网络等问题重复执行的次数 </text:p>
      <text:p text:style-name="Standard">pause : int, 默认 0.001</text:p>
      <text:p text:style-name="Standard"><text:s text:c="3"/>重复请求数据过程中暂停的秒数，防止请求间隔时间太短出现的问题</text:p>
      <text:p text:style-name="Standard"/>
      <text:p text:style-name="Standard">返回值：</text:p>
      <text:p text:style-name="Standard">DataFrame or List: [{'year':, 'm2':, ...}, ...]</text:p>
      <text:p text:style-name="Standard"><text:s text:c="3"/>year :统计年度</text:p>
      <text:p text:style-name="Standard"><text:s text:c="3"/>m2 :货币和准货币(亿元)</text:p>
      <text:p text:style-name="Standard"><text:s text:c="3"/>m1:货币(亿元)</text:p>
      <text:p text:style-name="Standard"><text:s text:c="3"/>m0:流通中现金(亿元)</text:p>
      <text:p text:style-name="Standard"><text:s text:c="3"/>cd:活期存款(亿元)</text:p>
      <text:p text:style-name="Standard"><text:s text:c="3"/>qm:准货币(亿元)</text:p>
      <text:p text:style-name="Standard"><text:s text:c="3"/>ftd:定期存款(亿元)</text:p>
      <text:p text:style-name="Standard"><text:s text:c="3"/>sd:储蓄存款(亿元)</text:p>
      <text:p text:style-name="Standard"><text:s text:c="3"/>rests:其他存款(亿元)</text:p>
      <text:p text:style-name="Standard"/>
      <text:p text:style-name="Standard">示例：</text:p>
      <text:p text:style-name="Standard">[i]import gugu as gg[/i]</text:p>
      <text:p text:style-name="Standard">[i]obj = gg.Macro()[/i] <text:s text:c="2"/># 创建宏观经济数据对象</text:p>
      <text:p text:style-name="Standard">[i]data = obj.moneySupplyBal()[/i] <text:s text:c="2"/># 获取货币供应量(年底余额)数据</text:p>
      <text:p text:style-name="Standard">[i]obj.output()[/i] <text:s text:c="2"/># 输出数据</text:p>
      <text:p text:style-name="Standard"/>
      <text:p text:style-name="Standard">输出：</text:p>
      <text:p text:style-name="Standard"><text:s text:c="4"/>year <text:s text:c="9"/>m2 <text:s text:c="8"/>m1 <text:s text:c="7"/>m0 <text:s text:c="8"/>cd <text:s text:c="9"/>qm <text:s text:c="7"/>ftd <text:s text:c="8"/>sd <text:s text:c="5"/>rests</text:p>
      <text:p text:style-name="Standard">0 <text:s text:c="2"/>2017 <text:s/>1690235.30 <text:s/>543790.10 <text:s/>70645.60 <text:s/>473144.50 <text:s/>1146445.20 <text:s/>320196.20 <text:s/>649341.50 <text:s/>176907.40</text:p>
      <text:p text:style-name="Standard">1 <text:s text:c="2"/>2016 <text:s/>1550066.70 <text:s/>486557.20 <text:s/>68303.90 <text:s/>418253.40 <text:s/>1063509.40 <text:s/>307989.60 <text:s/>603504.20 <text:s/>152015.60</text:p>
      <text:p text:style-name="Standard">2 <text:s text:c="2"/>2015 <text:s/>1392278.10 <text:s/>400953.40 <text:s/>63216.60 <text:s/>337736.90 <text:s text:c="2"/>991324.70 <text:s/>288240.70 <text:s/>552073.50 <text:s/>151010.50</text:p>
      <text:p text:style-name="Standard"><text:soft-page-break/>3 <text:s text:c="2"/>2014 <text:s/>1228374.80 <text:s/>348056.40 <text:s/>60259.50 <text:s/>287796.90 <text:s text:c="2"/>880318.40 <text:s/>264055.70 <text:s/>508878.10 <text:s/>107384.60</text:p>
      <text:p text:style-name="Standard">4 <text:s text:c="2"/>2013 <text:s/>1106525.00 <text:s/>337291.10 <text:s/>58574.40 <text:s/>278716.60 <text:s text:c="2"/>769233.90 <text:s/>232696.60 <text:s/>467031.10 <text:s text:c="2"/>69506.20</text:p>
      <text:p text:style-name="Standard">5 <text:s text:c="2"/>2012 <text:s text:c="2"/>974148.80 <text:s/>308664.20 <text:s/>54659.80 <text:s/>254004.50 <text:s text:c="2"/>665484.60 <text:s/>195940.10 <text:s/>411362.60 <text:s text:c="2"/>58181.90</text:p>
      <text:p text:style-name="Standard">6 <text:s text:c="2"/>2011 <text:s text:c="2"/>851590.90 <text:s/>289847.70 <text:s/>50748.50 <text:s/>239099.20 <text:s text:c="2"/>561743.20 <text:s/>166616.00 <text:s/>352797.50 <text:s text:c="2"/>42329.70</text:p>
      <text:p text:style-name="Standard">7 <text:s text:c="2"/>2010 <text:s text:c="2"/>725851.80 <text:s/>266621.50 <text:s/>44628.20 <text:s/>221993.40 <text:s text:c="2"/>459230.30 <text:s/>105858.70 <text:s/>303302.50 <text:s text:c="2"/>50069.10</text:p>
      <text:p text:style-name="Standard">8 <text:s text:c="2"/>2009 <text:s text:c="2"/>610224.50 <text:s/>221445.80 <text:s/>38247.00 <text:s/>183198.80 <text:s text:c="2"/>388778.70 <text:s text:c="2"/>84819.50 <text:s/>260752.70 <text:s text:c="2"/>43206.50</text:p>
      <text:p text:style-name="Standard">9 <text:s text:c="2"/>2008 <text:s text:c="2"/>475166.60 <text:s/>166217.10 <text:s/>34219.00 <text:s/>131998.20 <text:s text:c="2"/>308949.50 <text:s text:c="2"/>60103.10 <text:s/>217885.40 <text:s text:c="2"/>30961.10</text:p>
      <text:p text:style-name="Standard">10 <text:s/>2007 <text:s text:c="2"/>403442.20 <text:s/>152560.10 <text:s/>30375.20 <text:s/>122184.90 <text:s text:c="2"/>250882.10 <text:s text:c="2"/>46932.50 <text:s/>172534.20 <text:s text:c="2"/>31415.40</text:p>
      <text:p text:style-name="Standard">11 <text:s/>2006 <text:s text:c="2"/>345577.90 <text:s/>126028.10 <text:s/>27072.60 <text:s text:c="2"/>98962.50 <text:s text:c="2"/>219568.50 <text:s text:c="8"/>-- <text:s/>161587.30 <text:s text:c="8"/>--</text:p>
      <text:p text:style-name="Standard">12 <text:s/>2005 <text:s text:c="2"/>298755.70 <text:s/>107278.80 <text:s/>24031.70 <text:s text:c="2"/>83247.10 <text:s text:c="2"/>191476.90 <text:s text:c="2"/>33100.00 <text:s/>141051.00 <text:s text:c="2"/>17325.90</text:p>
      <text:p text:style-name="Standard">13 <text:s/>2004 <text:s text:c="2"/>254107.00 <text:s text:c="2"/>95969.70 <text:s/>21468.30 <text:s text:c="2"/>74501.40 <text:s text:c="2"/>158137.20 <text:s text:c="2"/>25382.20 <text:s/>119555.40 <text:s text:c="2"/>13199.70</text:p>
      <text:p text:style-name="Standard">14 <text:s/>2003 <text:s text:c="2"/>221222.80 <text:s text:c="2"/>84118.60 <text:s/>19745.90 <text:s text:c="2"/>64372.60 <text:s text:c="2"/>137104.30 <text:s text:c="2"/>20940.40 <text:s/>103617.70 <text:s text:c="2"/>12546.20</text:p>
      <text:p text:style-name="Standard">15 <text:s/>2002 <text:s text:c="2"/>185007.00 <text:s text:c="2"/>70881.80 <text:s/>17278.00 <text:s text:c="2"/>53603.80 <text:s text:c="2"/>114125.20 <text:s text:c="2"/>16433.80 <text:s text:c="2"/>86910.70 <text:s text:c="2"/>10780.70</text:p>
      <text:p text:style-name="Standard">16 <text:s/>2001 <text:s text:c="2"/>158301.90 <text:s text:c="2"/>59871.60 <text:s/>15688.80 <text:s text:c="2"/>44182.80 <text:s text:c="3"/>98430.30 <text:s text:c="2"/>14180.10 <text:s text:c="2"/>73762.40 <text:s text:c="2"/>10487.80</text:p>
      <text:p text:style-name="Standard">17 <text:s/>2000 <text:s text:c="2"/>134610.40 <text:s text:c="2"/>53147.20 <text:s/>14652.70 <text:s text:c="2"/>38494.50 <text:s text:c="3"/>81463.20 <text:s text:c="2"/>11261.10 <text:s text:c="2"/>64332.40 <text:s text:c="3"/>5869.70</text:p>
      <text:p text:style-name="Standard">18 <text:s/>1999 <text:s text:c="2"/>119897.90 <text:s text:c="2"/>45837.30 <text:s/>13455.50 <text:s text:c="2"/>32381.80 <text:s text:c="3"/>74060.60 <text:s text:c="3"/>9476.80 <text:s text:c="2"/>59621.80 <text:s text:c="3"/>4962.00</text:p>
      <text:p text:style-name="Standard">19 <text:s/>1998 <text:s text:c="2"/>104498.50 <text:s text:c="2"/>38953.70 <text:s/>11204.20 <text:s text:c="2"/>27749.50 <text:s text:c="3"/>65544.90 <text:s text:c="3"/>8301.90 <text:s text:c="2"/>53407.50 <text:s text:c="3"/>3835.50</text:p>
      <text:p text:style-name="Standard">20 <text:s/>1997 <text:s text:c="3"/>90995.30 <text:s text:c="2"/>34826.30 <text:s/>10177.60 <text:s text:c="2"/>24648.70 <text:s text:c="3"/>56169.00 <text:s text:c="3"/>6738.50 <text:s text:c="2"/>46279.80 <text:s text:c="3"/>3150.70</text:p>
      <text:p text:style-name="Standard">21 <text:s/>1996 <text:s text:c="3"/>76094.90 <text:s text:c="2"/>28514.80 <text:s text:c="2"/>8802.00 <text:s text:c="2"/>19712.80 <text:s text:c="3"/>47580.10 <text:s text:c="3"/>5041.90 <text:s text:c="2"/>38520.80 <text:s text:c="3"/>4017.40</text:p>
      <text:p text:style-name="Standard">22 <text:s/>1995 <text:s text:c="3"/>60750.50 <text:s text:c="2"/>23987.10 <text:s text:c="2"/>7885.30 <text:s text:c="2"/>16101.80 <text:s text:c="3"/>36763.40 <text:s text:c="3"/>3324.20 <text:s text:c="2"/>29662.20 <text:s text:c="3"/>3777.00</text:p>
      <text:p text:style-name="Standard">23 <text:s/>1994 <text:s text:c="3"/>46923.50 <text:s text:c="2"/>20540.70 <text:s text:c="2"/>7288.60 <text:s text:c="2"/>13252.10 <text:s text:c="3"/>26382.80 <text:s text:c="3"/>1943.10 <text:s text:c="2"/>21518.40 <text:s text:c="3"/>2921.30</text:p>
      <text:p text:style-name="Standard">24 <text:s/>1993 <text:s text:c="3"/>34879.80 <text:s text:c="2"/>16280.40 <text:s text:c="2"/>5864.70 <text:s text:c="2"/>10415.70 <text:s text:c="3"/>18599.40 <text:s text:c="3"/>1247.90 <text:s text:c="2"/>15203.50 <text:s text:c="3"/>2148.00</text:p>
      <text:p text:style-name="Standard">25 <text:s/>1992 <text:s text:c="3"/>25402.20 <text:s text:c="2"/>11731.50 <text:s text:c="2"/>4336.00 <text:s text:c="3"/>7395.20 <text:s text:c="3"/>13670.70 <text:s text:c="8"/>-- <text:s text:c="8"/>-- <text:s text:c="8"/>--</text:p>
      <text:p text:style-name="Standard">26 <text:s/>1991 <text:s text:c="3"/>19349.90 <text:s text:c="3"/>8633.30 <text:s text:c="2"/>3177.80 <text:s text:c="3"/>5455.50 <text:s text:c="3"/>10716.60 <text:s text:c="8"/>-- <text:s text:c="8"/>-- <text:s text:c="8"/>--</text:p>
      <text:p text:style-name="Standard">27 <text:s/>1990 <text:s text:c="3"/>15293.40 <text:s text:c="3"/>6950.70 <text:s text:c="2"/>2644.40 <text:s text:c="3"/>4306.30 <text:s text:c="4"/>8342.70 <text:s text:c="8"/>-- <text:s text:c="8"/>-- <text:s text:c="8"/>--</text:p>
      <text:p text:style-name="Standard"/>
      <text:p text:style-name="Standard"/>
      <text:p text:style-name="Standard">[b](13)shibor(year=None)[/b]</text:p>
      <text:p text:style-name="Standard">该方法用于获取上海银行间同业拆放利率</text:p>
      <text:p text:style-name="Standard"/>
      <text:p text:style-name="Standard">参数：</text:p>
      <text:p text:style-name="Standard">year: int</text:p>
      <text:p text:style-name="Standard"><text:s text:c="3"/>年份</text:p>
      <text:p text:style-name="Standard"/>
      <text:p text:style-name="Standard">返回值：</text:p>
      <text:p text:style-name="Standard">DataFrame or List: [{'date':, 'ON':, ...}, ...]</text:p>
      <text:p text:style-name="Standard"><text:s text:c="3"/>date:日期</text:p>
      <text:p text:style-name="Standard"><text:s text:c="3"/>ON:隔夜拆放利率</text:p>
      <text:p text:style-name="Standard"><text:s text:c="3"/>1W:1周拆放利率</text:p>
      <text:p text:style-name="Standard"><text:s text:c="3"/>2W:2周拆放利率</text:p>
      <text:p text:style-name="Standard"><text:s text:c="3"/>1M:1个月拆放利率</text:p>
      <text:p text:style-name="Standard"><text:soft-page-break/><text:s text:c="3"/>3M:3个月拆放利率</text:p>
      <text:p text:style-name="Standard"><text:s text:c="3"/>6M:6个月拆放利率</text:p>
      <text:p text:style-name="Standard"><text:s text:c="3"/>9M:9个月拆放利率</text:p>
      <text:p text:style-name="Standard"><text:s text:c="3"/>1Y:1年拆放利率</text:p>
      <text:p text:style-name="Standard"/>
      <text:p text:style-name="Standard">示例：</text:p>
      <text:p text:style-name="Standard">[i]import gugu as gg[/i]</text:p>
      <text:p text:style-name="Standard">[i]obj = gg.Macro()[/i] <text:s text:c="2"/># 创建宏观经济数据对象</text:p>
      <text:p text:style-name="Standard">[i]data = obj.shibor()[/i] <text:s text:c="2"/># 获取上海银行间同业拆放利率</text:p>
      <text:p text:style-name="Standard">[i]obj.output()[/i] <text:s text:c="2"/># 输出数据</text:p>
      <text:p text:style-name="Standard"/>
      <text:p text:style-name="Standard">输出：</text:p>
      <text:p text:style-name="Standard"><text:s text:c="9"/>date <text:s text:c="5"/>ON <text:s text:c="4"/>1W <text:s text:c="5"/>2W <text:s text:c="5"/>1M <text:s text:c="5"/>3M <text:s text:c="4"/>6M <text:s text:c="4"/>9M <text:s text:c="4"/>1Y</text:p>
      <text:p text:style-name="Standard">0 <text:s/>2019-01-03 <text:s/>1.9680 <text:s/>2.547 <text:s/>2.6730 <text:s/>3.0840 <text:s/>3.2460 <text:s/>3.286 <text:s/>3.466 <text:s/>3.507</text:p>
      <text:p text:style-name="Standard">1 <text:s/>2019-01-04 <text:s/>1.6490 <text:s/>2.563 <text:s/>2.6150 <text:s/>3.0100 <text:s/>3.2150 <text:s/>3.270 <text:s/>3.453 <text:s/>3.497</text:p>
      <text:p text:style-name="Standard">2 <text:s/>2019-01-07 <text:s/>1.4470 <text:s/>2.475 <text:s/>2.5410 <text:s/>2.9090 <text:s/>3.1410 <text:s/>3.233 <text:s/>3.415 <text:s/>3.466</text:p>
      <text:p text:style-name="Standard">3 <text:s/>2019-01-08 <text:s/>1.4140 <text:s/>2.372 <text:s/>2.4870 <text:s/>2.8250 <text:s/>3.0930 <text:s/>3.206 <text:s/>3.384 <text:s/>3.431</text:p>
      <text:p text:style-name="Standard">4 <text:s/>2019-01-09 <text:s/>1.5670 <text:s/>2.475 <text:s/>2.4770 <text:s/>2.7900 <text:s/>3.0650 <text:s/>3.184 <text:s/>3.354 <text:s/>3.401</text:p>
      <text:p text:style-name="Standard">5 <text:s/>2019-01-10 <text:s/>1.7430 <text:s/>2.587 <text:s/>2.5020 <text:s/>2.7810 <text:s/>3.0310 <text:s/>3.149 <text:s/>3.321 <text:s/>3.377</text:p>
      <text:p text:style-name="Standard">6 <text:s/>2019-01-11 <text:s/>1.7080 <text:s/>2.555 <text:s/>2.5150 <text:s/>2.7720 <text:s/>3.0070 <text:s/>3.120 <text:s/>3.296 <text:s/>3.350</text:p>
      <text:p text:style-name="Standard">7 <text:s/>2019-01-14 <text:s/>1.8780 <text:s/>2.629 <text:s/>2.5410 <text:s/>2.7750 <text:s/>2.9840 <text:s/>3.106 <text:s/>3.284 <text:s/>3.337</text:p>
      <text:p text:style-name="Standard">8 <text:s/>2019-01-15 <text:s/>2.2450 <text:s/>2.652 <text:s/>2.5700 <text:s/>2.7770 <text:s/>2.9620 <text:s/>3.094 <text:s/>3.271 <text:s/>3.324</text:p>
      <text:p text:style-name="Standard">9 <text:s/>2019-01-16 <text:s/>2.3060 <text:s/>2.640 <text:s/>2.5760 <text:s/>2.7770 <text:s/>2.9420 <text:s/>3.079 <text:s/>3.262 <text:s/>3.314</text:p>
      <text:p text:style-name="Standard">10 2019-01-17 <text:s/>2.2590 <text:s/>2.611 <text:s/>2.5690 <text:s/>2.7770 <text:s/>2.9300 <text:s/>3.066 <text:s/>3.257 <text:s/>3.304</text:p>
      <text:p text:style-name="Standard">11 2019-01-18 <text:s/>2.1785 <text:s/>2.618 <text:s/>2.5580 <text:s/>2.7770 <text:s/>2.9180 <text:s/>3.061 <text:s/>3.248 <text:s/>3.302</text:p>
      <text:p text:style-name="Standard">12 2019-01-21 <text:s/>2.2400 <text:s/>2.594 <text:s/>2.6370 <text:s/>2.7860 <text:s/>2.9150 <text:s/>3.055 <text:s/>3.241 <text:s/>3.300</text:p>
      <text:p text:style-name="Standard">13 2019-01-22 <text:s/>2.2430 <text:s/>2.578 <text:s/>2.6950 <text:s/>2.7970 <text:s/>2.9140 <text:s/>3.054 <text:s/>3.245 <text:s/>3.300</text:p>
      <text:p text:style-name="Standard">14 2019-01-23 <text:s/>2.2440 <text:s/>2.584 <text:s/>2.7090 <text:s/>2.8060 <text:s/>2.9090 <text:s/>3.052 <text:s/>3.246 <text:s/>3.300</text:p>
      <text:p text:style-name="Standard">15 2019-01-24 <text:s/>2.2630 <text:s/>2.616 <text:s/>2.7160 <text:s/>2.8110 <text:s/>2.9040 <text:s/>3.044 <text:s/>3.245 <text:s/>3.300</text:p>
      <text:p text:style-name="Standard">16 2019-01-25 <text:s/>2.3620 <text:s/>2.626 <text:s/>2.7480 <text:s/>2.8190 <text:s/>2.9020 <text:s/>3.037 <text:s/>3.239 <text:s/>3.294</text:p>
      <text:p text:style-name="Standard">17 2019-01-28 <text:s/>2.1940 <text:s/>2.660 <text:s/>2.8820 <text:s/>2.8280 <text:s/>2.9010 <text:s/>3.031 <text:s/>3.228 <text:s/>3.291</text:p>
      <text:p text:style-name="Standard">18 2019-01-29 <text:s/>2.0780 <text:s/>2.766 <text:s/>2.9820 <text:s/>2.8350 <text:s/>2.9000 <text:s/>3.027 <text:s/>3.211 <text:s/>3.282</text:p>
      <text:p text:style-name="Standard">19 2019-01-30 <text:s/>2.0021 <text:s/>2.765 <text:s/>2.9970 <text:s/>2.8400 <text:s/>2.9010 <text:s/>3.026 <text:s/>3.199 <text:s/>3.271</text:p>
      <text:p text:style-name="Standard">20 2019-01-31 <text:s/>2.2380 <text:s/>2.756 <text:s/>2.9790 <text:s/>2.8390 <text:s/>2.9000 <text:s/>3.021 <text:s/>3.182 <text:s/>3.252</text:p>
      <text:p text:style-name="Standard">21 2019-02-01 <text:s/>2.1000 <text:s/>2.722 <text:s/>2.8430 <text:s/>2.8350 <text:s/>2.9000 <text:s/>3.017 <text:s/>3.168 <text:s/>3.241</text:p>
      <text:p text:style-name="Standard">22 2019-02-02 <text:s/>2.2640 <text:s/>2.372 <text:s/>2.5710 <text:s/>2.8190 <text:s/>2.9000 <text:s/>3.011 <text:s/>3.143 <text:s/>3.218</text:p>
      <text:p text:style-name="Standard">23 2019-02-03 <text:s/>2.0860 <text:s/>2.334 <text:s/>2.4700 <text:s/>2.8080 <text:s/>2.9000 <text:s/>3.006 <text:s/>3.133 <text:s/>3.202</text:p>
      <text:p text:style-name="Standard">24 2019-02-11 <text:s/>2.2650 <text:s/>2.596 <text:s/>2.5220 <text:s/>2.7850 <text:s/>2.8980 <text:s/>2.995 <text:s/>3.118 <text:s/>3.198</text:p>
      <text:p text:style-name="Standard">25 2019-02-12 <text:s/>2.0170 <text:s/>2.513 <text:s/>2.4970 <text:s/>2.7600 <text:s/>2.8720 <text:s/>2.961 <text:s/>3.079 <text:s/>3.172</text:p>
      <text:p text:style-name="Standard">26 2019-02-13 <text:s/>1.7220 <text:s/>2.362 <text:s/>2.4420 <text:s/>2.7320 <text:s/>2.8520 <text:s/>2.938 <text:s/>3.044 <text:s/>3.146</text:p>
      <text:p text:style-name="Standard">27 2019-02-14 <text:s/>1.7210 <text:s/>2.330 <text:s/>2.3970 <text:s/>2.7140 <text:s/>2.8300 <text:s/>2.908 <text:s/>3.015 <text:s/>3.119</text:p>
      <text:p text:style-name="Standard">28 2019-02-15 <text:s/>1.7130 <text:s/>2.351 <text:s/>2.3930 <text:s/>2.6980 <text:s/>2.8020 <text:s/>2.898 <text:s/>2.996 <text:s/>3.095</text:p>
      <text:p text:style-name="Standard">29 2019-02-18 <text:s/>1.8224 <text:s/>2.395 <text:s/>2.3980 <text:s/>2.6870 <text:s/>2.7970 <text:s/>2.885 <text:s/>2.989 <text:s/>3.081</text:p>
      <text:p text:style-name="Standard">30 2019-02-19 <text:s/>1.9670 <text:s/>2.398 <text:s/>2.4040 <text:s/>2.6760 <text:s/>2.7780 <text:s/>2.876 <text:s/>2.979 <text:s/>3.073</text:p>
      <text:p text:style-name="Standard">31 2019-02-20 <text:s/>1.8540 <text:s/>2.377 <text:s/>2.3980 <text:s/>2.6550 <text:s/>2.7590 <text:s/>2.864 <text:s/>2.966 <text:s/>3.069</text:p>
      <text:p text:style-name="Standard">32 2019-02-21 <text:s/>2.0300 <text:s/>2.399 <text:s/>2.4090 <text:s/>2.6510 <text:s/>2.7490 <text:s/>2.858 <text:s/>2.958 <text:s/>3.063</text:p>
      <text:p text:style-name="Standard">33 2019-02-22 <text:s/>2.4310 <text:s/>2.600 <text:s/>2.5180 <text:s/>2.6560 <text:s/>2.7490 <text:s/>2.854 <text:s/>2.955 <text:s/>3.063</text:p>
      <text:p text:style-name="Standard">34 2019-02-25 <text:s/>2.6050 <text:s/>2.658 <text:s/>2.6280 <text:s/>2.6590 <text:s/>2.7520 <text:s/>2.850 <text:s/>2.953 <text:s/>3.059</text:p>
      <text:p text:style-name="Standard">35 2019-02-26 <text:s/>2.7050 <text:s/>2.745 <text:s/>2.8620 <text:s/>2.6810 <text:s/>2.7560 <text:s/>2.851 <text:s/>2.953 <text:s/>3.059</text:p>
      <text:p text:style-name="Standard">36 2019-02-27 <text:s/>2.6540 <text:s/>2.750 <text:s/>2.8870 <text:s/>2.6860 <text:s/>2.7560 <text:s/>2.852 <text:s/>2.954 <text:s/>3.061</text:p>
      <text:p text:style-name="Standard">37 2019-02-28 <text:s/>2.5840 <text:s/>2.658 <text:s/>2.7300 <text:s/>2.6940 <text:s/>2.7510 <text:s/>2.850 <text:s/>2.951 <text:s/>3.060</text:p>
      <text:p text:style-name="Standard">38 2019-03-01 <text:s/>2.1550 <text:s/>2.511 <text:s/>2.5650 <text:s/>2.7000 <text:s/>2.7500 <text:s/>2.850 <text:s/>2.950 <text:s/>3.059</text:p>
      <text:p text:style-name="Standard">39 2019-03-04 <text:s/>1.9330 <text:s/>2.380 <text:s/>2.4240 <text:s/>2.6960 <text:s/>2.7500 <text:s/>2.850 <text:s/>2.950 <text:s/>3.058</text:p>
      <text:p text:style-name="Standard"><text:soft-page-break/>40 2019-03-05 <text:s/>2.2660 <text:s/>2.574 <text:s/>2.4900 <text:s/>2.6990 <text:s/>2.7500 <text:s/>2.850 <text:s/>2.950 <text:s/>3.055</text:p>
      <text:p text:style-name="Standard">41 2019-03-06 <text:s/>2.0740 <text:s/>2.488 <text:s/>2.4880 <text:s/>2.7030 <text:s/>2.7500 <text:s/>2.850 <text:s/>2.950 <text:s/>3.053</text:p>
      <text:p text:style-name="Standard">42 2019-03-07 <text:s/>2.0600 <text:s/>2.517 <text:s/>2.4870 <text:s/>2.7050 <text:s/>2.7510 <text:s/>2.850 <text:s/>2.950 <text:s/>3.054</text:p>
      <text:p text:style-name="Standard">43 2019-03-08 <text:s/>2.0470 <text:s/>2.388 <text:s/>2.4480 <text:s/>2.7120 <text:s/>2.7550 <text:s/>2.850 <text:s/>2.950 <text:s/>3.057</text:p>
      <text:p text:style-name="Standard">44 2019-03-11 <text:s/>2.0920 <text:s/>2.395 <text:s/>2.4328 <text:s/>2.7172 <text:s/>2.7565 <text:s/>2.850 <text:s/>2.950 <text:s/>3.060</text:p>
      <text:p text:style-name="Standard">45 2019-03-12 <text:s/>2.3650 <text:s/>2.601 <text:s/>2.4580 <text:s/>2.7320 <text:s/>2.7610 <text:s/>2.851 <text:s/>2.950 <text:s/>3.066</text:p>
      <text:p text:style-name="Standard">46 2019-03-13 <text:s/>2.0790 <text:s/>2.493 <text:s/>2.4610 <text:s/>2.7540 <text:s/>2.7680 <text:s/>2.851 <text:s/>2.950 <text:s/>3.066</text:p>
      <text:p text:style-name="Standard">47 2019-03-14 <text:s/>2.3100 <text:s/>2.598 <text:s/>2.4800 <text:s/>2.7740 <text:s/>2.7770 <text:s/>2.854 <text:s/>2.953 <text:s/>3.072</text:p>
      <text:p text:style-name="Standard"/>
      <text:p text:style-name="Standard"/>
      <text:p text:style-name="Standard">[b](14)shiborQuote(year=None)[/b]</text:p>
      <text:p text:style-name="Standard">该方法用于获取Shibor银行报价数据</text:p>
      <text:p text:style-name="Standard"/>
      <text:p text:style-name="Standard">参数：</text:p>
      <text:p text:style-name="Standard">year: int</text:p>
      <text:p text:style-name="Standard"><text:s text:c="3"/>年份</text:p>
      <text:p text:style-name="Standard"/>
      <text:p text:style-name="Standard">返回值：</text:p>
      <text:p text:style-name="Standard">DataFrame or List: [{'date':, 'bank':, ...}, ...]</text:p>
      <text:p text:style-name="Standard"><text:s text:c="3"/>date:日期</text:p>
      <text:p text:style-name="Standard"><text:s text:c="3"/>bank:报价银行名称</text:p>
      <text:p text:style-name="Standard"><text:s text:c="3"/>ON:隔夜拆放利率</text:p>
      <text:p text:style-name="Standard"><text:s text:c="3"/>1W:1周拆放利率</text:p>
      <text:p text:style-name="Standard"><text:s text:c="3"/>2W:2周拆放利率</text:p>
      <text:p text:style-name="Standard"><text:s text:c="3"/>1M:1个月拆放利率</text:p>
      <text:p text:style-name="Standard"><text:s text:c="3"/>3M:3个月拆放利率</text:p>
      <text:p text:style-name="Standard"><text:s text:c="3"/>6M:6个月拆放利率</text:p>
      <text:p text:style-name="Standard"><text:s text:c="3"/>9M:9个月拆放利率</text:p>
      <text:p text:style-name="Standard"><text:s text:c="3"/>1Y:1年拆放利率</text:p>
      <text:p text:style-name="Standard"/>
      <text:p text:style-name="Standard">示例：</text:p>
      <text:p text:style-name="Standard">[i]import gugu as gg[/i]</text:p>
      <text:p text:style-name="Standard">[i]obj = gg.Macro()[/i] <text:s text:c="2"/># 创建宏观经济数据对象</text:p>
      <text:p text:style-name="Standard">[i]data = obj.shiborQuote()[/i] <text:s text:c="2"/># 获取Shibor银行报价数据</text:p>
      <text:p text:style-name="Standard">[i]obj.output()[/i] <text:s text:c="2"/># 输出数据</text:p>
      <text:p text:style-name="Standard"/>
      <text:p text:style-name="Standard">输出：</text:p>
      <text:p text:style-name="Standard"><text:s text:c="10"/>date <text:s/>bank <text:s text:c="3"/>ON <text:s text:c="3"/>1W <text:s text:c="3"/>2W <text:s text:c="3"/>1M <text:s text:c="3"/>3M <text:s text:c="3"/>6M <text:s text:c="3"/>9M <text:s text:c="3"/>1Y</text:p>
      <text:p text:style-name="Standard">0 <text:s text:c="2"/>2019-01-02 <text:s/>农业银行 <text:s/>2.29 <text:s/>2.61 <text:s/>2.52 <text:s/>3.40 <text:s/>3.30 <text:s/>3.30 <text:s/>3.48 <text:s/>3.50</text:p>
      <text:p text:style-name="Standard">1 <text:s text:c="2"/>2019-01-02 <text:s/>中国银行 <text:s/>2.29 <text:s/>2.62 <text:s/>3.18 <text:s/>3.39 <text:s/>3.30 <text:s/>3.27 <text:s/>3.49 <text:s/>3.53</text:p>
      <text:p text:style-name="Standard">2 <text:s text:c="2"/>2019-01-02 <text:s/>建设银行 <text:s/>2.30 <text:s/>2.63 <text:s/>2.65 <text:s/>3.78 <text:s/>3.45 <text:s/>3.27 <text:s/>3.45 <text:s/>3.50</text:p>
      <text:p text:style-name="Standard">3 <text:s text:c="2"/>2019-01-02 <text:s/>交通银行 <text:s/>2.31 <text:s/>2.70 <text:s/>2.89 <text:s/>3.47 <text:s/>3.34 <text:s/>3.29 <text:s/>3.47 <text:s/>3.51</text:p>
      <text:p text:style-name="Standard">4 <text:s text:c="2"/>2019-01-02 <text:s/>招商银行 <text:s/>2.25 <text:s/>2.60 <text:s/>2.55 <text:s/>3.15 <text:s/>3.28 <text:s/>3.30 <text:s/>3.48 <text:s/>3.52</text:p>
      <text:p text:style-name="Standard">5 <text:s text:c="2"/>2019-01-02 <text:s/>中信银行 <text:s/>2.30 <text:s/>2.62 <text:s/>2.65 <text:s/>3.00 <text:s/>3.20 <text:s/>3.30 <text:s/>3.45 <text:s/>3.50</text:p>
      <text:p text:style-name="Standard">6 <text:s text:c="2"/>2019-01-02 <text:s/>光大银行 <text:s/>2.30 <text:s/>2.65 <text:s/>2.67 <text:s/>3.30 <text:s/>3.32 <text:s/>3.33 <text:s/>3.48 <text:s/>3.52</text:p>
      <text:p text:style-name="Standard">7 <text:s text:c="2"/>2019-01-02 <text:s/>兴业银行 <text:s/>2.28 <text:s/>2.60 <text:s/>3.00 <text:s/>3.00 <text:s/>3.10 <text:s/>3.20 <text:s/>3.40 <text:s/>3.42</text:p>
      <text:p text:style-name="Standard">8 <text:s text:c="2"/>2019-01-02 <text:s/>浦发银行 <text:s/>2.30 <text:s/>2.65 <text:s/>3.30 <text:s/>3.45 <text:s/>3.30 <text:s/>3.30 <text:s/>3.48 <text:s/>3.52</text:p>
      <text:p text:style-name="Standard">9 <text:s text:c="2"/>2019-01-02 <text:s/>北京银行 <text:s/>2.30 <text:s/>2.60 <text:s/>2.65 <text:s/>2.80 <text:s/>3.00 <text:s/>3.20 <text:s/>3.40 <text:s/>3.45</text:p>
      <text:p text:style-name="Standard">10 <text:s/>2019-01-02 <text:s/>上海银行 <text:s/>2.30 <text:s/>2.68 <text:s/>2.73 <text:s/>2.75 <text:s/>3.35 <text:s/>3.30 <text:s/>3.48 <text:s/>3.52</text:p>
      <text:p text:style-name="Standard">11 <text:s/>2019-01-02 <text:s/>汇丰中国 <text:s/>2.30 <text:s/>2.65 <text:s/>3.30 <text:s/>3.40 <text:s/>3.35 <text:s/>3.29 <text:s/>3.48 <text:s/>3.52</text:p>
      <text:p text:style-name="Standard">12 <text:s/>2019-01-02 <text:s/>华夏银行 <text:s/>2.30 <text:s/>2.70 <text:s/>2.98 <text:s/>3.20 <text:s/>3.25 <text:s/>3.30 <text:s/>3.48 <text:s/>3.52</text:p>
      <text:p text:style-name="Standard">13 <text:s/>2019-01-02 <text:s/>广发银行 <text:s/>2.32 <text:s/>2.65 <text:s/>2.70 <text:s/>3.00 <text:s/>3.10 <text:s/>3.20 <text:s/>3.35 <text:s/>3.40</text:p>
      <text:p text:style-name="Standard">14 <text:s/>2019-01-02 <text:s/>邮储银行 <text:s/>2.31 <text:s/>2.63 <text:s/>3.20 <text:s/>3.40 <text:s/>3.34 <text:s/>3.30 <text:s/>3.48 <text:s/>3.52</text:p>
      <text:p text:style-name="Standard"><text:soft-page-break/>15 <text:s/>2019-01-02 <text:s text:c="2"/>国开行 <text:s/>2.35 <text:s/>2.70 <text:s/>3.00 <text:s/>3.05 <text:s/>3.20 <text:s/>3.30 <text:s/>3.48 <text:s/>3.50</text:p>
      <text:p text:style-name="Standard">16 <text:s/>2019-01-02 <text:s/>民生银行 <text:s/>2.32 <text:s/>2.62 <text:s/>2.67 <text:s/>2.85 <text:s/>3.33 <text:s/>3.34 <text:s/>3.47 <text:s/>3.52</text:p>
      <text:p text:style-name="Standard">17 <text:s/>2019-01-03 <text:s/>工商银行 <text:s/>2.00 <text:s/>2.58 <text:s/>2.69 <text:s/>3.11 <text:s/>3.23 <text:s/>3.25 <text:s/>3.43 <text:s/>3.48</text:p>
      <text:p text:style-name="Standard">18 <text:s/>2019-01-03 <text:s/>农业银行 <text:s/>1.95 <text:s/>2.50 <text:s/>2.38 <text:s/>3.10 <text:s/>3.20 <text:s/>3.30 <text:s/>3.45 <text:s/>3.50</text:p>
      <text:p text:style-name="Standard">19 <text:s/>2019-01-03 <text:s/>中国银行 <text:s/>1.80 <text:s/>2.55 <text:s/>2.75 <text:s/>2.90 <text:s/>3.25 <text:s/>3.27 <text:s/>3.49 <text:s/>3.53</text:p>
      <text:p text:style-name="Standard">20 <text:s/>2019-01-03 <text:s/>建设银行 <text:s/>1.98 <text:s/>2.55 <text:s/>2.56 <text:s/>3.13 <text:s/>3.25 <text:s/>3.26 <text:s/>3.43 <text:s/>3.49</text:p>
      <text:p text:style-name="Standard">21 <text:s/>2019-01-03 <text:s/>交通银行 <text:s/>1.98 <text:s/>2.54 <text:s/>2.75 <text:s/>3.19 <text:s/>3.27 <text:s/>3.29 <text:s/>3.47 <text:s/>3.51</text:p>
      <text:p text:style-name="Standard">22 <text:s/>2019-01-03 <text:s/>招商银行 <text:s/>1.90 <text:s/>2.48 <text:s/>2.50 <text:s/>3.15 <text:s/>3.28 <text:s/>3.30 <text:s/>3.48 <text:s/>3.52</text:p>
      <text:p text:style-name="Standard">23 <text:s/>2019-01-03 <text:s/>中信银行 <text:s/>1.95 <text:s/>2.50 <text:s/>2.52 <text:s/>3.00 <text:s/>3.20 <text:s/>3.30 <text:s/>3.45 <text:s/>3.50</text:p>
      <text:p text:style-name="Standard">24 <text:s/>2019-01-03 <text:s/>光大银行 <text:s/>1.98 <text:s/>2.60 <text:s/>2.70 <text:s/>3.10 <text:s/>3.25 <text:s/>3.29 <text:s/>3.47 <text:s/>3.51</text:p>
      <text:p text:style-name="Standard">25 <text:s/>2019-01-03 <text:s/>兴业银行 <text:s/>1.97 <text:s/>2.55 <text:s/>2.80 <text:s/>2.90 <text:s/>3.00 <text:s/>3.10 <text:s/>3.38 <text:s/>3.40</text:p>
      <text:p text:style-name="Standard">26 <text:s/>2019-01-03 <text:s/>浦发银行 <text:s/>1.95 <text:s/>2.55 <text:s/>2.60 <text:s/>3.10 <text:s/>3.20 <text:s/>3.30 <text:s/>3.48 <text:s/>3.51</text:p>
      <text:p text:style-name="Standard">27 <text:s/>2019-01-03 <text:s/>北京银行 <text:s/>2.00 <text:s/>2.55 <text:s/>2.78 <text:s/>3.15 <text:s/>3.25 <text:s/>3.25 <text:s/>3.47 <text:s/>3.51</text:p>
      <text:p text:style-name="Standard">28 <text:s/>2019-01-03 <text:s/>上海银行 <text:s/>1.97 <text:s/>2.55 <text:s/>2.73 <text:s/>2.75 <text:s/>3.30 <text:s/>3.30 <text:s/>3.48 <text:s/>3.52</text:p>
      <text:p text:style-name="Standard">29 <text:s/>2019-01-03 <text:s/>汇丰中国 <text:s/>1.95 <text:s/>2.50 <text:s/>2.55 <text:s/>3.00 <text:s/>3.25 <text:s/>3.28 <text:s/>3.46 <text:s/>3.50</text:p>
      <text:p text:style-name="Standard">.. <text:s text:c="8"/>... <text:s text:c="2"/>... <text:s text:c="2"/>... <text:s text:c="2"/>... <text:s text:c="2"/>... <text:s text:c="2"/>... <text:s text:c="2"/>... <text:s text:c="2"/>... <text:s text:c="2"/>... <text:s text:c="2"/>...</text:p>
      <text:p text:style-name="Standard">851 2019-03-13 <text:s/>中信银行 <text:s/>2.08 <text:s/>2.50 <text:s/>2.43 <text:s/>2.85 <text:s/>2.85 <text:s/>2.90 <text:s/>2.95 <text:s/>3.15</text:p>
      <text:p text:style-name="Standard">852 2019-03-13 <text:s/>光大银行 <text:s/>2.08 <text:s/>2.55 <text:s/>2.50 <text:s/>2.70 <text:s/>2.75 <text:s/>2.85 <text:s/>2.95 <text:s/>3.05</text:p>
      <text:p text:style-name="Standard">853 2019-03-13 <text:s/>兴业银行 <text:s/>2.05 <text:s/>2.45 <text:s/>2.30 <text:s/>2.80 <text:s/>2.70 <text:s/>2.80 <text:s/>2.90 <text:s/>3.00</text:p>
      <text:p text:style-name="Standard">854 2019-03-13 <text:s/>浦发银行 <text:s/>2.08 <text:s/>2.48 <text:s/>2.50 <text:s/>2.76 <text:s/>2.80 <text:s/>2.85 <text:s/>2.95 <text:s/>3.06</text:p>
      <text:p text:style-name="Standard">855 2019-03-13 <text:s/>北京银行 <text:s/>2.08 <text:s/>2.50 <text:s/>2.45 <text:s/>2.75 <text:s/>2.78 <text:s/>2.85 <text:s/>2.95 <text:s/>3.10</text:p>
      <text:p text:style-name="Standard">856 2019-03-13 <text:s/>上海银行 <text:s/>2.10 <text:s/>2.50 <text:s/>2.45 <text:s/>2.75 <text:s/>2.76 <text:s/>2.85 <text:s/>2.95 <text:s/>3.07</text:p>
      <text:p text:style-name="Standard">857 2019-03-13 <text:s/>汇丰中国 <text:s/>2.07 <text:s/>2.48 <text:s/>2.48 <text:s/>2.73 <text:s/>2.76 <text:s/>2.85 <text:s/>2.95 <text:s/>3.06</text:p>
      <text:p text:style-name="Standard">858 2019-03-13 <text:s/>华夏银行 <text:s/>2.08 <text:s/>2.48 <text:s/>2.44 <text:s/>2.72 <text:s/>2.76 <text:s/>2.85 <text:s/>2.95 <text:s/>3.06</text:p>
      <text:p text:style-name="Standard">859 2019-03-13 <text:s/>广发银行 <text:s/>2.10 <text:s/>2.54 <text:s/>2.60 <text:s/>2.72 <text:s/>2.76 <text:s/>2.84 <text:s/>2.96 <text:s/>3.05</text:p>
      <text:p text:style-name="Standard">860 2019-03-13 <text:s/>邮储银行 <text:s/>2.08 <text:s/>2.50 <text:s/>2.60 <text:s/>2.82 <text:s/>2.77 <text:s/>2.87 <text:s/>2.97 <text:s/>3.07</text:p>
      <text:p text:style-name="Standard">861 2019-03-13 <text:s text:c="2"/>国开行 <text:s/>2.10 <text:s/>2.48 <text:s/>2.46 <text:s/>2.72 <text:s/>2.76 <text:s/>2.85 <text:s/>2.95 <text:s/>3.06</text:p>
      <text:p text:style-name="Standard">862 2019-03-13 <text:s/>民生银行 <text:s/>2.08 <text:s/>2.50 <text:s/>2.43 <text:s/>2.75 <text:s/>2.76 <text:s/>2.85 <text:s/>2.95 <text:s/>3.06</text:p>
      <text:p text:style-name="Standard">863 2019-03-14 <text:s/>工商银行 <text:s/>2.29 <text:s/>2.61 <text:s/>2.51 <text:s/>2.76 <text:s/>2.80 <text:s/>2.88 <text:s/>2.97 <text:s/>3.06</text:p>
      <text:p text:style-name="Standard">864 2019-03-14 <text:s/>农业银行 <text:s/>2.33 <text:s/>2.60 <text:s/>2.45 <text:s/>2.84 <text:s/>2.87 <text:s/>2.95 <text:s/>3.00 <text:s/>3.11</text:p>
      <text:p text:style-name="Standard">865 2019-03-14 <text:s/>中国银行 <text:s/>2.30 <text:s/>2.59 <text:s/>2.42 <text:s/>2.74 <text:s/>2.75 <text:s/>2.85 <text:s/>2.95 <text:s/>3.06</text:p>
      <text:p text:style-name="Standard">866 2019-03-14 <text:s/>建设银行 <text:s/>2.30 <text:s/>2.65 <text:s/>2.44 <text:s/>2.88 <text:s/>2.85 <text:s/>2.85 <text:s/>2.90 <text:s/>3.10</text:p>
      <text:p text:style-name="Standard">867 2019-03-14 <text:s/>交通银行 <text:s/>2.32 <text:s/>2.59 <text:s/>2.48 <text:s/>2.76 <text:s/>2.77 <text:s/>2.86 <text:s/>2.96 <text:s/>3.07</text:p>
      <text:p text:style-name="Standard">868 2019-03-14 <text:s/>招商银行 <text:s/>2.31 <text:s/>2.60 <text:s/>2.50 <text:s/>2.85 <text:s/>2.77 <text:s/>2.82 <text:s/>2.87 <text:s/>3.11</text:p>
      <text:p text:style-name="Standard">869 2019-03-14 <text:s/>中信银行 <text:s/>2.31 <text:s/>2.55 <text:s/>2.46 <text:s/>2.85 <text:s/>2.90 <text:s/>2.95 <text:s/>3.00 <text:s/>3.15</text:p>
      <text:p text:style-name="Standard">870 2019-03-14 <text:s/>光大银行 <text:s/>2.31 <text:s/>2.55 <text:s/>2.50 <text:s/>2.75 <text:s/>2.76 <text:s/>2.85 <text:s/>2.95 <text:s/>3.06</text:p>
      <text:p text:style-name="Standard">871 2019-03-14 <text:s/>兴业银行 <text:s/>2.30 <text:s/>2.60 <text:s/>2.40 <text:s/>2.80 <text:s/>2.70 <text:s/>2.80 <text:s/>2.90 <text:s/>3.00</text:p>
      <text:p text:style-name="Standard">872 2019-03-14 <text:s/>浦发银行 <text:s/>2.31 <text:s/>2.60 <text:s/>2.50 <text:s/>2.76 <text:s/>2.80 <text:s/>2.85 <text:s/>2.95 <text:s/>3.06</text:p>
      <text:p text:style-name="Standard">873 2019-03-14 <text:s/>北京银行 <text:s/>2.33 <text:s/>2.62 <text:s/>2.48 <text:s/>2.77 <text:s/>2.80 <text:s/>2.85 <text:s/>2.95 <text:s/>3.10</text:p>
      <text:p text:style-name="Standard">874 2019-03-14 <text:s/>上海银行 <text:s/>2.37 <text:s/>2.60 <text:s/>2.45 <text:s/>2.75 <text:s/>2.76 <text:s/>2.85 <text:s/>2.95 <text:s/>3.07</text:p>
      <text:p text:style-name="Standard">875 2019-03-14 <text:s/>汇丰中国 <text:s/>2.30 <text:s/>2.59 <text:s/>2.49 <text:s/>2.75 <text:s/>2.76 <text:s/>2.85 <text:s/>2.95 <text:s/>3.06</text:p>
      <text:p text:style-name="Standard">876 2019-03-14 <text:s/>华夏银行 <text:s/>2.32 <text:s/>2.59 <text:s/>2.48 <text:s/>2.78 <text:s/>2.80 <text:s/>2.90 <text:s/>2.95 <text:s/>3.11</text:p>
      <text:p text:style-name="Standard">877 2019-03-14 <text:s/>广发银行 <text:s/>2.32 <text:s/>2.62 <text:s/>2.65 <text:s/>2.72 <text:s/>2.76 <text:s/>2.84 <text:s/>2.96 <text:s/>3.05</text:p>
      <text:p text:style-name="Standard">878 2019-03-14 <text:s/>邮储银行 <text:s/>2.30 <text:s/>2.60 <text:s/>2.60 <text:s/>2.82 <text:s/>2.77 <text:s/>2.87 <text:s/>2.97 <text:s/>3.07</text:p>
      <text:p text:style-name="Standard">879 2019-03-14 <text:s text:c="2"/>国开行 <text:s/>2.32 <text:s/>2.65 <text:s/>2.48 <text:s/>2.77 <text:s/>2.77 <text:s/>2.85 <text:s/>2.96 <text:s/>3.07</text:p>
      <text:p text:style-name="Standard">880 2019-03-14 <text:s/>民生银行 <text:s/>2.28 <text:s/>2.59 <text:s/>2.48 <text:s/>2.77 <text:s/>2.77 <text:s/>2.86 <text:s/>2.95 <text:s/>3.06</text:p>
      <text:p text:style-name="Standard"/>
      <text:p text:style-name="Standard"/>
      <text:p text:style-name="Standard">[b](15)shiborMa(self, year=None)[/b]</text:p>
      <text:p text:style-name="Standard">该方法用于获取Shibor均值数据</text:p>
      <text:p text:style-name="Standard"/>
      <text:p text:style-name="Standard">参数：</text:p>
      <text:p text:style-name="Standard"><text:soft-page-break/>year: int</text:p>
      <text:p text:style-name="Standard"><text:s text:c="3"/>年份</text:p>
      <text:p text:style-name="Standard"/>
      <text:p text:style-name="Standard">返回值：</text:p>
      <text:p text:style-name="Standard">DataFrame or List: [{'date':, 'ON_5':, ...}, ...]</text:p>
      <text:p text:style-name="Standard"><text:s text:c="3"/>date:日期</text:p>
      <text:p text:style-name="Standard"><text:s text:c="3"/>其它分别为各周期5、10、20均价</text:p>
      <text:p text:style-name="Standard"/>
      <text:p text:style-name="Standard">示例：</text:p>
      <text:p text:style-name="Standard">[i]import gugu as gg[/i]</text:p>
      <text:p text:style-name="Standard">[i]obj = gg.Macro()[/i] <text:s text:c="2"/># 创建宏观经济数据对象</text:p>
      <text:p text:style-name="Standard">[i]data = obj.shiborMa()[/i] <text:s text:c="2"/># 获取Shibor均值数据</text:p>
      <text:p text:style-name="Standard">[i]obj.output()[/i] <text:s text:c="2"/># 输出数据</text:p>
      <text:p text:style-name="Standard"/>
      <text:p text:style-name="Standard">输出：</text:p>
      <text:p text:style-name="Standard"><text:s text:c="9"/>date <text:s text:c="3"/>ON_5 <text:s text:c="2"/>ON_10 <text:s text:c="2"/>ON_20 <text:s text:c="3"/>1W_5 <text:s text:c="2"/>1W_10 <text:s text:c="2"/>1W_20 <text:s text:c="3"/>2W_5 <text:s text:c="2"/>2W_10 <text:s text:c="2"/>2W_20 <text:s text:c="3"/>1M_5 <text:s text:c="2"/>1M_10 <text:s/>... <text:s text:c="3"/>3M_5 <text:s text:c="2"/>3M_10 <text:s text:c="2"/>3M_20 <text:s text:c="3"/>6M_5 <text:s text:c="2"/>6M_10 <text:s text:c="2"/>6M_20 <text:s text:c="3"/>9M_5 <text:s text:c="2"/>9M_10 <text:s text:c="2"/>9M_20 <text:s text:c="3"/>1Y_5 <text:s text:c="2"/>1Y_10 <text:s text:c="2"/>1Y_20</text:p>
      <text:p text:style-name="Standard">0 <text:s/>2019-01-02 <text:s/>2.0292 <text:s/>2.2197 <text:s/>2.3553 <text:s/>2.7250 <text:s/>2.6952 <text:s/>2.6660 <text:s/>3.2248 <text:s/>3.0757 <text:s/>2.8643 <text:s/>3.4062 <text:s/>3.2878 <text:s/>... <text:s/>3.3272 <text:s/>3.2728 <text:s/>3.2104 <text:s/>3.2946 <text:s/>3.2892 <text:s/>3.2823 <text:s/>3.4778 <text:s/>3.4792 <text:s/>3.4787 <text:s/>3.5180 <text:s/>3.5190 <text:s/>3.5209</text:p>
      <text:p text:style-name="Standard">1 <text:s/>2019-01-03 <text:s/>2.0170 <text:s/>2.1511 <text:s/>2.3404 <text:s/>2.7000 <text:s/>2.6809 <text:s/>2.6643 <text:s/>3.1128 <text:s/>3.0642 <text:s/>2.8673 <text:s/>3.3436 <text:s/>3.2915 <text:s/>... <text:s/>3.3146 <text:s/>3.2793 <text:s/>3.2160 <text:s/>3.2936 <text:s/>3.2900 <text:s/>3.2828 <text:s/>3.4750 <text:s/>3.4776 <text:s/>3.4781 <text:s/>3.5154 <text:s/>3.5173 <text:s/>3.5199</text:p>
      <text:p text:style-name="Standard">2 <text:s/>2019-01-04 <text:s/>1.9882 <text:s/>2.0593 <text:s/>2.3019 <text:s/>2.6736 <text:s/>2.6696 <text:s/>2.6624 <text:s/>2.9714 <text:s/>3.0438 <text:s/>2.8675 <text:s/>3.2516 <text:s/>3.2813 <text:s/>... <text:s/>3.2898 <text:s/>3.2809 <text:s/>3.2201 <text:s/>3.2888 <text:s/>3.2888 <text:s/>3.2825 <text:s/>3.4696 <text:s/>3.4748 <text:s/>3.4769 <text:s/>3.5108 <text:s/>3.5146 <text:s/>3.5185</text:p>
      <text:p text:style-name="Standard">3 <text:s/>2019-01-07 <text:s/>1.9836 <text:s/>1.9554 <text:s/>2.2535 <text:s/>2.6244 <text:s/>2.6522 <text:s/>2.6556 <text:s/>2.8060 <text:s/>3.0113 <text:s/>2.8636 <text:s/>3.1350 <text:s/>3.2568 <text:s/>... <text:s/>3.2466 <text:s/>3.2741 <text:s/>3.2204 <text:s/>3.2760 <text:s/>3.2837 <text:s/>3.2803 <text:s/>3.4566 <text:s/>3.4683 <text:s/>3.4737 <text:s/>3.4998 <text:s/>3.5095 <text:s/>3.5156</text:p>
      <text:p text:style-name="Standard">4 <text:s/>2019-01-08 <text:s/>1.7556 <text:s/>1.8652 <text:s/>2.2015 <text:s/>2.5182 <text:s/>2.6235 <text:s/>2.6435 <text:s/>2.6236 <text:s/>2.9570 <text:s/>2.8569 <text:s/>3.0056 <text:s/>3.2161 <text:s/>... <text:s/>3.1960 <text:s/>3.2604 <text:s/>3.2179 <text:s/>3.2574 <text:s/>3.2757 <text:s/>3.2768 <text:s/>3.4380 <text:s/>3.4587 <text:s/>3.4690 <text:s/>3.4824 <text:s/>3.5009 <text:s/>3.5108</text:p>
      <text:p text:style-name="Standard">5 <text:s/>2019-01-09 <text:s/>1.6090 <text:s/>1.8191 <text:s/>2.1567 <text:s/>2.4864 <text:s/>2.6057 <text:s/>2.6360 <text:s/>2.5586 <text:s/>2.8917 <text:s/>2.8495 <text:s/>2.9236 <text:s/>3.1649 <text:s/>... <text:s/>3.1520 <text:s/>3.2396 <text:s/>3.2139 <text:s/>3.2358 <text:s/>3.2652 <text:s/>3.2723 <text:s/>3.4144 <text:s/>3.4461 <text:s/>3.4630 <text:s/>3.4604 <text:s/>3.4892 <text:s/>3.5048</text:p>
      <text:p text:style-name="Standard">6 <text:s/>2019-01-10 <text:s/>1.5640 <text:s/>1.7905 <text:s/>2.1227 <text:s/>2.4944 <text:s/>2.5972 <text:s/>2.6341 <text:s/>2.5244 <text:s/>2.8186 <text:s/>2.8430 <text:s/>2.8630 <text:s/>3.1033 <text:s/>... <text:s/>3.1090 <text:s/>3.2118 <text:s/>3.2081 <text:s/>3.2084 <text:s/>3.2510 <text:s/>3.2660 <text:s/>3.3854 <text:s/>3.4302 <text:s/>3.4552 <text:s/>3.4344 <text:s/>3.4749 <text:s/>3.4976</text:p>
      <text:p text:style-name="Standard">7 <text:s/>2019-01-11 <text:s/>1.5758 <text:s/>1.7820 <text:s/>2.0821 <text:s/>2.4928 <text:s/>2.5832 <text:s/>2.6300 <text:s/>2.5044 <text:s/>2.7379 <text:s/>2.8369 <text:s/>2.8154 <text:s/>3.0335 <text:s/>... <text:s/>3.0674 <text:s/>3.1786 <text:s/>3.2010 <text:s/>3.1784 <text:s/>3.2336 <text:s/>3.2584 <text:s/>3.3540 <text:s/>3.4118 <text:s/>3.4461 <text:s/>3.4050 <text:s/>3.4579 <text:s/>3.4891</text:p>
      <text:p text:style-name="Standard">8 <text:s/>2019-01-14 <text:s/>1.6620 <text:s/>1.8228 <text:s/>2.0433 <text:s/>2.5236 <text:s/>2.5740 <text:s/>2.6273 <text:s/>2.5044 <text:s/>2.6552 <text:s/>2.8301 <text:s/>2.7886 <text:s/>2.9618 <text:s/>... <text:s/>3.0360 <text:s/>3.1413 <text:s/>3.1924 <text:s/>3.1530 <text:s/>3.2145 <text:s/>3.2500 <text:s/>3.3278 <text:s/>3.3922 <text:s/>3.4364 <text:s/>3.3792 <text:s/>3.4395 <text:s/>3.4799</text:p>
      <text:p text:style-name="Standard">9 <text:s/>2019-01-15 <text:s/>1.8282 <text:s/>1.7919 <text:s/>2.0243 <text:s/>2.5796 <text:s/>2.5489 <text:s/>2.6251 <text:s/>2.5210 <text:s/>2.5723 <text:s/>2.8223 <text:s/>2.7790 <text:s/>2.8923 <text:s/>... <text:s/>3.0098 <text:s/>3.1029 <text:s/>3.1823 <text:s/>3.1306 <text:s/>3.1940 <text:s/>3.2409 <text:s/>3.3052 <text:s/>3.3716 <text:s/>3.4259 <text:s/>3.3578 <text:s/>3.4201 <text:s/>3.4701</text:p>
      <text:p text:style-name="Standard">10 2019-01-16 <text:s/>1.9760 <text:s/>1.7925 <text:s/>2.0061 <text:s/>2.6126 <text:s/>2.5495 <text:s/>2.6224 <text:s/>2.5408 <text:s/>2.5497 <text:s/>2.8127 <text:s/>2.7764 <text:s/>2.8500 <text:s/>... <text:s/>2.9852 <text:s/>3.0686 <text:s/>3.1707 <text:s/>3.1096 <text:s/>3.1727 <text:s/>3.2310 <text:s/>3.2868 <text:s/>3.3506 <text:s/>3.4149 <text:s/>3.3404 <text:s/>3.4004 <text:s/>3.4597</text:p>
      <text:p text:style-name="Standard"><text:soft-page-break/>11 2019-01-17 <text:s/>2.0792 <text:s/>1.8216 <text:s/>1.9864 <text:s/>2.6174 <text:s/>2.5559 <text:s/>2.6184 <text:s/>2.5542 <text:s/>2.5393 <text:s/>2.8018 <text:s/>2.7756 <text:s/>2.8193 <text:s/>... <text:s/>2.9650 <text:s/>3.0370 <text:s/>3.1582 <text:s/>3.0930 <text:s/>3.1507 <text:s/>3.2204 <text:s/>3.2740 <text:s/>3.3297 <text:s/>3.4037 <text:s/>3.3258 <text:s/>3.3801 <text:s/>3.4487</text:p>
      <text:p text:style-name="Standard">12 2019-01-18 <text:s/>2.1733 <text:s/>1.8746 <text:s/>1.9669 <text:s/>2.6300 <text:s/>2.5614 <text:s/>2.6155 <text:s/>2.5628 <text:s/>2.5336 <text:s/>2.7887 <text:s/>2.7766 <text:s/>2.7960 <text:s/>... <text:s/>2.9472 <text:s/>3.0073 <text:s/>3.1441 <text:s/>3.0812 <text:s/>3.1298 <text:s/>3.2093 <text:s/>3.2644 <text:s/>3.3092 <text:s/>3.3920 <text:s/>3.3162 <text:s/>3.3606 <text:s/>3.4376</text:p>
      <text:p text:style-name="Standard">13 2019-01-21 <text:s/>2.2457 <text:s/>1.9539 <text:s/>1.9546 <text:s/>2.6230 <text:s/>2.5733 <text:s/>2.6128 <text:s/>2.5820 <text:s/>2.5432 <text:s/>2.7773 <text:s/>2.7788 <text:s/>2.7837 <text:s/>... <text:s/>2.9334 <text:s/>2.9847 <text:s/>3.1294 <text:s/>3.0710 <text:s/>3.1120 <text:s/>3.1979 <text:s/>3.2558 <text:s/>3.2918 <text:s/>3.3801 <text:s/>3.3088 <text:s/>3.3440 <text:s/>3.4268</text:p>
      <text:p text:style-name="Standard">14 2019-01-22 <text:s/>2.2453 <text:s/>2.0368 <text:s/>1.9510 <text:s/>2.6082 <text:s/>2.5939 <text:s/>2.6087 <text:s/>2.6070 <text:s/>2.5640 <text:s/>2.7605 <text:s/>2.7828 <text:s/>2.7809 <text:s/>... <text:s/>2.9238 <text:s/>2.9668 <text:s/>3.1136 <text:s/>3.0630 <text:s/>3.0968 <text:s/>3.1863 <text:s/>3.2506 <text:s/>3.2779 <text:s/>3.3683 <text:s/>3.3040 <text:s/>3.3309 <text:s/>3.4159</text:p>
      <text:p text:style-name="Standard">15 2019-01-23 <text:s/>2.2329 <text:s/>2.1045 <text:s/>1.9618 <text:s/>2.5970 <text:s/>2.6048 <text:s/>2.6053 <text:s/>2.6336 <text:s/>2.5872 <text:s/>2.7395 <text:s/>2.7886 <text:s/>2.7825 <text:s/>... <text:s/>2.9172 <text:s/>2.9512 <text:s/>3.0954 <text:s/>3.0576 <text:s/>3.0836 <text:s/>3.1744 <text:s/>3.2474 <text:s/>3.2671 <text:s/>3.3566 <text:s/>3.3012 <text:s/>3.3208 <text:s/>3.4050</text:p>
      <text:p text:style-name="Standard">16 2019-01-24 <text:s/>2.2337 <text:s/>2.1565 <text:s/>1.9735 <text:s/>2.5980 <text:s/>2.6077 <text:s/>2.6025 <text:s/>2.6630 <text:s/>2.6086 <text:s/>2.7136 <text:s/>2.7954 <text:s/>2.7855 <text:s/>... <text:s/>2.9120 <text:s/>2.9385 <text:s/>3.0752 <text:s/>3.0532 <text:s/>3.0731 <text:s/>3.1621 <text:s/>3.2450 <text:s/>3.2595 <text:s/>3.3449 <text:s/>3.3004 <text:s/>3.3131 <text:s/>3.3940</text:p>
      <text:p text:style-name="Standard">17 2019-01-25 <text:s/>2.2704 <text:s/>2.2219 <text:s/>2.0019 <text:s/>2.5996 <text:s/>2.6148 <text:s/>2.5990 <text:s/>2.7010 <text:s/>2.6319 <text:s/>2.6849 <text:s/>2.8038 <text:s/>2.7902 <text:s/>... <text:s/>2.9088 <text:s/>2.9280 <text:s/>3.0533 <text:s/>3.0484 <text:s/>3.0648 <text:s/>3.1492 <text:s/>3.2432 <text:s/>3.2538 <text:s/>3.3328 <text:s/>3.2988 <text:s/>3.3075 <text:s/>3.3827</text:p>
      <text:p text:style-name="Standard">18 2019-01-28 <text:s/>2.2612 <text:s/>2.2535 <text:s/>2.0381 <text:s/>2.6128 <text:s/>2.6179 <text:s/>2.5960 <text:s/>2.7500 <text:s/>2.6660 <text:s/>2.6606 <text:s/>2.8122 <text:s/>2.7955 <text:s/>... <text:s/>2.9060 <text:s/>2.9197 <text:s/>3.0305 <text:s/>3.0436 <text:s/>3.0573 <text:s/>3.1359 <text:s/>3.2406 <text:s/>3.2482 <text:s/>3.3202 <text:s/>3.2970 <text:s/>3.3029 <text:s/>3.3712</text:p>
      <text:p text:style-name="Standard">19 2019-01-29 <text:s/>2.2282 <text:s/>2.2368 <text:s/>2.0143 <text:s/>2.6504 <text:s/>2.6293 <text:s/>2.5891 <text:s/>2.8074 <text:s/>2.7072 <text:s/>2.6398 <text:s/>2.8198 <text:s/>2.8013 <text:s/>... <text:s/>2.9032 <text:s/>2.9135 <text:s/>3.0082 <text:s/>3.0382 <text:s/>3.0506 <text:s/>3.1223 <text:s/>3.2338 <text:s/>3.2422 <text:s/>3.3069 <text:s/>3.2934 <text:s/>3.2987 <text:s/>3.3594</text:p>
      <text:p text:style-name="Standard">20 2019-01-30 <text:s/>2.1798 <text:s/>2.2064 <text:s/>1.9994 <text:s/>2.6866 <text:s/>2.6418 <text:s/>2.5957 <text:s/>2.8650 <text:s/>2.7493 <text:s/>2.6495 <text:s/>2.8266 <text:s/>2.8076 <text:s/>... <text:s/>2.9016 <text:s/>2.9094 <text:s/>2.9890 <text:s/>3.0330 <text:s/>3.0453 <text:s/>3.1090 <text:s/>3.2244 <text:s/>3.2359 <text:s/>3.2933 <text:s/>3.2876 <text:s/>3.2944 <text:s/>3.3474</text:p>
      <text:p text:style-name="Standard">21 2019-01-31 <text:s/>2.1748 <text:s/>2.2043 <text:s/>2.0129 <text:s/>2.7146 <text:s/>2.6563 <text:s/>2.6061 <text:s/>2.9176 <text:s/>2.7903 <text:s/>2.6648 <text:s/>2.8322 <text:s/>2.8138 <text:s/>... <text:s/>2.9008 <text:s/>2.9064 <text:s/>2.9717 <text:s/>3.0284 <text:s/>3.0408 <text:s/>3.0958 <text:s/>3.2118 <text:s/>3.2284 <text:s/>3.2791 <text:s/>3.2780 <text:s/>3.2892 <text:s/>3.3347</text:p>
      <text:p text:style-name="Standard">22 2019-02-01 <text:s/>2.1224 <text:s/>2.1964 <text:s/>2.0355 <text:s/>2.7338 <text:s/>2.6667 <text:s/>2.6141 <text:s/>2.9366 <text:s/>2.8188 <text:s/>2.6762 <text:s/>2.8354 <text:s/>2.8196 <text:s/>... <text:s/>2.9004 <text:s/>2.9046 <text:s/>2.9560 <text:s/>3.0244 <text:s/>3.0364 <text:s/>3.0831 <text:s/>3.1976 <text:s/>3.2204 <text:s/>3.2648 <text:s/>3.2674 <text:s/>3.2831 <text:s/>3.3219</text:p>
      <text:p text:style-name="Standard">23 2019-02-02 <text:s/>2.1364 <text:s/>2.1988 <text:s/>2.0763 <text:s/>2.6762 <text:s/>2.6445 <text:s/>2.6089 <text:s/>2.8744 <text:s/>2.8122 <text:s/>2.6777 <text:s/>2.8336 <text:s/>2.8229 <text:s/>... <text:s/>2.9002 <text:s/>2.9031 <text:s/>2.9439 <text:s/>3.0204 <text:s/>3.0320 <text:s/>3.0720 <text:s/>3.1806 <text:s/>3.2106 <text:s/>3.2512 <text:s/>3.2528 <text:s/>3.2749 <text:s/>3.3095</text:p>
      <text:p text:style-name="Standard">24 2019-02-03 <text:s/>2.1380 <text:s/>2.1831 <text:s/>2.1099 <text:s/>2.5898 <text:s/>2.6201 <text:s/>2.6070 <text:s/>2.7720 <text:s/>2.7897 <text:s/>2.6769 <text:s/>2.8282 <text:s/>2.8240 <text:s/>... <text:s/>2.9002 <text:s/>2.9017 <text:s/>2.9343 <text:s/>3.0162 <text:s/>3.0272 <text:s/>3.0620 <text:s/>3.1650 <text:s/>3.1994 <text:s/>3.2387 <text:s/>3.2368 <text:s/>3.2651 <text:s/>3.2980</text:p>
      <text:p text:style-name="Standard">25 2019-02-11 <text:s/>2.1906 <text:s/>2.1852 <text:s/>2.1448 <text:s/>2.5560 <text:s/>2.6213 <text:s/>2.6131 <text:s/>2.6770 <text:s/>2.7710 <text:s/>2.6791 <text:s/>2.8172 <text:s/>2.8219 <text:s/>... <text:s/>2.8996 <text:s/>2.9006 <text:s/>2.9259 <text:s/>3.0100 <text:s/>3.0215 <text:s/>3.0526 <text:s/>3.1488 <text:s/>3.1866 <text:s/>3.2269 <text:s/>3.2222 <text:s/>3.2549 <text:s/>3.2879</text:p>
      <text:p text:style-name="Standard">26 2019-02-12 <text:s/>2.1464 <text:s/>2.1606 <text:s/>2.1585 <text:s/>2.5074 <text:s/>2.6110 <text:s/>2.6094 <text:s/>2.5806 <text:s/>2.7491 <text:s/>2.6789 <text:s/>2.8014 <text:s/>2.8168 <text:s/>... <text:s/>2.8940 <text:s/>2.8974 <text:s/>2.9180 <text:s/>2.9980 <text:s/>3.0132 <text:s/>3.0432 <text:s/>3.1282 <text:s/>3.1700 <text:s/>3.2148 <text:s/>3.2062 <text:s/>3.2421 <text:s/>3.2776</text:p>
      <text:p text:style-name="Standard">27 2019-02-13 <text:s/>2.0708 <text:s/>2.0966 <text:s/>2.1592 <text:s/>2.4354 <text:s/>2.5846 <text:s/>2.5997 <text:s/>2.5004 <text:s/>2.7185 <text:s/>2.6752 <text:s/>2.7808 <text:s/>2.8081 <text:s/>... <text:s/>2.8844 <text:s/>2.8924 <text:s/>2.9102 <text:s/>2.9822 <text:s/>3.0033 <text:s/>3.0341 <text:s/>3.1034 <text:s/>3.1505 <text:s/>3.2022 <text:s/>3.1872 <text:s/>3.2273 <text:s/>3.2674</text:p>
      <text:p text:style-name="Standard"><text:soft-page-break/>28 2019-02-14 <text:s/>1.9622 <text:s/>2.0493 <text:s/>2.1514 <text:s/>2.4270 <text:s/>2.5516 <text:s/>2.5848 <text:s/>2.4656 <text:s/>2.6700 <text:s/>2.6680 <text:s/>2.7598 <text:s/>2.7967 <text:s/>... <text:s/>2.8704 <text:s/>2.8853 <text:s/>2.9025 <text:s/>2.9616 <text:s/>2.9910 <text:s/>3.0242 <text:s/>3.0778 <text:s/>3.1292 <text:s/>3.1887 <text:s/>3.1674 <text:s/>3.2101 <text:s/>3.2565</text:p>
      <text:p text:style-name="Standard">29 2019-02-15 <text:s/>1.8876 <text:s/>2.0128 <text:s/>2.1248 <text:s/>2.4304 <text:s/>2.5101 <text:s/>2.5697 <text:s/>2.4502 <text:s/>2.6111 <text:s/>2.6592 <text:s/>2.7378 <text:s/>2.7830 <text:s/>... <text:s/>2.8508 <text:s/>2.8755 <text:s/>2.8945 <text:s/>2.9400 <text:s/>2.9781 <text:s/>3.0144 <text:s/>3.0504 <text:s/>3.1077 <text:s/>3.1750 <text:s/>3.1460 <text:s/>3.1914 <text:s/>3.2451</text:p>
      <text:p text:style-name="Standard">30 2019-02-18 <text:s/>1.7991 <text:s/>1.9948 <text:s/>2.1006 <text:s/>2.3902 <text:s/>2.4731 <text:s/>2.5575 <text:s/>2.4254 <text:s/>2.5512 <text:s/>2.6503 <text:s/>2.7182 <text:s/>2.7677 <text:s/>... <text:s/>2.8306 <text:s/>2.8651 <text:s/>2.8873 <text:s/>2.9180 <text:s/>2.9640 <text:s/>3.0047 <text:s/>3.0246 <text:s/>3.0867 <text:s/>3.1613 <text:s/>3.1226 <text:s/>3.1724 <text:s/>3.2334</text:p>
      <text:p text:style-name="Standard">31 2019-02-19 <text:s/>1.7891 <text:s/>1.9677 <text:s/>2.0860 <text:s/>2.3672 <text:s/>2.4373 <text:s/>2.5468 <text:s/>2.4068 <text:s/>2.4937 <text:s/>2.6420 <text:s/>2.7014 <text:s/>2.7514 <text:s/>... <text:s/>2.8118 <text:s/>2.8529 <text:s/>2.8797 <text:s/>2.9010 <text:s/>2.9495 <text:s/>2.9952 <text:s/>3.0046 <text:s/>3.0664 <text:s/>3.1474 <text:s/>3.1028 <text:s/>3.1545 <text:s/>3.2219</text:p>
      <text:p text:style-name="Standard">32 2019-02-20 <text:s/>1.8155 <text:s/>1.9431 <text:s/>2.0698 <text:s/>2.3702 <text:s/>2.4028 <text:s/>2.5348 <text:s/>2.3980 <text:s/>2.4492 <text:s/>2.6340 <text:s/>2.6860 <text:s/>2.7334 <text:s/>... <text:s/>2.7932 <text:s/>2.8388 <text:s/>2.8717 <text:s/>2.8862 <text:s/>2.9342 <text:s/>2.9853 <text:s/>2.9890 <text:s/>3.0462 <text:s/>3.1333 <text:s/>3.0874 <text:s/>3.1373 <text:s/>3.2102</text:p>
      <text:p text:style-name="Standard">33 2019-02-21 <text:s/>1.8773 <text:s/>1.9197 <text:s/>2.0593 <text:s/>2.3840 <text:s/>2.4055 <text:s/>2.5250 <text:s/>2.4004 <text:s/>2.4330 <text:s/>2.6226 <text:s/>2.6734 <text:s/>2.7166 <text:s/>... <text:s/>2.7770 <text:s/>2.8237 <text:s/>2.8634 <text:s/>2.8762 <text:s/>2.9189 <text:s/>2.9755 <text:s/>2.9776 <text:s/>3.0277 <text:s/>3.1192 <text:s/>3.0762 <text:s/>3.1218 <text:s/>3.1984</text:p>
      <text:p text:style-name="Standard">34 2019-02-22 <text:s/>2.0209 <text:s/>1.9542 <text:s/>2.0687 <text:s/>2.4338 <text:s/>2.4321 <text:s/>2.5261 <text:s/>2.4254 <text:s/>2.4378 <text:s/>2.6138 <text:s/>2.6650 <text:s/>2.7014 <text:s/>... <text:s/>2.7664 <text:s/>2.8086 <text:s/>2.8552 <text:s/>2.8674 <text:s/>2.9037 <text:s/>2.9655 <text:s/>2.9694 <text:s/>3.0099 <text:s/>3.1047 <text:s/>3.0698 <text:s/>3.1079 <text:s/>3.1865</text:p>
      <text:p text:style-name="Standard">35 2019-02-25 <text:s/>2.1774 <text:s/>1.9882 <text:s/>2.0867 <text:s/>2.4864 <text:s/>2.4383 <text:s/>2.5298 <text:s/>2.4714 <text:s/>2.4484 <text:s/>2.6097 <text:s/>2.6594 <text:s/>2.6888 <text:s/>... <text:s/>2.7574 <text:s/>2.7940 <text:s/>2.8473 <text:s/>2.8604 <text:s/>2.8892 <text:s/>2.9554 <text:s/>2.9622 <text:s/>2.9934 <text:s/>3.0900 <text:s/>3.0654 <text:s/>3.0940 <text:s/>3.1745</text:p>
      <text:p text:style-name="Standard">36 2019-02-26 <text:s/>2.3250 <text:s/>2.0570 <text:s/>2.1088 <text:s/>2.5558 <text:s/>2.4615 <text:s/>2.5363 <text:s/>2.5630 <text:s/>2.4849 <text:s/>2.6170 <text:s/>2.6604 <text:s/>2.6809 <text:s/>... <text:s/>2.7530 <text:s/>2.7824 <text:s/>2.8399 <text:s/>2.8554 <text:s/>2.8782 <text:s/>2.9457 <text:s/>2.9570 <text:s/>2.9808 <text:s/>3.0754 <text:s/>3.0626 <text:s/>3.0827 <text:s/>3.1624</text:p>
      <text:p text:style-name="Standard">37 2019-02-27 <text:s/>2.4850 <text:s/>2.1502 <text:s/>2.1234 <text:s/>2.6304 <text:s/>2.5003 <text:s/>2.5425 <text:s/>2.6608 <text:s/>2.5294 <text:s/>2.6240 <text:s/>2.6666 <text:s/>2.6763 <text:s/>... <text:s/>2.7524 <text:s/>2.7728 <text:s/>2.8326 <text:s/>2.8530 <text:s/>2.8696 <text:s/>2.9365 <text:s/>2.9546 <text:s/>2.9718 <text:s/>3.0612 <text:s/>3.0610 <text:s/>3.0742 <text:s/>3.1508</text:p>
      <text:p text:style-name="Standard">38 2019-02-28 <text:s/>2.5958 <text:s/>2.2365 <text:s/>2.1429 <text:s/>2.6822 <text:s/>2.5331 <text:s/>2.5424 <text:s/>2.7250 <text:s/>2.5627 <text:s/>2.6164 <text:s/>2.6752 <text:s/>2.6743 <text:s/>... <text:s/>2.7528 <text:s/>2.7649 <text:s/>2.8251 <text:s/>2.8514 <text:s/>2.8638 <text:s/>2.9274 <text:s/>2.9532 <text:s/>2.9654 <text:s/>3.0473 <text:s/>3.0604 <text:s/>3.0683 <text:s/>3.1392</text:p>
      <text:p text:style-name="Standard">39 2019-03-01 <text:s/>2.5406 <text:s/>2.2807 <text:s/>2.1468 <text:s/>2.6644 <text:s/>2.5491 <text:s/>2.5296 <text:s/>2.7344 <text:s/>2.5799 <text:s/>2.5955 <text:s/>2.6840 <text:s/>2.6745 <text:s/>... <text:s/>2.7530 <text:s/>2.7597 <text:s/>2.8176 <text:s/>2.8506 <text:s/>2.8590 <text:s/>2.9186 <text:s/>2.9522 <text:s/>2.9608 <text:s/>3.0343 <text:s/>3.0596 <text:s/>3.0647 <text:s/>3.1281</text:p>
      <text:p text:style-name="Standard">40 2019-03-04 <text:s/>2.4062 <text:s/>2.2918 <text:s/>2.1433 <text:s/>2.6088 <text:s/>2.5476 <text:s/>2.5104 <text:s/>2.6936 <text:s/>2.5825 <text:s/>2.5669 <text:s/>2.6914 <text:s/>2.6754 <text:s/>... <text:s/>2.7526 <text:s/>2.7550 <text:s/>2.8101 <text:s/>2.8506 <text:s/>2.8555 <text:s/>2.9098 <text:s/>2.9516 <text:s/>2.9569 <text:s/>3.0218 <text:s/>3.0594 <text:s/>3.0624 <text:s/>3.1174</text:p>
      <text:p text:style-name="Standard">41 2019-03-05 <text:s/>2.3184 <text:s/>2.3217 <text:s/>2.1447 <text:s/>2.5746 <text:s/>2.5652 <text:s/>2.5013 <text:s/>2.6192 <text:s/>2.5911 <text:s/>2.5424 <text:s/>2.6950 <text:s/>2.6777 <text:s/>... <text:s/>2.7514 <text:s/>2.7522 <text:s/>2.8026 <text:s/>2.8504 <text:s/>2.8529 <text:s/>2.9012 <text:s/>2.9510 <text:s/>2.9540 <text:s/>3.0102 <text:s/>3.0586 <text:s/>3.0606 <text:s/>3.1076</text:p>
      <text:p text:style-name="Standard">42 2019-03-06 <text:s/>2.2024 <text:s/>2.3437 <text:s/>2.1434 <text:s/>2.5222 <text:s/>2.5763 <text:s/>2.4896 <text:s/>2.5394 <text:s/>2.6001 <text:s/>2.5247 <text:s/>2.6984 <text:s/>2.6825 <text:s/>... <text:s/>2.7502 <text:s/>2.7513 <text:s/>2.7951 <text:s/>2.8500 <text:s/>2.8515 <text:s/>2.8929 <text:s/>2.9502 <text:s/>2.9524 <text:s/>2.9993 <text:s/>3.0570 <text:s/>3.0590 <text:s/>3.0982</text:p>
      <text:p text:style-name="Standard">43 2019-03-07 <text:s/>2.0976 <text:s/>2.3467 <text:s/>2.1332 <text:s/>2.4940 <text:s/>2.5881 <text:s/>2.4968 <text:s/>2.4908 <text:s/>2.6079 <text:s/>2.5205 <text:s/>2.7006 <text:s/>2.6879 <text:s/>... <text:s/>2.7502 <text:s/>2.7515 <text:s/>2.7876 <text:s/>2.8500 <text:s/>2.8507 <text:s/>2.8848 <text:s/>2.9500 <text:s/>2.9516 <text:s/>2.9897 <text:s/>3.0558 <text:s/>3.0581 <text:s/>3.0900</text:p>
      <text:p text:style-name="Standard">44 2019-03-08 <text:s/>2.0760 <text:s/>2.3083 <text:s/>2.1313 <text:s/>2.4694 <text:s/>2.5669 <text:s/>2.4995 <text:s/>2.4674 <text:s/>2.6009 <text:s/>2.5194 <text:s/>2.7030 <text:s/>2.6935 <text:s/>... <text:s/>2.7512 <text:s/>2.7521 <text:s/>2.7804 <text:s/>2.8500 <text:s/>2.8503 <text:s/>2.8770 <text:s/>2.9500 <text:s/>2.9511 <text:s/>2.9805 <text:s/>3.0554 <text:s/>3.0575 <text:s/>3.0827</text:p>
      <text:p text:style-name="Standard"><text:soft-page-break/>45 2019-03-11 <text:s/>2.1078 <text:s/>2.2570 <text:s/>2.1226 <text:s/>2.4724 <text:s/>2.5406 <text:s/>2.4895 <text:s/>2.4692 <text:s/>2.5814 <text:s/>2.5149 <text:s/>2.7072 <text:s/>2.6993 <text:s/>... <text:s/>2.7525 <text:s/>2.7526 <text:s/>2.7733 <text:s/>2.8500 <text:s/>2.8503 <text:s/>2.8698 <text:s/>2.9500 <text:s/>2.9508 <text:s/>2.9721 <text:s/>3.0558 <text:s/>3.0576 <text:s/>3.0758</text:p>
      <text:p text:style-name="Standard">46 2019-03-12 <text:s/>2.1276 <text:s/>2.2230 <text:s/>2.1400 <text:s/>2.4778 <text:s/>2.5262 <text:s/>2.4939 <text:s/>2.4628 <text:s/>2.5410 <text:s/>2.5129 <text:s/>2.7138 <text:s/>2.7044 <text:s/>... <text:s/>2.7547 <text:s/>2.7531 <text:s/>2.7677 <text:s/>2.8502 <text:s/>2.8503 <text:s/>2.8643 <text:s/>2.9500 <text:s/>2.9505 <text:s/>2.9657 <text:s/>3.0580 <text:s/>3.0583 <text:s/>3.0705</text:p>
      <text:p text:style-name="Standard">47 2019-03-13 <text:s/>2.1286 <text:s/>2.1655 <text:s/>2.1579 <text:s/>2.4788 <text:s/>2.5005 <text:s/>2.5004 <text:s/>2.4574 <text:s/>2.4984 <text:s/>2.5139 <text:s/>2.7240 <text:s/>2.7112 <text:s/>... <text:s/>2.7583 <text:s/>2.7543 <text:s/>2.7635 <text:s/>2.8504 <text:s/>2.8502 <text:s/>2.8599 <text:s/>2.9500 <text:s/>2.9501 <text:s/>2.9610 <text:s/>3.0606 <text:s/>3.0588 <text:s/>3.0665</text:p>
      <text:p text:style-name="Standard">48 2019-03-14 <text:s/>2.1786 <text:s/>2.1381 <text:s/>2.1873 <text:s/>2.4950 <text:s/>2.4945 <text:s/>2.5138 <text:s/>2.4560 <text:s/>2.4734 <text:s/>2.5180 <text:s/>2.7378 <text:s/>2.7192 <text:s/>... <text:s/>2.7635 <text:s/>2.7569 <text:s/>2.7609 <text:s/>2.8512 <text:s/>2.8506 <text:s/>2.8572 <text:s/>2.9506 <text:s/>2.9503 <text:s/>2.9579 <text:s/>3.0642 <text:s/>3.0600 <text:s/>3.0642</text:p>
      <text:p text:style-name="Standard"/>
      <text:p text:style-name="Standard"/>
      <text:p text:style-name="Standard">[b](16)lpr(year=None)[/b]</text:p>
      <text:p text:style-name="Standard">该方法用于获取贷款基础利率</text:p>
      <text:p text:style-name="Standard"/>
      <text:p text:style-name="Standard">参数：</text:p>
      <text:p text:style-name="Standard">year: int</text:p>
      <text:p text:style-name="Standard"><text:s text:c="3"/>年份</text:p>
      <text:p text:style-name="Standard"/>
      <text:p text:style-name="Standard">返回值：</text:p>
      <text:p text:style-name="Standard">DataFrame or List: [{'date':, '1Y':, ...}, ...]</text:p>
      <text:p text:style-name="Standard"><text:s text:c="3"/>date:日期</text:p>
      <text:p text:style-name="Standard"><text:s text:c="3"/>1Y:1年贷款基础利率</text:p>
      <text:p text:style-name="Standard"/>
      <text:p text:style-name="Standard">示例：</text:p>
      <text:p text:style-name="Standard">[i]import gugu as gg[/i]</text:p>
      <text:p text:style-name="Standard">[i]obj = gg.Macro()[/i] <text:s text:c="2"/># 创建宏观经济数据对象</text:p>
      <text:p text:style-name="Standard">[i]data = obj.lpr()[/i] <text:s text:c="2"/># 获取贷款基础利率</text:p>
      <text:p text:style-name="Standard">[i]obj.output()[/i] <text:s text:c="2"/># 输出数据</text:p>
      <text:p text:style-name="Standard"/>
      <text:p text:style-name="Standard">输出：</text:p>
      <text:p text:style-name="Standard"><text:s text:c="9"/>date <text:s text:c="3"/>1Y</text:p>
      <text:p text:style-name="Standard">0 <text:s/>2019-01-03 <text:s/>4.31</text:p>
      <text:p text:style-name="Standard">1 <text:s/>2019-01-04 <text:s/>4.31</text:p>
      <text:p text:style-name="Standard">2 <text:s/>2019-01-07 <text:s/>4.31</text:p>
      <text:p text:style-name="Standard">3 <text:s/>2019-01-08 <text:s/>4.31</text:p>
      <text:p text:style-name="Standard">4 <text:s/>2019-01-09 <text:s/>4.31</text:p>
      <text:p text:style-name="Standard">5 <text:s/>2019-01-10 <text:s/>4.31</text:p>
      <text:p text:style-name="Standard">6 <text:s/>2019-01-11 <text:s/>4.31</text:p>
      <text:p text:style-name="Standard">7 <text:s/>2019-01-14 <text:s/>4.31</text:p>
      <text:p text:style-name="Standard">8 <text:s/>2019-01-15 <text:s/>4.31</text:p>
      <text:p text:style-name="Standard">9 <text:s/>2019-01-16 <text:s/>4.31</text:p>
      <text:p text:style-name="Standard">10 2019-01-17 <text:s/>4.31</text:p>
      <text:p text:style-name="Standard">11 2019-01-18 <text:s/>4.31</text:p>
      <text:p text:style-name="Standard">12 2019-01-21 <text:s/>4.31</text:p>
      <text:p text:style-name="Standard">13 2019-01-22 <text:s/>4.31</text:p>
      <text:p text:style-name="Standard">14 2019-01-23 <text:s/>4.31</text:p>
      <text:p text:style-name="Standard">15 2019-01-24 <text:s/>4.31</text:p>
      <text:p text:style-name="Standard">16 2019-01-25 <text:s/>4.31</text:p>
      <text:p text:style-name="Standard">17 2019-01-28 <text:s/>4.31</text:p>
      <text:p text:style-name="Standard">18 2019-01-29 <text:s/>4.31</text:p>
      <text:p text:style-name="Standard"><text:soft-page-break/>19 2019-01-30 <text:s/>4.31</text:p>
      <text:p text:style-name="Standard">20 2019-01-31 <text:s/>4.31</text:p>
      <text:p text:style-name="Standard">21 2019-02-01 <text:s/>4.31</text:p>
      <text:p text:style-name="Standard">22 2019-02-02 <text:s/>4.31</text:p>
      <text:p text:style-name="Standard">23 2019-02-03 <text:s/>4.31</text:p>
      <text:p text:style-name="Standard">24 2019-02-11 <text:s/>4.31</text:p>
      <text:p text:style-name="Standard">25 2019-02-12 <text:s/>4.31</text:p>
      <text:p text:style-name="Standard">26 2019-02-13 <text:s/>4.31</text:p>
      <text:p text:style-name="Standard">27 2019-02-14 <text:s/>4.31</text:p>
      <text:p text:style-name="Standard">28 2019-02-15 <text:s/>4.31</text:p>
      <text:p text:style-name="Standard">29 2019-02-18 <text:s/>4.31</text:p>
      <text:p text:style-name="Standard">30 2019-02-19 <text:s/>4.31</text:p>
      <text:p text:style-name="Standard">31 2019-02-20 <text:s/>4.31</text:p>
      <text:p text:style-name="Standard">32 2019-02-21 <text:s/>4.31</text:p>
      <text:p text:style-name="Standard">33 2019-02-22 <text:s/>4.31</text:p>
      <text:p text:style-name="Standard">34 2019-02-25 <text:s/>4.31</text:p>
      <text:p text:style-name="Standard">35 2019-02-26 <text:s/>4.31</text:p>
      <text:p text:style-name="Standard">36 2019-02-27 <text:s/>4.31</text:p>
      <text:p text:style-name="Standard">37 2019-02-28 <text:s/>4.31</text:p>
      <text:p text:style-name="Standard">38 2019-03-01 <text:s/>4.31</text:p>
      <text:p text:style-name="Standard">39 2019-03-04 <text:s/>4.31</text:p>
      <text:p text:style-name="Standard">40 2019-03-05 <text:s/>4.31</text:p>
      <text:p text:style-name="Standard">41 2019-03-06 <text:s/>4.31</text:p>
      <text:p text:style-name="Standard">42 2019-03-07 <text:s/>4.31</text:p>
      <text:p text:style-name="Standard">43 2019-03-08 <text:s/>4.31</text:p>
      <text:p text:style-name="Standard">44 2019-03-11 <text:s/>4.31</text:p>
      <text:p text:style-name="Standard">45 2019-03-12 <text:s/>4.31</text:p>
      <text:p text:style-name="Standard">46 2019-03-13 <text:s/>4.31</text:p>
      <text:p text:style-name="Standard">47 2019-03-14 <text:s/>4.31</text:p>
      <text:p text:style-name="Standard"/>
      <text:p text:style-name="Standard"/>
      <text:p text:style-name="Standard">[b](17)lprMa(year=None)[/b]</text:p>
      <text:p text:style-name="Standard">该方法用于获取贷款基础利率均值数据</text:p>
      <text:p text:style-name="Standard"/>
      <text:p text:style-name="Standard">参数：</text:p>
      <text:p text:style-name="Standard">year: int</text:p>
      <text:p text:style-name="Standard"><text:s text:c="3"/>年份</text:p>
      <text:p text:style-name="Standard"/>
      <text:p text:style-name="Standard">返回值：</text:p>
      <text:p text:style-name="Standard">DataFrame or List: [{'date':, '1Y_5':, ...}, ...]</text:p>
      <text:p text:style-name="Standard"><text:s text:c="3"/>date:日期</text:p>
      <text:p text:style-name="Standard"><text:s text:c="3"/>1Y_5:5日均值</text:p>
      <text:p text:style-name="Standard"><text:s text:c="3"/>1Y_10:10日均值</text:p>
      <text:p text:style-name="Standard"><text:s text:c="3"/>1Y_20:20日均值</text:p>
      <text:p text:style-name="Standard"/>
      <text:p text:style-name="Standard"/>
      <text:p text:style-name="Standard">示例：</text:p>
      <text:p text:style-name="Standard">[i]import gugu as gg[/i]</text:p>
      <text:p text:style-name="Standard">[i]obj = gg.Macro()[/i] <text:s text:c="2"/># 创建宏观经济数据对象</text:p>
      <text:p text:style-name="Standard">[i]data = obj.lprMa()[/i] <text:s text:c="2"/># 获取贷款基础利率均值数据</text:p>
      <text:p text:style-name="Standard">[i]obj.output()[/i] <text:s text:c="2"/># 输出数据</text:p>
      <text:p text:style-name="Standard"/>
      <text:p text:style-name="Standard">输出：</text:p>
      <text:p text:style-name="Standard"><text:soft-page-break/><text:s text:c="9"/>date <text:s/>1Y_5 <text:s/>1Y_10 <text:s/>1Y_20</text:p>
      <text:p text:style-name="Standard">0 <text:s/>2019-01-02 <text:s/>4.31 <text:s text:c="2"/>4.31 <text:s text:c="2"/>4.31</text:p>
      <text:p text:style-name="Standard">1 <text:s/>2019-01-03 <text:s/>4.31 <text:s text:c="2"/>4.31 <text:s text:c="2"/>4.31</text:p>
      <text:p text:style-name="Standard">2 <text:s/>2019-01-04 <text:s/>4.31 <text:s text:c="2"/>4.31 <text:s text:c="2"/>4.31</text:p>
      <text:p text:style-name="Standard">3 <text:s/>2019-01-07 <text:s/>4.31 <text:s text:c="2"/>4.31 <text:s text:c="2"/>4.31</text:p>
      <text:p text:style-name="Standard">4 <text:s/>2019-01-08 <text:s/>4.31 <text:s text:c="2"/>4.31 <text:s text:c="2"/>4.31</text:p>
      <text:p text:style-name="Standard">5 <text:s/>2019-01-09 <text:s/>4.31 <text:s text:c="2"/>4.31 <text:s text:c="2"/>4.31</text:p>
      <text:p text:style-name="Standard">6 <text:s/>2019-01-10 <text:s/>4.31 <text:s text:c="2"/>4.31 <text:s text:c="2"/>4.31</text:p>
      <text:p text:style-name="Standard">7 <text:s/>2019-01-11 <text:s/>4.31 <text:s text:c="2"/>4.31 <text:s text:c="2"/>4.31</text:p>
      <text:p text:style-name="Standard">8 <text:s/>2019-01-14 <text:s/>4.31 <text:s text:c="2"/>4.31 <text:s text:c="2"/>4.31</text:p>
      <text:p text:style-name="Standard">9 <text:s/>2019-01-15 <text:s/>4.31 <text:s text:c="2"/>4.31 <text:s text:c="2"/>4.31</text:p>
      <text:p text:style-name="Standard">10 2019-01-16 <text:s/>4.31 <text:s text:c="2"/>4.31 <text:s text:c="2"/>4.31</text:p>
      <text:p text:style-name="Standard">11 2019-01-17 <text:s/>4.31 <text:s text:c="2"/>4.31 <text:s text:c="2"/>4.31</text:p>
      <text:p text:style-name="Standard">12 2019-01-18 <text:s/>4.31 <text:s text:c="2"/>4.31 <text:s text:c="2"/>4.31</text:p>
      <text:p text:style-name="Standard">13 2019-01-21 <text:s/>4.31 <text:s text:c="2"/>4.31 <text:s text:c="2"/>4.31</text:p>
      <text:p text:style-name="Standard">14 2019-01-22 <text:s/>4.31 <text:s text:c="2"/>4.31 <text:s text:c="2"/>4.31</text:p>
      <text:p text:style-name="Standard">15 2019-01-23 <text:s/>4.31 <text:s text:c="2"/>4.31 <text:s text:c="2"/>4.31</text:p>
      <text:p text:style-name="Standard">16 2019-01-24 <text:s/>4.31 <text:s text:c="2"/>4.31 <text:s text:c="2"/>4.31</text:p>
      <text:p text:style-name="Standard">17 2019-01-25 <text:s/>4.31 <text:s text:c="2"/>4.31 <text:s text:c="2"/>4.31</text:p>
      <text:p text:style-name="Standard">18 2019-01-28 <text:s/>4.31 <text:s text:c="2"/>4.31 <text:s text:c="2"/>4.31</text:p>
      <text:p text:style-name="Standard">19 2019-01-29 <text:s/>4.31 <text:s text:c="2"/>4.31 <text:s text:c="2"/>4.31</text:p>
      <text:p text:style-name="Standard">20 2019-01-30 <text:s/>4.31 <text:s text:c="2"/>4.31 <text:s text:c="2"/>4.31</text:p>
      <text:p text:style-name="Standard">21 2019-01-31 <text:s/>4.31 <text:s text:c="2"/>4.31 <text:s text:c="2"/>4.31</text:p>
      <text:p text:style-name="Standard">22 2019-02-01 <text:s/>4.31 <text:s text:c="2"/>4.31 <text:s text:c="2"/>4.31</text:p>
      <text:p text:style-name="Standard">23 2019-02-02 <text:s/>4.31 <text:s text:c="2"/>4.31 <text:s text:c="2"/>4.31</text:p>
      <text:p text:style-name="Standard">24 2019-02-03 <text:s/>4.31 <text:s text:c="2"/>4.31 <text:s text:c="2"/>4.31</text:p>
      <text:p text:style-name="Standard">25 2019-02-11 <text:s/>4.31 <text:s text:c="2"/>4.31 <text:s text:c="2"/>4.31</text:p>
      <text:p text:style-name="Standard">26 2019-02-12 <text:s/>4.31 <text:s text:c="2"/>4.31 <text:s text:c="2"/>4.31</text:p>
      <text:p text:style-name="Standard">27 2019-02-13 <text:s/>4.31 <text:s text:c="2"/>4.31 <text:s text:c="2"/>4.31</text:p>
      <text:p text:style-name="Standard">28 2019-02-14 <text:s/>4.31 <text:s text:c="2"/>4.31 <text:s text:c="2"/>4.31</text:p>
      <text:p text:style-name="Standard">29 2019-02-15 <text:s/>4.31 <text:s text:c="2"/>4.31 <text:s text:c="2"/>4.31</text:p>
      <text:p text:style-name="Standard">30 2019-02-18 <text:s/>4.31 <text:s text:c="2"/>4.31 <text:s text:c="2"/>4.31</text:p>
      <text:p text:style-name="Standard">31 2019-02-19 <text:s/>4.31 <text:s text:c="2"/>4.31 <text:s text:c="2"/>4.31</text:p>
      <text:p text:style-name="Standard">32 2019-02-20 <text:s/>4.31 <text:s text:c="2"/>4.31 <text:s text:c="2"/>4.31</text:p>
      <text:p text:style-name="Standard">33 2019-02-21 <text:s/>4.31 <text:s text:c="2"/>4.31 <text:s text:c="2"/>4.31</text:p>
      <text:p text:style-name="Standard">34 2019-02-22 <text:s/>4.31 <text:s text:c="2"/>4.31 <text:s text:c="2"/>4.31</text:p>
      <text:p text:style-name="Standard">35 2019-02-25 <text:s/>4.31 <text:s text:c="2"/>4.31 <text:s text:c="2"/>4.31</text:p>
      <text:p text:style-name="Standard">36 2019-02-26 <text:s/>4.31 <text:s text:c="2"/>4.31 <text:s text:c="2"/>4.31</text:p>
      <text:p text:style-name="Standard">37 2019-02-27 <text:s/>4.31 <text:s text:c="2"/>4.31 <text:s text:c="2"/>4.31</text:p>
      <text:p text:style-name="Standard">38 2019-02-28 <text:s/>4.31 <text:s text:c="2"/>4.31 <text:s text:c="2"/>4.31</text:p>
      <text:p text:style-name="Standard">39 2019-03-01 <text:s/>4.31 <text:s text:c="2"/>4.31 <text:s text:c="2"/>4.31</text:p>
      <text:p text:style-name="Standard">40 2019-03-04 <text:s/>4.31 <text:s text:c="2"/>4.31 <text:s text:c="2"/>4.31</text:p>
      <text:p text:style-name="Standard">41 2019-03-05 <text:s/>4.31 <text:s text:c="2"/>4.31 <text:s text:c="2"/>4.31</text:p>
      <text:p text:style-name="Standard">42 2019-03-06 <text:s/>4.31 <text:s text:c="2"/>4.31 <text:s text:c="2"/>4.31</text:p>
      <text:p text:style-name="Standard">43 2019-03-07 <text:s/>4.31 <text:s text:c="2"/>4.31 <text:s text:c="2"/>4.31</text:p>
      <text:p text:style-name="Standard">44 2019-03-08 <text:s/>4.31 <text:s text:c="2"/>4.31 <text:s text:c="2"/>4.31</text:p>
      <text:p text:style-name="Standard">45 2019-03-11 <text:s/>4.31 <text:s text:c="2"/>4.31 <text:s text:c="2"/>4.31</text:p>
      <text:p text:style-name="Standard">46 2019-03-12 <text:s/>4.31 <text:s text:c="2"/>4.31 <text:s text:c="2"/>4.31</text:p>
      <text:p text:style-name="Standard">47 2019-03-13 <text:s/>4.31 <text:s text:c="2"/>4.31 <text:s text:c="2"/>4.31</text:p>
      <text:p text:style-name="Standard">48 2019-03-14 <text:s/>4.31 <text:s text:c="2"/>4.31 <text:s text:c="2"/>4.3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宋体" style:font-family-asian="宋体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 Regular1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1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 style:font-family-complex="'Noto Sans CJK SC Regular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2:28:30.467293507</meta:creation-date>
    <dc:date>2019-03-20T12:29:12.116674031</dc:date>
    <meta:editing-duration>PT45S</meta:editing-duration>
    <meta:editing-cycles>1</meta:editing-cycles>
    <meta:document-statistic meta:table-count="0" meta:image-count="0" meta:object-count="0" meta:page-count="29" meta:paragraph-count="1241" meta:word-count="12500" meta:character-count="70488" meta:non-whitespace-character-count="45715"/>
    <meta:generator>LibreOffice/6.0.6.2$Linux_X86_64 LibreOffice_project/00m0$Build-2</meta:generator>
  </office:meta>
</office:document-meta>
</file>